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100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nergyVals" table:style-name="ta1">
        <table:shapes>
          <draw:frame draw:z-index="0" draw:style-name="gr1" draw:text-style-name="P1" svg:width="453.51pt" svg:height="255.09pt" svg:x="361.39pt" svg:y="2.83pt">
            <loext:p draw:notify-on-update-of-ranges="EnergyVals.A1:EnergyVals.A252 EnergyVals.B1:EnergyVals.B252 EnergyVals.C1:EnergyVals.C252 EnergyVals.D1:EnergyVals.D252 EnergyVals.E1:EnergyVals.E25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028555055" calcext:value-type="float">
            <text:p>11.7028555055</text:p>
          </table:table-cell>
          <table:table-cell office:value-type="float" office:value="0.0000000000160849623811" calcext:value-type="float">
            <text:p>1.60849623811E-11</text:p>
          </table:table-cell>
          <table:table-cell office:value-type="float" office:value="11.7028555055" calcext:value-type="float">
            <text:p>11.7028555055</text:p>
          </table:table-cell>
          <table:table-cell office:value-type="float" office:value="11.3044479905" calcext:value-type="float">
            <text:p>11.304447990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1.7028555338" calcext:value-type="float">
            <text:p>11.7028555338</text:p>
          </table:table-cell>
          <table:table-cell office:value-type="float" office:value="-2.85168031591E-017" calcext:value-type="float">
            <text:p>-2.85168031591E-17</text:p>
          </table:table-cell>
          <table:table-cell office:value-type="float" office:value="11.7028555338" calcext:value-type="float">
            <text:p>11.7028555338</text:p>
          </table:table-cell>
          <table:table-cell office:value-type="float" office:value="11.5807601407" calcext:value-type="float">
            <text:p>11.5807601407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1.7028555474" calcext:value-type="float">
            <text:p>11.7028555474</text:p>
          </table:table-cell>
          <table:table-cell office:value-type="float" office:value="-4.17794350162E-017" calcext:value-type="float">
            <text:p>-4.17794350162E-17</text:p>
          </table:table-cell>
          <table:table-cell office:value-type="float" office:value="11.7028555474" calcext:value-type="float">
            <text:p>11.7028555474</text:p>
          </table:table-cell>
          <table:table-cell office:value-type="float" office:value="11.8638261284" calcext:value-type="float">
            <text:p>11.8638261284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1.702855558" calcext:value-type="float">
            <text:p>11.702855558</text:p>
          </table:table-cell>
          <table:table-cell office:value-type="float" office:value="-4.34945156286E-017" calcext:value-type="float">
            <text:p>-4.34945156286E-17</text:p>
          </table:table-cell>
          <table:table-cell office:value-type="float" office:value="11.702855558" calcext:value-type="float">
            <text:p>11.702855558</text:p>
          </table:table-cell>
          <table:table-cell office:value-type="float" office:value="12.1538110362" calcext:value-type="float">
            <text:p>12.1538110362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1.7028555664" calcext:value-type="float">
            <text:p>11.7028555664</text:p>
          </table:table-cell>
          <table:table-cell office:value-type="float" office:value="-3.76927235189E-017" calcext:value-type="float">
            <text:p>-3.76927235189E-17</text:p>
          </table:table-cell>
          <table:table-cell office:value-type="float" office:value="11.7028555664" calcext:value-type="float">
            <text:p>11.7028555664</text:p>
          </table:table-cell>
          <table:table-cell office:value-type="float" office:value="12.4508839816" calcext:value-type="float">
            <text:p>12.4508839816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1.7028555739" calcext:value-type="float">
            <text:p>11.7028555739</text:p>
          </table:table-cell>
          <table:table-cell office:value-type="float" office:value="-3.81716461459E-017" calcext:value-type="float">
            <text:p>-3.81716461459E-17</text:p>
          </table:table-cell>
          <table:table-cell office:value-type="float" office:value="11.7028555739" calcext:value-type="float">
            <text:p>11.7028555739</text:p>
          </table:table-cell>
          <table:table-cell office:value-type="float" office:value="12.7552182161" calcext:value-type="float">
            <text:p>12.7552182161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1.702855581" calcext:value-type="float">
            <text:p>11.702855581</text:p>
          </table:table-cell>
          <table:table-cell office:value-type="float" office:value="-3.57149436208E-017" calcext:value-type="float">
            <text:p>-3.57149436208E-17</text:p>
          </table:table-cell>
          <table:table-cell office:value-type="float" office:value="11.702855581" calcext:value-type="float">
            <text:p>11.702855581</text:p>
          </table:table-cell>
          <table:table-cell office:value-type="float" office:value="13.0669912257" calcext:value-type="float">
            <text:p>13.0669912257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1.702855587" calcext:value-type="float">
            <text:p>11.702855587</text:p>
          </table:table-cell>
          <table:table-cell office:value-type="float" office:value="-3.57170164525E-017" calcext:value-type="float">
            <text:p>-3.57170164525E-17</text:p>
          </table:table-cell>
          <table:table-cell office:value-type="float" office:value="11.702855587" calcext:value-type="float">
            <text:p>11.702855587</text:p>
          </table:table-cell>
          <table:table-cell office:value-type="float" office:value="13.3863848348" calcext:value-type="float">
            <text:p>13.3863848348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1.7028555928" calcext:value-type="float">
            <text:p>11.7028555928</text:p>
          </table:table-cell>
          <table:table-cell office:value-type="float" office:value="-2.07978973892E-017" calcext:value-type="float">
            <text:p>-2.07978973892E-17</text:p>
          </table:table-cell>
          <table:table-cell office:value-type="float" office:value="11.7028555928" calcext:value-type="float">
            <text:p>11.7028555928</text:p>
          </table:table-cell>
          <table:table-cell office:value-type="float" office:value="13.713585312" calcext:value-type="float">
            <text:p>13.713585312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1.7028555984" calcext:value-type="float">
            <text:p>11.7028555984</text:p>
          </table:table-cell>
          <table:table-cell office:value-type="float" office:value="-2.66085533669E-017" calcext:value-type="float">
            <text:p>-2.66085533669E-17</text:p>
          </table:table-cell>
          <table:table-cell office:value-type="float" office:value="11.7028555984" calcext:value-type="float">
            <text:p>11.7028555984</text:p>
          </table:table-cell>
          <table:table-cell office:value-type="float" office:value="14.048783479" calcext:value-type="float">
            <text:p>14.04878347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.7028556033" calcext:value-type="float">
            <text:p>11.7028556033</text:p>
          </table:table-cell>
          <table:table-cell office:value-type="float" office:value="-1.95812904611E-017" calcext:value-type="float">
            <text:p>-1.95812904611E-17</text:p>
          </table:table-cell>
          <table:table-cell office:value-type="float" office:value="11.7028556033" calcext:value-type="float">
            <text:p>11.7028556033</text:p>
          </table:table-cell>
          <table:table-cell office:value-type="float" office:value="14.3921748215" calcext:value-type="float">
            <text:p>14.3921748215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1.7028556083" calcext:value-type="float">
            <text:p>11.7028556083</text:p>
          </table:table-cell>
          <table:table-cell office:value-type="float" office:value="-2.87560904415E-017" calcext:value-type="float">
            <text:p>-2.87560904415E-17</text:p>
          </table:table-cell>
          <table:table-cell office:value-type="float" office:value="11.7028556083" calcext:value-type="float">
            <text:p>11.7028556083</text:p>
          </table:table-cell>
          <table:table-cell office:value-type="float" office:value="14.7439596034" calcext:value-type="float">
            <text:p>14.7439596034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1.7028556128" calcext:value-type="float">
            <text:p>11.7028556128</text:p>
          </table:table-cell>
          <table:table-cell office:value-type="float" office:value="-3.97964869985E-017" calcext:value-type="float">
            <text:p>-3.97964869985E-17</text:p>
          </table:table-cell>
          <table:table-cell office:value-type="float" office:value="11.7028556128" calcext:value-type="float">
            <text:p>11.7028556128</text:p>
          </table:table-cell>
          <table:table-cell office:value-type="float" office:value="15.1043429839" calcext:value-type="float">
            <text:p>15.1043429839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1.702855617" calcext:value-type="float">
            <text:p>11.702855617</text:p>
          </table:table-cell>
          <table:table-cell office:value-type="float" office:value="-4.20846801702E-017" calcext:value-type="float">
            <text:p>-4.20846801702E-17</text:p>
          </table:table-cell>
          <table:table-cell office:value-type="float" office:value="11.702855617" calcext:value-type="float">
            <text:p>11.702855617</text:p>
          </table:table-cell>
          <table:table-cell office:value-type="float" office:value="15.4735351365" calcext:value-type="float">
            <text:p>15.4735351365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1.7028556212" calcext:value-type="float">
            <text:p>11.7028556212</text:p>
          </table:table-cell>
          <table:table-cell office:value-type="float" office:value="-2.41072429426E-017" calcext:value-type="float">
            <text:p>-2.41072429426E-17</text:p>
          </table:table-cell>
          <table:table-cell office:value-type="float" office:value="11.7028556212" calcext:value-type="float">
            <text:p>11.7028556212</text:p>
          </table:table-cell>
          <table:table-cell office:value-type="float" office:value="15.8517513721" calcext:value-type="float">
            <text:p>15.851751372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1.7028556252" calcext:value-type="float">
            <text:p>11.7028556252</text:p>
          </table:table-cell>
          <table:table-cell office:value-type="float" office:value="-2.5188308141E-017" calcext:value-type="float">
            <text:p>-2.5188308141E-17</text:p>
          </table:table-cell>
          <table:table-cell office:value-type="float" office:value="11.7028556252" calcext:value-type="float">
            <text:p>11.7028556252</text:p>
          </table:table-cell>
          <table:table-cell office:value-type="float" office:value="16.2392122646" calcext:value-type="float">
            <text:p>16.2392122646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1.702855629" calcext:value-type="float">
            <text:p>11.702855629</text:p>
          </table:table-cell>
          <table:table-cell office:value-type="float" office:value="-3.63530880646E-017" calcext:value-type="float">
            <text:p>-3.63530880646E-17</text:p>
          </table:table-cell>
          <table:table-cell office:value-type="float" office:value="11.702855629" calcext:value-type="float">
            <text:p>11.702855629</text:p>
          </table:table-cell>
          <table:table-cell office:value-type="float" office:value="16.6361437788" calcext:value-type="float">
            <text:p>16.6361437788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1.7028522411" calcext:value-type="float">
            <text:p>11.7028522411</text:p>
          </table:table-cell>
          <table:table-cell office:value-type="float" office:value="0.0000110722158355" calcext:value-type="float">
            <text:p>1.10722158355E-05</text:p>
          </table:table-cell>
          <table:table-cell office:value-type="float" office:value="11.7028411689" calcext:value-type="float">
            <text:p>11.7028411689</text:p>
          </table:table-cell>
          <table:table-cell office:value-type="float" office:value="17.0427774033" calcext:value-type="float">
            <text:p>17.0427774033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1.7028093844" calcext:value-type="float">
            <text:p>11.7028093844</text:p>
          </table:table-cell>
          <table:table-cell office:value-type="float" office:value="0.000641802724266" calcext:value-type="float">
            <text:p>0.0006418027</text:p>
          </table:table-cell>
          <table:table-cell office:value-type="float" office:value="11.7021675816" calcext:value-type="float">
            <text:p>11.7021675816</text:p>
          </table:table-cell>
          <table:table-cell office:value-type="float" office:value="17.4593502846" calcext:value-type="float">
            <text:p>17.4593502846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11.7027346138" calcext:value-type="float">
            <text:p>11.7027346138</text:p>
          </table:table-cell>
          <table:table-cell office:value-type="float" office:value="0.00307679446253" calcext:value-type="float">
            <text:p>0.0030767945</text:p>
          </table:table-cell>
          <table:table-cell office:value-type="float" office:value="11.6996578194" calcext:value-type="float">
            <text:p>11.6996578194</text:p>
          </table:table-cell>
          <table:table-cell office:value-type="float" office:value="17.8861053656" calcext:value-type="float">
            <text:p>17.886105365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1.7026459715" calcext:value-type="float">
            <text:p>11.7026459715</text:p>
          </table:table-cell>
          <table:table-cell office:value-type="float" office:value="0.00799276907396" calcext:value-type="float">
            <text:p>0.0079927691</text:p>
          </table:table-cell>
          <table:table-cell office:value-type="float" office:value="11.6946532024" calcext:value-type="float">
            <text:p>11.6946532024</text:p>
          </table:table-cell>
          <table:table-cell office:value-type="float" office:value="18.3232915279" calcext:value-type="float">
            <text:p>18.3232915279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1.7025571374" calcext:value-type="float">
            <text:p>11.7025571374</text:p>
          </table:table-cell>
          <table:table-cell office:value-type="float" office:value="0.0155945772424" calcext:value-type="float">
            <text:p>0.0155945772</text:p>
          </table:table-cell>
          <table:table-cell office:value-type="float" office:value="11.6869625601" calcext:value-type="float">
            <text:p>11.6869625601</text:p>
          </table:table-cell>
          <table:table-cell office:value-type="float" office:value="18.7711637358" calcext:value-type="float">
            <text:p>18.7711637358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1.7024780082" calcext:value-type="float">
            <text:p>11.7024780082</text:p>
          </table:table-cell>
          <table:table-cell office:value-type="float" office:value="0.0257354026335" calcext:value-type="float">
            <text:p>0.0257354026</text:p>
          </table:table-cell>
          <table:table-cell office:value-type="float" office:value="11.6767426056" calcext:value-type="float">
            <text:p>11.6767426056</text:p>
          </table:table-cell>
          <table:table-cell office:value-type="float" office:value="19.2299831862" calcext:value-type="float">
            <text:p>19.2299831862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11.7024152372" calcext:value-type="float">
            <text:p>11.7024152372</text:p>
          </table:table-cell>
          <table:table-cell office:value-type="float" office:value="0.0380211820148" calcext:value-type="float">
            <text:p>0.038021182</text:p>
          </table:table-cell>
          <table:table-cell office:value-type="float" office:value="11.6643940552" calcext:value-type="float">
            <text:p>11.6643940552</text:p>
          </table:table-cell>
          <table:table-cell office:value-type="float" office:value="19.7000174601" calcext:value-type="float">
            <text:p>19.7000174601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1.702372714" calcext:value-type="float">
            <text:p>11.702372714</text:p>
          </table:table-cell>
          <table:table-cell office:value-type="float" office:value="0.0519001578031" calcext:value-type="float">
            <text:p>0.0519001578</text:p>
          </table:table-cell>
          <table:table-cell office:value-type="float" office:value="11.6504725562" calcext:value-type="float">
            <text:p>11.6504725562</text:p>
          </table:table-cell>
          <table:table-cell office:value-type="float" office:value="20.181540679" calcext:value-type="float">
            <text:p>20.18154067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1.7023520344" calcext:value-type="float">
            <text:p>11.7023520344</text:p>
          </table:table-cell>
          <table:table-cell office:value-type="float" office:value="0.0667384293628" calcext:value-type="float">
            <text:p>0.0667384294</text:p>
          </table:table-cell>
          <table:table-cell office:value-type="float" office:value="11.635613605" calcext:value-type="float">
            <text:p>11.635613605</text:p>
          </table:table-cell>
          <table:table-cell office:value-type="float" office:value="20.6748336646" calcext:value-type="float">
            <text:p>20.6748336646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20.0680532218" calcext:value-type="float">
            <text:p>20.0680532218</text:p>
          </table:table-cell>
          <table:table-cell office:value-type="float" office:value="1.01826759218" calcext:value-type="float">
            <text:p>1.0182675922</text:p>
          </table:table-cell>
          <table:table-cell office:value-type="float" office:value="19.0497856296" calcext:value-type="float">
            <text:p>19.0497856296</text:p>
          </table:table-cell>
          <table:table-cell office:value-type="float" office:value="21.1801841028" calcext:value-type="float">
            <text:p>21.1801841028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20.0652768058" calcext:value-type="float">
            <text:p>20.0652768058</text:p>
          </table:table-cell>
          <table:table-cell office:value-type="float" office:value="1.09633716036" calcext:value-type="float">
            <text:p>1.0963371604</text:p>
          </table:table-cell>
          <table:table-cell office:value-type="float" office:value="18.9689396454" calcext:value-type="float">
            <text:p>18.9689396454</text:p>
          </table:table-cell>
          <table:table-cell office:value-type="float" office:value="21.6978867113" calcext:value-type="float">
            <text:p>21.6978867113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20.0623096265" calcext:value-type="float">
            <text:p>20.0623096265</text:p>
          </table:table-cell>
          <table:table-cell office:value-type="float" office:value="1.16028285242" calcext:value-type="float">
            <text:p>1.1602828524</text:p>
          </table:table-cell>
          <table:table-cell office:value-type="float" office:value="18.9020267741" calcext:value-type="float">
            <text:p>18.9020267741</text:p>
          </table:table-cell>
          <table:table-cell office:value-type="float" office:value="22.2282434114" calcext:value-type="float">
            <text:p>22.2282434114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20.0594022304" calcext:value-type="float">
            <text:p>20.0594022304</text:p>
          </table:table-cell>
          <table:table-cell office:value-type="float" office:value="1.20618680487" calcext:value-type="float">
            <text:p>1.2061868049</text:p>
          </table:table-cell>
          <table:table-cell office:value-type="float" office:value="18.8532154256" calcext:value-type="float">
            <text:p>18.8532154256</text:p>
          </table:table-cell>
          <table:table-cell office:value-type="float" office:value="22.7715635043" calcext:value-type="float">
            <text:p>22.771563504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0.0569960864" calcext:value-type="float">
            <text:p>20.0569960864</text:p>
          </table:table-cell>
          <table:table-cell office:value-type="float" office:value="1.23371240886" calcext:value-type="float">
            <text:p>1.2337124089</text:p>
          </table:table-cell>
          <table:table-cell office:value-type="float" office:value="18.8232836776" calcext:value-type="float">
            <text:p>18.8232836776</text:p>
          </table:table-cell>
          <table:table-cell office:value-type="float" office:value="23.3281638515" calcext:value-type="float">
            <text:p>23.3281638515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20.0553920859" calcext:value-type="float">
            <text:p>20.0553920859</text:p>
          </table:table-cell>
          <table:table-cell office:value-type="float" office:value="1.24616271799" calcext:value-type="float">
            <text:p>1.246162718</text:p>
          </table:table-cell>
          <table:table-cell office:value-type="float" office:value="18.8092293679" calcext:value-type="float">
            <text:p>18.8092293679</text:p>
          </table:table-cell>
          <table:table-cell office:value-type="float" office:value="23.8983690593" calcext:value-type="float">
            <text:p>23.8983690593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20.0547113149" calcext:value-type="float">
            <text:p>20.0547113149</text:p>
          </table:table-cell>
          <table:table-cell office:value-type="float" office:value="1.24834799906" calcext:value-type="float">
            <text:p>1.2483479991</text:p>
          </table:table-cell>
          <table:table-cell office:value-type="float" office:value="18.8063633158" calcext:value-type="float">
            <text:p>18.8063633158</text:p>
          </table:table-cell>
          <table:table-cell office:value-type="float" office:value="24.4825116682" calcext:value-type="float">
            <text:p>24.4825116682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20.0549785272" calcext:value-type="float">
            <text:p>20.0549785272</text:p>
          </table:table-cell>
          <table:table-cell office:value-type="float" office:value="1.24618346846" calcext:value-type="float">
            <text:p>1.2461834685</text:p>
          </table:table-cell>
          <table:table-cell office:value-type="float" office:value="18.8087950587" calcext:value-type="float">
            <text:p>18.8087950587</text:p>
          </table:table-cell>
          <table:table-cell office:value-type="float" office:value="25.0809323472" calcext:value-type="float">
            <text:p>25.0809323472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20.0560887752" calcext:value-type="float">
            <text:p>20.0560887752</text:p>
          </table:table-cell>
          <table:table-cell office:value-type="float" office:value="1.24584233769" calcext:value-type="float">
            <text:p>1.2458423377</text:p>
          </table:table-cell>
          <table:table-cell office:value-type="float" office:value="18.8102464375" calcext:value-type="float">
            <text:p>18.8102464375</text:p>
          </table:table-cell>
          <table:table-cell office:value-type="float" office:value="25.693980092" calcext:value-type="float">
            <text:p>25.69398009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20.0577507299" calcext:value-type="float">
            <text:p>20.0577507299</text:p>
          </table:table-cell>
          <table:table-cell office:value-type="float" office:value="1.25265903417" calcext:value-type="float">
            <text:p>1.2526590342</text:p>
          </table:table-cell>
          <table:table-cell office:value-type="float" office:value="18.8050916957" calcext:value-type="float">
            <text:p>18.8050916957</text:p>
          </table:table-cell>
          <table:table-cell office:value-type="float" office:value="26.3220124287" calcext:value-type="float">
            <text:p>26.3220124287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0.0595553197" calcext:value-type="float">
            <text:p>20.0595553197</text:p>
          </table:table-cell>
          <table:table-cell office:value-type="float" office:value="1.27026398082" calcext:value-type="float">
            <text:p>1.2702639808</text:p>
          </table:table-cell>
          <table:table-cell office:value-type="float" office:value="18.7892913389" calcext:value-type="float">
            <text:p>18.7892913389</text:p>
          </table:table-cell>
          <table:table-cell office:value-type="float" office:value="26.9653956226" calcext:value-type="float">
            <text:p>26.9653956226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20.0610291703" calcext:value-type="float">
            <text:p>20.0610291703</text:p>
          </table:table-cell>
          <table:table-cell office:value-type="float" office:value="1.29988792228" calcext:value-type="float">
            <text:p>1.2998879223</text:p>
          </table:table-cell>
          <table:table-cell office:value-type="float" office:value="18.761141248" calcext:value-type="float">
            <text:p>18.761141248</text:p>
          </table:table-cell>
          <table:table-cell office:value-type="float" office:value="27.6245048911" calcext:value-type="float">
            <text:p>27.6245048911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20.0617098054" calcext:value-type="float">
            <text:p>20.0617098054</text:p>
          </table:table-cell>
          <table:table-cell office:value-type="float" office:value="1.33991220357" calcext:value-type="float">
            <text:p>1.3399122036</text:p>
          </table:table-cell>
          <table:table-cell office:value-type="float" office:value="18.7217976019" calcext:value-type="float">
            <text:p>18.7217976019</text:p>
          </table:table-cell>
          <table:table-cell office:value-type="float" office:value="28.2997246234" calcext:value-type="float">
            <text:p>28.2997246234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20.0612369287" calcext:value-type="float">
            <text:p>20.0612369287</text:p>
          </table:table-cell>
          <table:table-cell office:value-type="float" office:value="1.38593800775" calcext:value-type="float">
            <text:p>1.3859380078</text:p>
          </table:table-cell>
          <table:table-cell office:value-type="float" office:value="18.675298921" calcext:value-type="float">
            <text:p>18.675298921</text:p>
          </table:table-cell>
          <table:table-cell office:value-type="float" office:value="28.9914486039" calcext:value-type="float">
            <text:p>28.991448603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0.0594636023" calcext:value-type="float">
            <text:p>20.0594636023</text:p>
          </table:table-cell>
          <table:table-cell office:value-type="float" office:value="1.43129158896" calcext:value-type="float">
            <text:p>1.431291589</text:p>
          </table:table-cell>
          <table:table-cell office:value-type="float" office:value="18.6281720133" calcext:value-type="float">
            <text:p>18.6281720133</text:p>
          </table:table-cell>
          <table:table-cell office:value-type="float" office:value="29.7000802424" calcext:value-type="float">
            <text:p>29.7000802424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20.0566433813" calcext:value-type="float">
            <text:p>20.0566433813</text:p>
          </table:table-cell>
          <table:table-cell office:value-type="float" office:value="1.46771677517" calcext:value-type="float">
            <text:p>1.4677167752</text:p>
          </table:table-cell>
          <table:table-cell office:value-type="float" office:value="18.5889266062" calcext:value-type="float">
            <text:p>18.5889266062</text:p>
          </table:table-cell>
          <table:table-cell office:value-type="float" office:value="30.4260328092" calcext:value-type="float">
            <text:p>30.4260328092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20.0534839833" calcext:value-type="float">
            <text:p>20.0534839833</text:p>
          </table:table-cell>
          <table:table-cell office:value-type="float" office:value="1.48804182312" calcext:value-type="float">
            <text:p>1.4880418231</text:p>
          </table:table-cell>
          <table:table-cell office:value-type="float" office:value="18.5654421602" calcext:value-type="float">
            <text:p>18.5654421602</text:p>
          </table:table-cell>
          <table:table-cell office:value-type="float" office:value="31.1697296757" calcext:value-type="float">
            <text:p>31.1697296757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20.0513877393" calcext:value-type="float">
            <text:p>20.0513877393</text:p>
          </table:table-cell>
          <table:table-cell office:value-type="float" office:value="1.49390092025" calcext:value-type="float">
            <text:p>1.4939009203</text:p>
          </table:table-cell>
          <table:table-cell office:value-type="float" office:value="18.5574868191" calcext:value-type="float">
            <text:p>18.5574868191</text:p>
          </table:table-cell>
          <table:table-cell office:value-type="float" office:value="31.9316045621" calcext:value-type="float">
            <text:p>31.9316045621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20.0511068179" calcext:value-type="float">
            <text:p>20.0511068179</text:p>
          </table:table-cell>
          <table:table-cell office:value-type="float" office:value="1.49541784129" calcext:value-type="float">
            <text:p>1.4954178413</text:p>
          </table:table-cell>
          <table:table-cell office:value-type="float" office:value="18.5556889766" calcext:value-type="float">
            <text:p>18.5556889766</text:p>
          </table:table-cell>
          <table:table-cell office:value-type="float" office:value="32.7121017898" calcext:value-type="float">
            <text:p>32.7121017898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20.0509038691" calcext:value-type="float">
            <text:p>20.0509038691</text:p>
          </table:table-cell>
          <table:table-cell office:value-type="float" office:value="1.49739519602" calcext:value-type="float">
            <text:p>1.497395196</text:p>
          </table:table-cell>
          <table:table-cell office:value-type="float" office:value="18.5535086731" calcext:value-type="float">
            <text:p>18.5535086731</text:p>
          </table:table-cell>
          <table:table-cell office:value-type="float" office:value="33.5116765405" calcext:value-type="float">
            <text:p>33.5116765405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20.0507138869" calcext:value-type="float">
            <text:p>20.0507138869</text:p>
          </table:table-cell>
          <table:table-cell office:value-type="float" office:value="1.49995577096" calcext:value-type="float">
            <text:p>1.499955771</text:p>
          </table:table-cell>
          <table:table-cell office:value-type="float" office:value="18.550758116" calcext:value-type="float">
            <text:p>18.550758116</text:p>
          </table:table-cell>
          <table:table-cell office:value-type="float" office:value="34.3307951221" calcext:value-type="float">
            <text:p>34.3307951221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20.0505339212" calcext:value-type="float">
            <text:p>20.0505339212</text:p>
          </table:table-cell>
          <table:table-cell office:value-type="float" office:value="1.50312481978" calcext:value-type="float">
            <text:p>1.5031248198</text:p>
          </table:table-cell>
          <table:table-cell office:value-type="float" office:value="18.5474091015" calcext:value-type="float">
            <text:p>18.5474091015</text:p>
          </table:table-cell>
          <table:table-cell office:value-type="float" office:value="35.1699352399" calcext:value-type="float">
            <text:p>35.1699352399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0.0503608885" calcext:value-type="float">
            <text:p>20.0503608885</text:p>
          </table:table-cell>
          <table:table-cell office:value-type="float" office:value="1.50684697403" calcext:value-type="float">
            <text:p>1.506846974</text:p>
          </table:table-cell>
          <table:table-cell office:value-type="float" office:value="18.5435139144" calcext:value-type="float">
            <text:p>18.5435139144</text:p>
          </table:table-cell>
          <table:table-cell office:value-type="float" office:value="36.0295862762" calcext:value-type="float">
            <text:p>36.0295862762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20.0501919209" calcext:value-type="float">
            <text:p>20.0501919209</text:p>
          </table:table-cell>
          <table:table-cell office:value-type="float" office:value="1.51099603313" calcext:value-type="float">
            <text:p>1.5109960331</text:p>
          </table:table-cell>
          <table:table-cell office:value-type="float" office:value="18.5391958877" calcext:value-type="float">
            <text:p>18.5391958877</text:p>
          </table:table-cell>
          <table:table-cell office:value-type="float" office:value="36.9102495748" calcext:value-type="float">
            <text:p>36.910249574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5.7119712932" calcext:value-type="float">
            <text:p>35.7119712932</text:p>
          </table:table-cell>
          <table:table-cell office:value-type="float" office:value="2.3273810612" calcext:value-type="float">
            <text:p>2.3273810612</text:p>
          </table:table-cell>
          <table:table-cell office:value-type="float" office:value="33.384590232" calcext:value-type="float">
            <text:p>33.384590232</text:p>
          </table:table-cell>
          <table:table-cell office:value-type="float" office:value="37.8124387338" calcext:value-type="float">
            <text:p>37.8124387338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35.7234250307" calcext:value-type="float">
            <text:p>35.7234250307</text:p>
          </table:table-cell>
          <table:table-cell office:value-type="float" office:value="2.53272706155" calcext:value-type="float">
            <text:p>2.5327270616</text:p>
          </table:table-cell>
          <table:table-cell office:value-type="float" office:value="33.1906979691" calcext:value-type="float">
            <text:p>33.1906979691</text:p>
          </table:table-cell>
          <table:table-cell office:value-type="float" office:value="38.7366799052" calcext:value-type="float">
            <text:p>38.7366799052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35.7060691769" calcext:value-type="float">
            <text:p>35.7060691769</text:p>
          </table:table-cell>
          <table:table-cell office:value-type="float" office:value="2.67726677831" calcext:value-type="float">
            <text:p>2.6772667783</text:p>
          </table:table-cell>
          <table:table-cell office:value-type="float" office:value="33.0288023986" calcext:value-type="float">
            <text:p>33.0288023986</text:p>
          </table:table-cell>
          <table:table-cell office:value-type="float" office:value="39.6835121013" calcext:value-type="float">
            <text:p>39.683512101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35.6919374303" calcext:value-type="float">
            <text:p>35.6919374303</text:p>
          </table:table-cell>
          <table:table-cell office:value-type="float" office:value="2.73671877637" calcext:value-type="float">
            <text:p>2.7367187764</text:p>
          </table:table-cell>
          <table:table-cell office:value-type="float" office:value="32.9552186539" calcext:value-type="float">
            <text:p>32.9552186539</text:p>
          </table:table-cell>
          <table:table-cell office:value-type="float" office:value="40.6534875099" calcext:value-type="float">
            <text:p>40.6534875099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35.6872690163" calcext:value-type="float">
            <text:p>35.6872690163</text:p>
          </table:table-cell>
          <table:table-cell office:value-type="float" office:value="2.74437303649" calcext:value-type="float">
            <text:p>2.7443730365</text:p>
          </table:table-cell>
          <table:table-cell office:value-type="float" office:value="32.9428959798" calcext:value-type="float">
            <text:p>32.9428959798</text:p>
          </table:table-cell>
          <table:table-cell office:value-type="float" office:value="41.6471718152" calcext:value-type="float">
            <text:p>41.6471718152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35.6927643102" calcext:value-type="float">
            <text:p>35.6927643102</text:p>
          </table:table-cell>
          <table:table-cell office:value-type="float" office:value="2.75528892126" calcext:value-type="float">
            <text:p>2.7552889213</text:p>
          </table:table-cell>
          <table:table-cell office:value-type="float" office:value="32.9374753889" calcext:value-type="float">
            <text:p>32.9374753889</text:p>
          </table:table-cell>
          <table:table-cell office:value-type="float" office:value="42.6651445287" calcext:value-type="float">
            <text:p>42.6651445287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35.7037281946" calcext:value-type="float">
            <text:p>35.7037281946</text:p>
          </table:table-cell>
          <table:table-cell office:value-type="float" office:value="2.81577821771" calcext:value-type="float">
            <text:p>2.8157782177</text:p>
          </table:table-cell>
          <table:table-cell office:value-type="float" office:value="32.8879499769" calcext:value-type="float">
            <text:p>32.8879499769</text:p>
          </table:table-cell>
          <table:table-cell office:value-type="float" office:value="43.7079993266" calcext:value-type="float">
            <text:p>43.7079993266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35.7112318662" calcext:value-type="float">
            <text:p>35.7112318662</text:p>
          </table:table-cell>
          <table:table-cell office:value-type="float" office:value="2.93571912158" calcext:value-type="float">
            <text:p>2.9357191216</text:p>
          </table:table-cell>
          <table:table-cell office:value-type="float" office:value="32.7755127446" calcext:value-type="float">
            <text:p>32.7755127446</text:p>
          </table:table-cell>
          <table:table-cell office:value-type="float" office:value="44.7763443963" calcext:value-type="float">
            <text:p>44.7763443963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35.7067755148" calcext:value-type="float">
            <text:p>35.7067755148</text:p>
          </table:table-cell>
          <table:table-cell office:value-type="float" office:value="3.07542582516" calcext:value-type="float">
            <text:p>3.0754258252</text:p>
          </table:table-cell>
          <table:table-cell office:value-type="float" office:value="32.6313496896" calcext:value-type="float">
            <text:p>32.6313496896</text:p>
          </table:table-cell>
          <table:table-cell office:value-type="float" office:value="45.8708027909" calcext:value-type="float">
            <text:p>45.8708027909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35.6896482127" calcext:value-type="float">
            <text:p>35.6896482127</text:p>
          </table:table-cell>
          <table:table-cell office:value-type="float" office:value="3.16290390955" calcext:value-type="float">
            <text:p>3.1629039096</text:p>
          </table:table-cell>
          <table:table-cell office:value-type="float" office:value="32.5267443032" calcext:value-type="float">
            <text:p>32.5267443032</text:p>
          </table:table-cell>
          <table:table-cell office:value-type="float" office:value="46.9920127927" calcext:value-type="float">
            <text:p>46.992012792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5.676841714" calcext:value-type="float">
            <text:p>35.676841714</text:p>
          </table:table-cell>
          <table:table-cell office:value-type="float" office:value="3.17087343897" calcext:value-type="float">
            <text:p>3.170873439</text:p>
          </table:table-cell>
          <table:table-cell office:value-type="float" office:value="32.505968275" calcext:value-type="float">
            <text:p>32.505968275</text:p>
          </table:table-cell>
          <table:table-cell office:value-type="float" office:value="48.1406282854" calcext:value-type="float">
            <text:p>48.1406282854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35.6755888308" calcext:value-type="float">
            <text:p>35.6755888308</text:p>
          </table:table-cell>
          <table:table-cell office:value-type="float" office:value="3.16325233784" calcext:value-type="float">
            <text:p>3.1632523378</text:p>
          </table:table-cell>
          <table:table-cell office:value-type="float" office:value="32.512336493" calcext:value-type="float">
            <text:p>32.512336493</text:p>
          </table:table-cell>
          <table:table-cell office:value-type="float" office:value="49.3173191355" calcext:value-type="float">
            <text:p>49.3173191355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35.6744059238" calcext:value-type="float">
            <text:p>35.6744059238</text:p>
          </table:table-cell>
          <table:table-cell office:value-type="float" office:value="3.15439077751" calcext:value-type="float">
            <text:p>3.1543907775</text:p>
          </table:table-cell>
          <table:table-cell office:value-type="float" office:value="32.5200151463" calcext:value-type="float">
            <text:p>32.5200151463</text:p>
          </table:table-cell>
          <table:table-cell office:value-type="float" office:value="50.5227715826" calcext:value-type="float">
            <text:p>50.5227715826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35.6731999201" calcext:value-type="float">
            <text:p>35.6731999201</text:p>
          </table:table-cell>
          <table:table-cell office:value-type="float" office:value="3.14476982409" calcext:value-type="float">
            <text:p>3.1447698241</text:p>
          </table:table-cell>
          <table:table-cell office:value-type="float" office:value="32.528430096" calcext:value-type="float">
            <text:p>32.528430096</text:p>
          </table:table-cell>
          <table:table-cell office:value-type="float" office:value="51.7576886404" calcext:value-type="float">
            <text:p>51.7576886404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35.6714030563" calcext:value-type="float">
            <text:p>35.6714030563</text:p>
          </table:table-cell>
          <table:table-cell office:value-type="float" office:value="3.13551648632" calcext:value-type="float">
            <text:p>3.1355164863</text:p>
          </table:table-cell>
          <table:table-cell office:value-type="float" office:value="32.53588657" calcext:value-type="float">
            <text:p>32.53588657</text:p>
          </table:table-cell>
          <table:table-cell office:value-type="float" office:value="53.0227905057" calcext:value-type="float">
            <text:p>53.0227905057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35.6693975009" calcext:value-type="float">
            <text:p>35.6693975009</text:p>
          </table:table-cell>
          <table:table-cell office:value-type="float" office:value="3.12952795576" calcext:value-type="float">
            <text:p>3.1295279558</text:p>
          </table:table-cell>
          <table:table-cell office:value-type="float" office:value="32.5398695452" calcext:value-type="float">
            <text:p>32.5398695452</text:p>
          </table:table-cell>
          <table:table-cell office:value-type="float" office:value="54.3188149793" calcext:value-type="float">
            <text:p>54.3188149793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35.6678181757" calcext:value-type="float">
            <text:p>35.6678181757</text:p>
          </table:table-cell>
          <table:table-cell office:value-type="float" office:value="3.12620834913" calcext:value-type="float">
            <text:p>3.1262083491</text:p>
          </table:table-cell>
          <table:table-cell office:value-type="float" office:value="32.5416098266" calcext:value-type="float">
            <text:p>32.5416098266</text:p>
          </table:table-cell>
          <table:table-cell office:value-type="float" office:value="55.6465178957" calcext:value-type="float">
            <text:p>55.6465178957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35.6664265032" calcext:value-type="float">
            <text:p>35.6664265032</text:p>
          </table:table-cell>
          <table:table-cell office:value-type="float" office:value="3.12479871039" calcext:value-type="float">
            <text:p>3.1247987104</text:p>
          </table:table-cell>
          <table:table-cell office:value-type="float" office:value="32.5416277928" calcext:value-type="float">
            <text:p>32.5416277928</text:p>
          </table:table-cell>
          <table:table-cell office:value-type="float" office:value="57.0066735641" calcext:value-type="float">
            <text:p>57.0066735641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35.665124368" calcext:value-type="float">
            <text:p>35.665124368</text:p>
          </table:table-cell>
          <table:table-cell office:value-type="float" office:value="3.12361548934" calcext:value-type="float">
            <text:p>3.1236154893</text:p>
          </table:table-cell>
          <table:table-cell office:value-type="float" office:value="32.5415088786" calcext:value-type="float">
            <text:p>32.5415088786</text:p>
          </table:table-cell>
          <table:table-cell office:value-type="float" office:value="58.4000752201" calcext:value-type="float">
            <text:p>58.4000752201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35.6638795074" calcext:value-type="float">
            <text:p>35.6638795074</text:p>
          </table:table-cell>
          <table:table-cell office:value-type="float" office:value="3.12099449347" calcext:value-type="float">
            <text:p>3.1209944935</text:p>
          </table:table-cell>
          <table:table-cell office:value-type="float" office:value="32.542885014" calcext:value-type="float">
            <text:p>32.542885014</text:p>
          </table:table-cell>
          <table:table-cell office:value-type="float" office:value="59.8275354881" calcext:value-type="float">
            <text:p>59.827535488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5.6626897229" calcext:value-type="float">
            <text:p>35.6626897229</text:p>
          </table:table-cell>
          <table:table-cell office:value-type="float" office:value="3.11580906532" calcext:value-type="float">
            <text:p>3.1158090653</text:p>
          </table:table-cell>
          <table:table-cell office:value-type="float" office:value="32.5468806576" calcext:value-type="float">
            <text:p>32.5468806576</text:p>
          </table:table-cell>
          <table:table-cell office:value-type="float" office:value="61.2898868552" calcext:value-type="float">
            <text:p>61.2898868552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35.6615881281" calcext:value-type="float">
            <text:p>35.6615881281</text:p>
          </table:table-cell>
          <table:table-cell office:value-type="float" office:value="3.10851930116" calcext:value-type="float">
            <text:p>3.1085193012</text:p>
          </table:table-cell>
          <table:table-cell office:value-type="float" office:value="32.5530688269" calcext:value-type="float">
            <text:p>32.5530688269</text:p>
          </table:table-cell>
          <table:table-cell office:value-type="float" office:value="62.7879821571" calcext:value-type="float">
            <text:p>62.7879821571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35.6606023498" calcext:value-type="float">
            <text:p>35.6606023498</text:p>
          </table:table-cell>
          <table:table-cell office:value-type="float" office:value="3.10182025459" calcext:value-type="float">
            <text:p>3.1018202546</text:p>
          </table:table-cell>
          <table:table-cell office:value-type="float" office:value="32.5587820952" calcext:value-type="float">
            <text:p>32.5587820952</text:p>
          </table:table-cell>
          <table:table-cell office:value-type="float" office:value="64.3226950748" calcext:value-type="float">
            <text:p>64.3226950748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35.6597216032" calcext:value-type="float">
            <text:p>35.6597216032</text:p>
          </table:table-cell>
          <table:table-cell office:value-type="float" office:value="3.09843348807" calcext:value-type="float">
            <text:p>3.0984334881</text:p>
          </table:table-cell>
          <table:table-cell office:value-type="float" office:value="32.5612881151" calcext:value-type="float">
            <text:p>32.5612881151</text:p>
          </table:table-cell>
          <table:table-cell office:value-type="float" office:value="65.8949206447" calcext:value-type="float">
            <text:p>65.8949206447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35.6588253731" calcext:value-type="float">
            <text:p>35.6588253731</text:p>
          </table:table-cell>
          <table:table-cell office:value-type="float" office:value="3.09775508566" calcext:value-type="float">
            <text:p>3.0977550857</text:p>
          </table:table-cell>
          <table:table-cell office:value-type="float" office:value="32.5610702875" calcext:value-type="float">
            <text:p>32.5610702875</text:p>
          </table:table-cell>
          <table:table-cell office:value-type="float" office:value="67.5055757805" calcext:value-type="float">
            <text:p>67.505575780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35.6579581276" calcext:value-type="float">
            <text:p>35.6579581276</text:p>
          </table:table-cell>
          <table:table-cell office:value-type="float" office:value="3.09686099217" calcext:value-type="float">
            <text:p>3.0968609922</text:p>
          </table:table-cell>
          <table:table-cell office:value-type="float" office:value="32.5610971354" calcext:value-type="float">
            <text:p>32.5610971354</text:p>
          </table:table-cell>
          <table:table-cell office:value-type="float" office:value="69.1555998075" calcext:value-type="float">
            <text:p>69.1555998075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68.3441542495" calcext:value-type="float">
            <text:p>68.3441542495</text:p>
          </table:table-cell>
          <table:table-cell office:value-type="float" office:value="7.02300932106" calcext:value-type="float">
            <text:p>7.0230093211</text:p>
          </table:table-cell>
          <table:table-cell office:value-type="float" office:value="61.3211449284" calcext:value-type="float">
            <text:p>61.3211449284</text:p>
          </table:table-cell>
          <table:table-cell office:value-type="float" office:value="70.845955011" calcext:value-type="float">
            <text:p>70.845955011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68.343507406" calcext:value-type="float">
            <text:p>68.343507406</text:p>
          </table:table-cell>
          <table:table-cell office:value-type="float" office:value="7.02027997236" calcext:value-type="float">
            <text:p>7.0202799724</text:p>
          </table:table-cell>
          <table:table-cell office:value-type="float" office:value="61.3232274336" calcext:value-type="float">
            <text:p>61.3232274336</text:p>
          </table:table-cell>
          <table:table-cell office:value-type="float" office:value="72.5776271971" calcext:value-type="float">
            <text:p>72.5776271971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68.3427829074" calcext:value-type="float">
            <text:p>68.3427829074</text:p>
          </table:table-cell>
          <table:table-cell office:value-type="float" office:value="7.0219157312" calcext:value-type="float">
            <text:p>7.0219157312</text:p>
          </table:table-cell>
          <table:table-cell office:value-type="float" office:value="61.3208671762" calcext:value-type="float">
            <text:p>61.3208671762</text:p>
          </table:table-cell>
          <table:table-cell office:value-type="float" office:value="74.3516262678" calcext:value-type="float">
            <text:p>74.3516262678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68.3421305667" calcext:value-type="float">
            <text:p>68.3421305667</text:p>
          </table:table-cell>
          <table:table-cell office:value-type="float" office:value="7.02370501914" calcext:value-type="float">
            <text:p>7.0237050191</text:p>
          </table:table-cell>
          <table:table-cell office:value-type="float" office:value="61.3184255476" calcext:value-type="float">
            <text:p>61.3184255476</text:p>
          </table:table-cell>
          <table:table-cell office:value-type="float" office:value="76.1689868098" calcext:value-type="float">
            <text:p>76.168986809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68.341555129" calcext:value-type="float">
            <text:p>68.341555129</text:p>
          </table:table-cell>
          <table:table-cell office:value-type="float" office:value="7.02615283395" calcext:value-type="float">
            <text:p>7.026152834</text:p>
          </table:table-cell>
          <table:table-cell office:value-type="float" office:value="61.315402295" calcext:value-type="float">
            <text:p>61.315402295</text:p>
          </table:table-cell>
          <table:table-cell office:value-type="float" office:value="78.0307686982" calcext:value-type="float">
            <text:p>78.0307686982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68.3410044783" calcext:value-type="float">
            <text:p>68.3410044783</text:p>
          </table:table-cell>
          <table:table-cell office:value-type="float" office:value="7.02971734515" calcext:value-type="float">
            <text:p>7.0297173452</text:p>
          </table:table-cell>
          <table:table-cell office:value-type="float" office:value="61.3112871331" calcext:value-type="float">
            <text:p>61.3112871331</text:p>
          </table:table-cell>
          <table:table-cell office:value-type="float" office:value="79.9380577141" calcext:value-type="float">
            <text:p>79.9380577141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68.340329304" calcext:value-type="float">
            <text:p>68.340329304</text:p>
          </table:table-cell>
          <table:table-cell office:value-type="float" office:value="7.0342669563" calcext:value-type="float">
            <text:p>7.0342669563</text:p>
          </table:table-cell>
          <table:table-cell office:value-type="float" office:value="61.3060623476" calcext:value-type="float">
            <text:p>61.3060623476</text:p>
          </table:table-cell>
          <table:table-cell office:value-type="float" office:value="81.8919661784" calcext:value-type="float">
            <text:p>81.8919661784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68.3395516987" calcext:value-type="float">
            <text:p>68.3395516987</text:p>
          </table:table-cell>
          <table:table-cell office:value-type="float" office:value="7.03701343027" calcext:value-type="float">
            <text:p>7.0370134303</text:p>
          </table:table-cell>
          <table:table-cell office:value-type="float" office:value="61.3025382684" calcext:value-type="float">
            <text:p>61.3025382684</text:p>
          </table:table-cell>
          <table:table-cell office:value-type="float" office:value="83.8936336" calcext:value-type="float">
            <text:p>83.8936336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68.3385627472" calcext:value-type="float">
            <text:p>68.3385627472</text:p>
          </table:table-cell>
          <table:table-cell office:value-type="float" office:value="7.03471487162" calcext:value-type="float">
            <text:p>7.0347148716</text:p>
          </table:table-cell>
          <table:table-cell office:value-type="float" office:value="61.3038478755" calcext:value-type="float">
            <text:p>61.3038478755</text:p>
          </table:table-cell>
          <table:table-cell office:value-type="float" office:value="85.9442273406" calcext:value-type="float">
            <text:p>85.9442273406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68.3380011097" calcext:value-type="float">
            <text:p>68.3380011097</text:p>
          </table:table-cell>
          <table:table-cell office:value-type="float" office:value="7.02457273685" calcext:value-type="float">
            <text:p>7.0245727369</text:p>
          </table:table-cell>
          <table:table-cell office:value-type="float" office:value="61.3134283729" calcext:value-type="float">
            <text:p>61.3134283729</text:p>
          </table:table-cell>
          <table:table-cell office:value-type="float" office:value="88.0449432957" calcext:value-type="float">
            <text:p>88.0449432957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68.3378345584" calcext:value-type="float">
            <text:p>68.3378345584</text:p>
          </table:table-cell>
          <table:table-cell office:value-type="float" office:value="7.02515227195" calcext:value-type="float">
            <text:p>7.025152272</text:p>
          </table:table-cell>
          <table:table-cell office:value-type="float" office:value="61.3126822864" calcext:value-type="float">
            <text:p>61.3126822864</text:p>
          </table:table-cell>
          <table:table-cell office:value-type="float" office:value="90.1970065914" calcext:value-type="float">
            <text:p>90.1970065914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68.3373392361" calcext:value-type="float">
            <text:p>68.3373392361</text:p>
          </table:table-cell>
          <table:table-cell office:value-type="float" office:value="7.03511893317" calcext:value-type="float">
            <text:p>7.0351189332</text:p>
          </table:table-cell>
          <table:table-cell office:value-type="float" office:value="61.3022203029" calcext:value-type="float">
            <text:p>61.3022203029</text:p>
          </table:table-cell>
          <table:table-cell office:value-type="float" office:value="92.4016722997" calcext:value-type="float">
            <text:p>92.4016722997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68.3363642788" calcext:value-type="float">
            <text:p>68.3363642788</text:p>
          </table:table-cell>
          <table:table-cell office:value-type="float" office:value="7.03603206346" calcext:value-type="float">
            <text:p>7.0360320635</text:p>
          </table:table-cell>
          <table:table-cell office:value-type="float" office:value="61.3003322153" calcext:value-type="float">
            <text:p>61.3003322153</text:p>
          </table:table-cell>
          <table:table-cell office:value-type="float" office:value="94.6602261698" calcext:value-type="float">
            <text:p>94.6602261698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68.3360920125" calcext:value-type="float">
            <text:p>68.3360920125</text:p>
          </table:table-cell>
          <table:table-cell office:value-type="float" office:value="7.03349521004" calcext:value-type="float">
            <text:p>7.03349521</text:p>
          </table:table-cell>
          <table:table-cell office:value-type="float" office:value="61.3025968025" calcext:value-type="float">
            <text:p>61.3025968025</text:p>
          </table:table-cell>
          <table:table-cell office:value-type="float" office:value="96.9739853783" calcext:value-type="float">
            <text:p>96.973985378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68.335285071" calcext:value-type="float">
            <text:p>68.335285071</text:p>
          </table:table-cell>
          <table:table-cell office:value-type="float" office:value="7.04414745164" calcext:value-type="float">
            <text:p>7.0441474516</text:p>
          </table:table-cell>
          <table:table-cell office:value-type="float" office:value="61.2911376194" calcext:value-type="float">
            <text:p>61.2911376194</text:p>
          </table:table-cell>
          <table:table-cell office:value-type="float" office:value="99.3442992971" calcext:value-type="float">
            <text:p>99.3442992971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68.3345158827" calcext:value-type="float">
            <text:p>68.3345158827</text:p>
          </table:table-cell>
          <table:table-cell office:value-type="float" office:value="7.05474881755" calcext:value-type="float">
            <text:p>7.0547488176</text:p>
          </table:table-cell>
          <table:table-cell office:value-type="float" office:value="61.2797670652" calcext:value-type="float">
            <text:p>61.2797670652</text:p>
          </table:table-cell>
          <table:table-cell office:value-type="float" office:value="101.772550281" calcext:value-type="float">
            <text:p>101.772550281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68.3337725199" calcext:value-type="float">
            <text:p>68.3337725199</text:p>
          </table:table-cell>
          <table:table-cell office:value-type="float" office:value="7.06514139963" calcext:value-type="float">
            <text:p>7.0651413996</text:p>
          </table:table-cell>
          <table:table-cell office:value-type="float" office:value="61.2686311203" calcext:value-type="float">
            <text:p>61.2686311203</text:p>
          </table:table-cell>
          <table:table-cell office:value-type="float" office:value="104.260154472" calcext:value-type="float">
            <text:p>104.260154472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68.3330617943" calcext:value-type="float">
            <text:p>68.3330617943</text:p>
          </table:table-cell>
          <table:table-cell office:value-type="float" office:value="7.07520760851" calcext:value-type="float">
            <text:p>7.0752076085</text:p>
          </table:table-cell>
          <table:table-cell office:value-type="float" office:value="61.2578541857" calcext:value-type="float">
            <text:p>61.2578541857</text:p>
          </table:table-cell>
          <table:table-cell office:value-type="float" office:value="106.808562629" calcext:value-type="float">
            <text:p>106.808562629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68.3928272632" calcext:value-type="float">
            <text:p>68.3928272632</text:p>
          </table:table-cell>
          <table:table-cell office:value-type="float" office:value="7.58059964287" calcext:value-type="float">
            <text:p>7.5805996429</text:p>
          </table:table-cell>
          <table:table-cell office:value-type="float" office:value="60.8122276204" calcext:value-type="float">
            <text:p>60.8122276204</text:p>
          </table:table-cell>
          <table:table-cell office:value-type="float" office:value="109.419260969" calcext:value-type="float">
            <text:p>109.419260969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68.3177547364" calcext:value-type="float">
            <text:p>68.3177547364</text:p>
          </table:table-cell>
          <table:table-cell office:value-type="float" office:value="7.79357083459" calcext:value-type="float">
            <text:p>7.7935708346</text:p>
          </table:table-cell>
          <table:table-cell office:value-type="float" office:value="60.5241839018" calcext:value-type="float">
            <text:p>60.5241839018</text:p>
          </table:table-cell>
          <table:table-cell office:value-type="float" office:value="112.093772037" calcext:value-type="float">
            <text:p>112.093772037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68.3415780859" calcext:value-type="float">
            <text:p>68.3415780859</text:p>
          </table:table-cell>
          <table:table-cell office:value-type="float" office:value="7.83119960915" calcext:value-type="float">
            <text:p>7.8311996092</text:p>
          </table:table-cell>
          <table:table-cell office:value-type="float" office:value="60.5103784767" calcext:value-type="float">
            <text:p>60.5103784767</text:p>
          </table:table-cell>
          <table:table-cell office:value-type="float" office:value="114.833655595" calcext:value-type="float">
            <text:p>114.833655595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68.4026095911" calcext:value-type="float">
            <text:p>68.4026095911</text:p>
          </table:table-cell>
          <table:table-cell office:value-type="float" office:value="8.18400106391" calcext:value-type="float">
            <text:p>8.1840010639</text:p>
          </table:table-cell>
          <table:table-cell office:value-type="float" office:value="60.2186085272" calcext:value-type="float">
            <text:p>60.2186085272</text:p>
          </table:table-cell>
          <table:table-cell office:value-type="float" office:value="117.640509528" calcext:value-type="float">
            <text:p>117.640509528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68.3448449328" calcext:value-type="float">
            <text:p>68.3448449328</text:p>
          </table:table-cell>
          <table:table-cell office:value-type="float" office:value="8.62644996754" calcext:value-type="float">
            <text:p>8.6264499675</text:p>
          </table:table-cell>
          <table:table-cell office:value-type="float" office:value="59.7183949653" calcext:value-type="float">
            <text:p>59.7183949653</text:p>
          </table:table-cell>
          <table:table-cell office:value-type="float" office:value="120.515970777" calcext:value-type="float">
            <text:p>120.515970777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68.2899514661" calcext:value-type="float">
            <text:p>68.2899514661</text:p>
          </table:table-cell>
          <table:table-cell office:value-type="float" office:value="8.66183719477" calcext:value-type="float">
            <text:p>8.6618371948</text:p>
          </table:table-cell>
          <table:table-cell office:value-type="float" office:value="59.6281142713" calcext:value-type="float">
            <text:p>59.6281142713</text:p>
          </table:table-cell>
          <table:table-cell office:value-type="float" office:value="123.461716297" calcext:value-type="float">
            <text:p>123.4617162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.289767765" calcext:value-type="float">
            <text:p>126.289767765</text:p>
          </table:table-cell>
          <table:table-cell office:value-type="float" office:value="13.5755342662" calcext:value-type="float">
            <text:p>13.5755342662</text:p>
          </table:table-cell>
          <table:table-cell office:value-type="float" office:value="112.714233499" calcext:value-type="float">
            <text:p>112.714233499</text:p>
          </table:table-cell>
          <table:table-cell office:value-type="float" office:value="126.47946403" calcext:value-type="float">
            <text:p>126.47946403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26.279162837" calcext:value-type="float">
            <text:p>126.279162837</text:p>
          </table:table-cell>
          <table:table-cell office:value-type="float" office:value="13.5010200839" calcext:value-type="float">
            <text:p>13.5010200839</text:p>
          </table:table-cell>
          <table:table-cell office:value-type="float" office:value="112.778142753" calcext:value-type="float">
            <text:p>112.778142753</text:p>
          </table:table-cell>
          <table:table-cell office:value-type="float" office:value="129.570973912" calcext:value-type="float">
            <text:p>129.570973912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126.273081763" calcext:value-type="float">
            <text:p>126.273081763</text:p>
          </table:table-cell>
          <table:table-cell office:value-type="float" office:value="13.4460111994" calcext:value-type="float">
            <text:p>13.4460111994</text:p>
          </table:table-cell>
          <table:table-cell office:value-type="float" office:value="112.827070563" calcext:value-type="float">
            <text:p>112.827070563</text:p>
          </table:table-cell>
          <table:table-cell office:value-type="float" office:value="132.738048893" calcext:value-type="float">
            <text:p>132.738048893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126.267753135" calcext:value-type="float">
            <text:p>126.267753135</text:p>
          </table:table-cell>
          <table:table-cell office:value-type="float" office:value="13.4397017325" calcext:value-type="float">
            <text:p>13.4397017325</text:p>
          </table:table-cell>
          <table:table-cell office:value-type="float" office:value="112.828051403" calcext:value-type="float">
            <text:p>112.828051403</text:p>
          </table:table-cell>
          <table:table-cell office:value-type="float" office:value="135.982535996" calcext:value-type="float">
            <text:p>135.982535996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126.263895338" calcext:value-type="float">
            <text:p>126.263895338</text:p>
          </table:table-cell>
          <table:table-cell office:value-type="float" office:value="13.3877888394" calcext:value-type="float">
            <text:p>13.3877888394</text:p>
          </table:table-cell>
          <table:table-cell office:value-type="float" office:value="112.876106499" calcext:value-type="float">
            <text:p>112.876106499</text:p>
          </table:table-cell>
          <table:table-cell office:value-type="float" office:value="139.306327387" calcext:value-type="float">
            <text:p>139.306327387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26.256910095" calcext:value-type="float">
            <text:p>126.256910095</text:p>
          </table:table-cell>
          <table:table-cell office:value-type="float" office:value="13.3614096175" calcext:value-type="float">
            <text:p>13.3614096175</text:p>
          </table:table-cell>
          <table:table-cell office:value-type="float" office:value="112.895500477" calcext:value-type="float">
            <text:p>112.895500477</text:p>
          </table:table-cell>
          <table:table-cell office:value-type="float" office:value="142.711361485" calcext:value-type="float">
            <text:p>142.711361485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126.25474093" calcext:value-type="float">
            <text:p>126.25474093</text:p>
          </table:table-cell>
          <table:table-cell office:value-type="float" office:value="13.3115384594" calcext:value-type="float">
            <text:p>13.3115384594</text:p>
          </table:table-cell>
          <table:table-cell office:value-type="float" office:value="112.94320247" calcext:value-type="float">
            <text:p>112.94320247</text:p>
          </table:table-cell>
          <table:table-cell office:value-type="float" office:value="146.199624086" calcext:value-type="float">
            <text:p>146.199624086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126.2504601" calcext:value-type="float">
            <text:p>126.2504601</text:p>
          </table:table-cell>
          <table:table-cell office:value-type="float" office:value="13.2591727688" calcext:value-type="float">
            <text:p>13.2591727688</text:p>
          </table:table-cell>
          <table:table-cell office:value-type="float" office:value="112.991287331" calcext:value-type="float">
            <text:p>112.991287331</text:p>
          </table:table-cell>
          <table:table-cell office:value-type="float" office:value="149.773149528" calcext:value-type="float">
            <text:p>149.773149528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26.247832205" calcext:value-type="float">
            <text:p>126.247832205</text:p>
          </table:table-cell>
          <table:table-cell office:value-type="float" office:value="13.176949002" calcext:value-type="float">
            <text:p>13.176949002</text:p>
          </table:table-cell>
          <table:table-cell office:value-type="float" office:value="113.070883203" calcext:value-type="float">
            <text:p>113.070883203</text:p>
          </table:table-cell>
          <table:table-cell office:value-type="float" office:value="153.43402187" calcext:value-type="float">
            <text:p>153.43402187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126.243238371" calcext:value-type="float">
            <text:p>126.243238371</text:p>
          </table:table-cell>
          <table:table-cell office:value-type="float" office:value="13.1064150084" calcext:value-type="float">
            <text:p>13.1064150084</text:p>
          </table:table-cell>
          <table:table-cell office:value-type="float" office:value="113.136823363" calcext:value-type="float">
            <text:p>113.136823363</text:p>
          </table:table-cell>
          <table:table-cell office:value-type="float" office:value="157.184376114" calcext:value-type="float">
            <text:p>157.184376114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26.601045899" calcext:value-type="float">
            <text:p>126.601045899</text:p>
          </table:table-cell>
          <table:table-cell office:value-type="float" office:value="13.1552545244" calcext:value-type="float">
            <text:p>13.1552545244</text:p>
          </table:table-cell>
          <table:table-cell office:value-type="float" office:value="113.445791374" calcext:value-type="float">
            <text:p>113.445791374</text:p>
          </table:table-cell>
          <table:table-cell office:value-type="float" office:value="161.026399447" calcext:value-type="float">
            <text:p>161.026399447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26.167252643" calcext:value-type="float">
            <text:p>126.167252643</text:p>
          </table:table-cell>
          <table:table-cell office:value-type="float" office:value="13.8548195758" calcext:value-type="float">
            <text:p>13.8548195758</text:p>
          </table:table-cell>
          <table:table-cell office:value-type="float" office:value="112.312433067" calcext:value-type="float">
            <text:p>112.312433067</text:p>
          </table:table-cell>
          <table:table-cell office:value-type="float" office:value="164.962332517" calcext:value-type="float">
            <text:p>164.962332517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126.461348135" calcext:value-type="float">
            <text:p>126.461348135</text:p>
          </table:table-cell>
          <table:table-cell office:value-type="float" office:value="14.6172458752" calcext:value-type="float">
            <text:p>14.6172458752</text:p>
          </table:table-cell>
          <table:table-cell office:value-type="float" office:value="111.84410226" calcext:value-type="float">
            <text:p>111.84410226</text:p>
          </table:table-cell>
          <table:table-cell office:value-type="float" office:value="168.994470737" calcext:value-type="float">
            <text:p>168.994470737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26.088464827" calcext:value-type="float">
            <text:p>126.088464827</text:p>
          </table:table-cell>
          <table:table-cell office:value-type="float" office:value="15.5388874579" calcext:value-type="float">
            <text:p>15.5388874579</text:p>
          </table:table-cell>
          <table:table-cell office:value-type="float" office:value="110.549577369" calcext:value-type="float">
            <text:p>110.549577369</text:p>
          </table:table-cell>
          <table:table-cell office:value-type="float" office:value="173.125165631" calcext:value-type="float">
            <text:p>173.125165631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126.059800156" calcext:value-type="float">
            <text:p>126.059800156</text:p>
          </table:table-cell>
          <table:table-cell office:value-type="float" office:value="15.4776593937" calcext:value-type="float">
            <text:p>15.4776593937</text:p>
          </table:table-cell>
          <table:table-cell office:value-type="float" office:value="110.582140762" calcext:value-type="float">
            <text:p>110.582140762</text:p>
          </table:table-cell>
          <table:table-cell office:value-type="float" office:value="177.356826196" calcext:value-type="float">
            <text:p>177.356826196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126.032530728" calcext:value-type="float">
            <text:p>126.032530728</text:p>
          </table:table-cell>
          <table:table-cell office:value-type="float" office:value="15.4669832517" calcext:value-type="float">
            <text:p>15.4669832517</text:p>
          </table:table-cell>
          <table:table-cell office:value-type="float" office:value="110.565547476" calcext:value-type="float">
            <text:p>110.565547476</text:p>
          </table:table-cell>
          <table:table-cell office:value-type="float" office:value="181.691920315" calcext:value-type="float">
            <text:p>181.691920315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126.008191634" calcext:value-type="float">
            <text:p>126.008191634</text:p>
          </table:table-cell>
          <table:table-cell office:value-type="float" office:value="15.4628274118" calcext:value-type="float">
            <text:p>15.4628274118</text:p>
          </table:table-cell>
          <table:table-cell office:value-type="float" office:value="110.545364223" calcext:value-type="float">
            <text:p>110.545364223</text:p>
          </table:table-cell>
          <table:table-cell office:value-type="float" office:value="186.132976192" calcext:value-type="float">
            <text:p>186.132976192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125.987101324" calcext:value-type="float">
            <text:p>125.987101324</text:p>
          </table:table-cell>
          <table:table-cell office:value-type="float" office:value="15.458615868" calcext:value-type="float">
            <text:p>15.458615868</text:p>
          </table:table-cell>
          <table:table-cell office:value-type="float" office:value="110.528485456" calcext:value-type="float">
            <text:p>110.528485456</text:p>
          </table:table-cell>
          <table:table-cell office:value-type="float" office:value="190.682583826" calcext:value-type="float">
            <text:p>190.682583826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125.967063093" calcext:value-type="float">
            <text:p>125.967063093</text:p>
          </table:table-cell>
          <table:table-cell office:value-type="float" office:value="15.4565779275" calcext:value-type="float">
            <text:p>15.4565779275</text:p>
          </table:table-cell>
          <table:table-cell office:value-type="float" office:value="110.510485165" calcext:value-type="float">
            <text:p>110.510485165</text:p>
          </table:table-cell>
          <table:table-cell office:value-type="float" office:value="195.343396525" calcext:value-type="float">
            <text:p>195.343396525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125.948979643" calcext:value-type="float">
            <text:p>125.948979643</text:p>
          </table:table-cell>
          <table:table-cell office:value-type="float" office:value="15.4579092444" calcext:value-type="float">
            <text:p>15.4579092444</text:p>
          </table:table-cell>
          <table:table-cell office:value-type="float" office:value="110.491070398" calcext:value-type="float">
            <text:p>110.491070398</text:p>
          </table:table-cell>
          <table:table-cell office:value-type="float" office:value="200.11813245" calcext:value-type="float">
            <text:p>200.11813245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25.931760851" calcext:value-type="float">
            <text:p>125.931760851</text:p>
          </table:table-cell>
          <table:table-cell office:value-type="float" office:value="15.4582419522" calcext:value-type="float">
            <text:p>15.4582419522</text:p>
          </table:table-cell>
          <table:table-cell office:value-type="float" office:value="110.473518899" calcext:value-type="float">
            <text:p>110.473518899</text:p>
          </table:table-cell>
          <table:table-cell office:value-type="float" office:value="205.009576201" calcext:value-type="float">
            <text:p>205.009576201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125.916132087" calcext:value-type="float">
            <text:p>125.916132087</text:p>
          </table:table-cell>
          <table:table-cell office:value-type="float" office:value="15.4549426666" calcext:value-type="float">
            <text:p>15.4549426666</text:p>
          </table:table-cell>
          <table:table-cell office:value-type="float" office:value="110.46118942" calcext:value-type="float">
            <text:p>110.46118942</text:p>
          </table:table-cell>
          <table:table-cell office:value-type="float" office:value="210.020580441" calcext:value-type="float">
            <text:p>210.020580441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125.900767269" calcext:value-type="float">
            <text:p>125.900767269</text:p>
          </table:table-cell>
          <table:table-cell office:value-type="float" office:value="15.4522749515" calcext:value-type="float">
            <text:p>15.4522749515</text:p>
          </table:table-cell>
          <table:table-cell office:value-type="float" office:value="110.448492318" calcext:value-type="float">
            <text:p>110.448492318</text:p>
          </table:table-cell>
          <table:table-cell office:value-type="float" office:value="215.154067563" calcext:value-type="float">
            <text:p>215.154067563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125.886594716" calcext:value-type="float">
            <text:p>125.886594716</text:p>
          </table:table-cell>
          <table:table-cell office:value-type="float" office:value="15.4496064762" calcext:value-type="float">
            <text:p>15.4496064762</text:p>
          </table:table-cell>
          <table:table-cell office:value-type="float" office:value="110.43698824" calcext:value-type="float">
            <text:p>110.43698824</text:p>
          </table:table-cell>
          <table:table-cell office:value-type="float" office:value="220.413031387" calcext:value-type="float">
            <text:p>220.413031387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125.871868902" calcext:value-type="float">
            <text:p>125.871868902</text:p>
          </table:table-cell>
          <table:table-cell office:value-type="float" office:value="15.4242112574" calcext:value-type="float">
            <text:p>15.4242112574</text:p>
          </table:table-cell>
          <table:table-cell office:value-type="float" office:value="110.447657644" calcext:value-type="float">
            <text:p>110.447657644</text:p>
          </table:table-cell>
          <table:table-cell office:value-type="float" office:value="225.800538915" calcext:value-type="float">
            <text:p>225.800538915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25.859250609" calcext:value-type="float">
            <text:p>125.859250609</text:p>
          </table:table-cell>
          <table:table-cell office:value-type="float" office:value="15.4107469355" calcext:value-type="float">
            <text:p>15.4107469355</text:p>
          </table:table-cell>
          <table:table-cell office:value-type="float" office:value="110.448503674" calcext:value-type="float">
            <text:p>110.448503674</text:p>
          </table:table-cell>
          <table:table-cell office:value-type="float" office:value="231.319732111" calcext:value-type="float">
            <text:p>231.319732111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240.773955875" calcext:value-type="float">
            <text:p>240.773955875</text:p>
          </table:table-cell>
          <table:table-cell office:value-type="float" office:value="32.2185421921" calcext:value-type="float">
            <text:p>32.2185421921</text:p>
          </table:table-cell>
          <table:table-cell office:value-type="float" office:value="208.555413683" calcext:value-type="float">
            <text:p>208.555413683</text:p>
          </table:table-cell>
          <table:table-cell office:value-type="float" office:value="236.973829739" calcext:value-type="float">
            <text:p>236.973829739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240.762699549" calcext:value-type="float">
            <text:p>240.762699549</text:p>
          </table:table-cell>
          <table:table-cell office:value-type="float" office:value="32.1640128073" calcext:value-type="float">
            <text:p>32.1640128073</text:p>
          </table:table-cell>
          <table:table-cell office:value-type="float" office:value="208.598686742" calcext:value-type="float">
            <text:p>208.598686742</text:p>
          </table:table-cell>
          <table:table-cell office:value-type="float" office:value="242.766129239" calcext:value-type="float">
            <text:p>242.766129239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240.750846517" calcext:value-type="float">
            <text:p>240.750846517</text:p>
          </table:table-cell>
          <table:table-cell office:value-type="float" office:value="32.1339446584" calcext:value-type="float">
            <text:p>32.1339446584</text:p>
          </table:table-cell>
          <table:table-cell office:value-type="float" office:value="208.616901858" calcext:value-type="float">
            <text:p>208.616901858</text:p>
          </table:table-cell>
          <table:table-cell office:value-type="float" office:value="248.700008649" calcext:value-type="float">
            <text:p>248.700008649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240.740905586" calcext:value-type="float">
            <text:p>240.740905586</text:p>
          </table:table-cell>
          <table:table-cell office:value-type="float" office:value="32.1301695943" calcext:value-type="float">
            <text:p>32.1301695943</text:p>
          </table:table-cell>
          <table:table-cell office:value-type="float" office:value="208.610735992" calcext:value-type="float">
            <text:p>208.610735992</text:p>
          </table:table-cell>
          <table:table-cell office:value-type="float" office:value="254.778928576" calcext:value-type="float">
            <text:p>254.778928576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40.731623048" calcext:value-type="float">
            <text:p>240.731623048</text:p>
          </table:table-cell>
          <table:table-cell office:value-type="float" office:value="32.1271234339" calcext:value-type="float">
            <text:p>32.1271234339</text:p>
          </table:table-cell>
          <table:table-cell office:value-type="float" office:value="208.604499614" calcext:value-type="float">
            <text:p>208.604499614</text:p>
          </table:table-cell>
          <table:table-cell office:value-type="float" office:value="261.006434213" calcext:value-type="float">
            <text:p>261.006434213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240.722419902" calcext:value-type="float">
            <text:p>240.722419902</text:p>
          </table:table-cell>
          <table:table-cell office:value-type="float" office:value="32.1238942005" calcext:value-type="float">
            <text:p>32.1238942005</text:p>
          </table:table-cell>
          <table:table-cell office:value-type="float" office:value="208.598525701" calcext:value-type="float">
            <text:p>208.598525701</text:p>
          </table:table-cell>
          <table:table-cell office:value-type="float" office:value="267.386157409" calcext:value-type="float">
            <text:p>267.386157409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240.707618849" calcext:value-type="float">
            <text:p>240.707618849</text:p>
          </table:table-cell>
          <table:table-cell office:value-type="float" office:value="32.0796401886" calcext:value-type="float">
            <text:p>32.0796401886</text:p>
          </table:table-cell>
          <table:table-cell office:value-type="float" office:value="208.62797866" calcext:value-type="float">
            <text:p>208.62797866</text:p>
          </table:table-cell>
          <table:table-cell office:value-type="float" office:value="273.921818784" calcext:value-type="float">
            <text:p>273.921818784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240.69962866" calcext:value-type="float">
            <text:p>240.69962866</text:p>
          </table:table-cell>
          <table:table-cell office:value-type="float" office:value="31.9910819397" calcext:value-type="float">
            <text:p>31.9910819397</text:p>
          </table:table-cell>
          <table:table-cell office:value-type="float" office:value="208.70854672" calcext:value-type="float">
            <text:p>208.70854672</text:p>
          </table:table-cell>
          <table:table-cell office:value-type="float" office:value="280.617229901" calcext:value-type="float">
            <text:p>280.617229901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240.691903413" calcext:value-type="float">
            <text:p>240.691903413</text:p>
          </table:table-cell>
          <table:table-cell office:value-type="float" office:value="31.9554842333" calcext:value-type="float">
            <text:p>31.9554842333</text:p>
          </table:table-cell>
          <table:table-cell office:value-type="float" office:value="208.73641918" calcext:value-type="float">
            <text:p>208.73641918</text:p>
          </table:table-cell>
          <table:table-cell office:value-type="float" office:value="287.476295488" calcext:value-type="float">
            <text:p>287.476295488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240.68025677" calcext:value-type="float">
            <text:p>240.68025677</text:p>
          </table:table-cell>
          <table:table-cell office:value-type="float" office:value="31.9534296538" calcext:value-type="float">
            <text:p>31.9534296538</text:p>
          </table:table-cell>
          <table:table-cell office:value-type="float" office:value="208.726827116" calcext:value-type="float">
            <text:p>208.726827116</text:p>
          </table:table-cell>
          <table:table-cell office:value-type="float" office:value="294.503015714" calcext:value-type="float">
            <text:p>294.503015714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240.669607751" calcext:value-type="float">
            <text:p>240.669607751</text:p>
          </table:table-cell>
          <table:table-cell office:value-type="float" office:value="31.949704129" calcext:value-type="float">
            <text:p>31.949704129</text:p>
          </table:table-cell>
          <table:table-cell office:value-type="float" office:value="208.719903622" calcext:value-type="float">
            <text:p>208.719903622</text:p>
          </table:table-cell>
          <table:table-cell office:value-type="float" office:value="301.701488527" calcext:value-type="float">
            <text:p>301.701488527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240.658103418" calcext:value-type="float">
            <text:p>240.658103418</text:p>
          </table:table-cell>
          <table:table-cell office:value-type="float" office:value="31.9346233132" calcext:value-type="float">
            <text:p>31.9346233132</text:p>
          </table:table-cell>
          <table:table-cell office:value-type="float" office:value="208.723480105" calcext:value-type="float">
            <text:p>208.723480105</text:p>
          </table:table-cell>
          <table:table-cell office:value-type="float" office:value="309.075912037" calcext:value-type="float">
            <text:p>309.075912037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240.649173841" calcext:value-type="float">
            <text:p>240.649173841</text:p>
          </table:table-cell>
          <table:table-cell office:value-type="float" office:value="31.925396833" calcext:value-type="float">
            <text:p>31.925396833</text:p>
          </table:table-cell>
          <table:table-cell office:value-type="float" office:value="208.723777008" calcext:value-type="float">
            <text:p>208.723777008</text:p>
          </table:table-cell>
          <table:table-cell office:value-type="float" office:value="316.630586967" calcext:value-type="float">
            <text:p>316.630586967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240.638558293" calcext:value-type="float">
            <text:p>240.638558293</text:p>
          </table:table-cell>
          <table:table-cell office:value-type="float" office:value="31.9202574164" calcext:value-type="float">
            <text:p>31.9202574164</text:p>
          </table:table-cell>
          <table:table-cell office:value-type="float" office:value="208.718300877" calcext:value-type="float">
            <text:p>208.718300877</text:p>
          </table:table-cell>
          <table:table-cell office:value-type="float" office:value="324.369919165" calcext:value-type="float">
            <text:p>324.36991916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240.628750575" calcext:value-type="float">
            <text:p>240.628750575</text:p>
          </table:table-cell>
          <table:table-cell office:value-type="float" office:value="31.9070650934" calcext:value-type="float">
            <text:p>31.9070650934</text:p>
          </table:table-cell>
          <table:table-cell office:value-type="float" office:value="208.721685482" calcext:value-type="float">
            <text:p>208.721685482</text:p>
          </table:table-cell>
          <table:table-cell office:value-type="float" office:value="332.298422168" calcext:value-type="float">
            <text:p>332.298422168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240.619951931" calcext:value-type="float">
            <text:p>240.619951931</text:p>
          </table:table-cell>
          <table:table-cell office:value-type="float" office:value="31.8883362245" calcext:value-type="float">
            <text:p>31.8883362245</text:p>
          </table:table-cell>
          <table:table-cell office:value-type="float" office:value="208.731615707" calcext:value-type="float">
            <text:p>208.731615707</text:p>
          </table:table-cell>
          <table:table-cell office:value-type="float" office:value="340.420719836" calcext:value-type="float">
            <text:p>340.420719836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240.611545525" calcext:value-type="float">
            <text:p>240.611545525</text:p>
          </table:table-cell>
          <table:table-cell office:value-type="float" office:value="31.8831741208" calcext:value-type="float">
            <text:p>31.8831741208</text:p>
          </table:table-cell>
          <table:table-cell office:value-type="float" office:value="208.728371404" calcext:value-type="float">
            <text:p>208.728371404</text:p>
          </table:table-cell>
          <table:table-cell office:value-type="float" office:value="348.741549049" calcext:value-type="float">
            <text:p>348.741549049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240.603490608" calcext:value-type="float">
            <text:p>240.603490608</text:p>
          </table:table-cell>
          <table:table-cell office:value-type="float" office:value="31.882985876" calcext:value-type="float">
            <text:p>31.882985876</text:p>
          </table:table-cell>
          <table:table-cell office:value-type="float" office:value="208.720504732" calcext:value-type="float">
            <text:p>208.720504732</text:p>
          </table:table-cell>
          <table:table-cell office:value-type="float" office:value="357.265762472" calcext:value-type="float">
            <text:p>357.265762472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240.589048773" calcext:value-type="float">
            <text:p>240.589048773</text:p>
          </table:table-cell>
          <table:table-cell office:value-type="float" office:value="31.8643193553" calcext:value-type="float">
            <text:p>31.8643193553</text:p>
          </table:table-cell>
          <table:table-cell office:value-type="float" office:value="208.724729418" calcext:value-type="float">
            <text:p>208.724729418</text:p>
          </table:table-cell>
          <table:table-cell office:value-type="float" office:value="365.998331379" calcext:value-type="float">
            <text:p>365.998331379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240.577963058" calcext:value-type="float">
            <text:p>240.577963058</text:p>
          </table:table-cell>
          <table:table-cell office:value-type="float" office:value="31.7833285504" calcext:value-type="float">
            <text:p>31.7833285504</text:p>
          </table:table-cell>
          <table:table-cell office:value-type="float" office:value="208.794634508" calcext:value-type="float">
            <text:p>208.794634508</text:p>
          </table:table-cell>
          <table:table-cell office:value-type="float" office:value="374.944348558" calcext:value-type="float">
            <text:p>374.944348558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240.567949437" calcext:value-type="float">
            <text:p>240.567949437</text:p>
          </table:table-cell>
          <table:table-cell office:value-type="float" office:value="31.6654292946" calcext:value-type="float">
            <text:p>31.6654292946</text:p>
          </table:table-cell>
          <table:table-cell office:value-type="float" office:value="208.902520142" calcext:value-type="float">
            <text:p>208.902520142</text:p>
          </table:table-cell>
          <table:table-cell office:value-type="float" office:value="384.109031279" calcext:value-type="float">
            <text:p>384.109031279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240.562743646" calcext:value-type="float">
            <text:p>240.562743646</text:p>
          </table:table-cell>
          <table:table-cell office:value-type="float" office:value="31.6255138991" calcext:value-type="float">
            <text:p>31.6255138991</text:p>
          </table:table-cell>
          <table:table-cell office:value-type="float" office:value="208.937229747" calcext:value-type="float">
            <text:p>208.937229747</text:p>
          </table:table-cell>
          <table:table-cell office:value-type="float" office:value="393.497724335" calcext:value-type="float">
            <text:p>393.497724335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240.558037201" calcext:value-type="float">
            <text:p>240.558037201</text:p>
          </table:table-cell>
          <table:table-cell office:value-type="float" office:value="31.6649792984" calcext:value-type="float">
            <text:p>31.6649792984</text:p>
          </table:table-cell>
          <table:table-cell office:value-type="float" office:value="208.893057902" calcext:value-type="float">
            <text:p>208.893057902</text:p>
          </table:table-cell>
          <table:table-cell office:value-type="float" office:value="403.115903163" calcext:value-type="float">
            <text:p>403.115903163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240.752145139" calcext:value-type="float">
            <text:p>240.752145139</text:p>
          </table:table-cell>
          <table:table-cell office:value-type="float" office:value="33.7946683423" calcext:value-type="float">
            <text:p>33.7946683423</text:p>
          </table:table-cell>
          <table:table-cell office:value-type="float" office:value="206.957476796" calcext:value-type="float">
            <text:p>206.957476796</text:p>
          </table:table-cell>
          <table:table-cell office:value-type="float" office:value="412.969177033" calcext:value-type="float">
            <text:p>412.96917703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29.237808353" calcext:value-type="float">
            <text:p>429.237808353</text:p>
          </table:table-cell>
          <table:table-cell office:value-type="float" office:value="60.9535220624" calcext:value-type="float">
            <text:p>60.9535220624</text:p>
          </table:table-cell>
          <table:table-cell office:value-type="float" office:value="368.28428629" calcext:value-type="float">
            <text:p>368.28428629</text:p>
          </table:table-cell>
          <table:table-cell office:value-type="float" office:value="423.063292321" calcext:value-type="float">
            <text:p>423.063292321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428.910474558" calcext:value-type="float">
            <text:p>428.910474558</text:p>
          </table:table-cell>
          <table:table-cell office:value-type="float" office:value="62.6269017241" calcext:value-type="float">
            <text:p>62.6269017241</text:p>
          </table:table-cell>
          <table:table-cell office:value-type="float" office:value="366.283572833" calcext:value-type="float">
            <text:p>366.283572833</text:p>
          </table:table-cell>
          <table:table-cell office:value-type="float" office:value="433.404135862" calcext:value-type="float">
            <text:p>433.404135862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428.592476348" calcext:value-type="float">
            <text:p>428.592476348</text:p>
          </table:table-cell>
          <table:table-cell office:value-type="float" office:value="62.5381632295" calcext:value-type="float">
            <text:p>62.5381632295</text:p>
          </table:table-cell>
          <table:table-cell office:value-type="float" office:value="366.054313118" calcext:value-type="float">
            <text:p>366.054313118</text:p>
          </table:table-cell>
          <table:table-cell office:value-type="float" office:value="443.99773838" calcext:value-type="float">
            <text:p>443.99773838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428.360684276" calcext:value-type="float">
            <text:p>428.360684276</text:p>
          </table:table-cell>
          <table:table-cell office:value-type="float" office:value="62.515892678" calcext:value-type="float">
            <text:p>62.515892678</text:p>
          </table:table-cell>
          <table:table-cell office:value-type="float" office:value="365.844791598" calcext:value-type="float">
            <text:p>365.844791598</text:p>
          </table:table-cell>
          <table:table-cell office:value-type="float" office:value="454.850278009" calcext:value-type="float">
            <text:p>454.850278009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428.157506735" calcext:value-type="float">
            <text:p>428.157506735</text:p>
          </table:table-cell>
          <table:table-cell office:value-type="float" office:value="62.2505908007" calcext:value-type="float">
            <text:p>62.2505908007</text:p>
          </table:table-cell>
          <table:table-cell office:value-type="float" office:value="365.906915934" calcext:value-type="float">
            <text:p>365.906915934</text:p>
          </table:table-cell>
          <table:table-cell office:value-type="float" office:value="465.96808389" calcext:value-type="float">
            <text:p>465.96808389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427.98434346" calcext:value-type="float">
            <text:p>427.98434346</text:p>
          </table:table-cell>
          <table:table-cell office:value-type="float" office:value="62.1003535079" calcext:value-type="float">
            <text:p>62.1003535079</text:p>
          </table:table-cell>
          <table:table-cell office:value-type="float" office:value="365.883989952" calcext:value-type="float">
            <text:p>365.883989952</text:p>
          </table:table-cell>
          <table:table-cell office:value-type="float" office:value="477.357639869" calcext:value-type="float">
            <text:p>477.357639869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427.819818394" calcext:value-type="float">
            <text:p>427.819818394</text:p>
          </table:table-cell>
          <table:table-cell office:value-type="float" office:value="62.0767892051" calcext:value-type="float">
            <text:p>62.0767892051</text:p>
          </table:table-cell>
          <table:table-cell office:value-type="float" office:value="365.743029188" calcext:value-type="float">
            <text:p>365.743029188</text:p>
          </table:table-cell>
          <table:table-cell office:value-type="float" office:value="489.025588274" calcext:value-type="float">
            <text:p>489.025588274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427.670649664" calcext:value-type="float">
            <text:p>427.670649664</text:p>
          </table:table-cell>
          <table:table-cell office:value-type="float" office:value="62.0293785999" calcext:value-type="float">
            <text:p>62.0293785999</text:p>
          </table:table-cell>
          <table:table-cell office:value-type="float" office:value="365.641271064" calcext:value-type="float">
            <text:p>365.641271064</text:p>
          </table:table-cell>
          <table:table-cell office:value-type="float" office:value="500.97873379" calcext:value-type="float">
            <text:p>500.97873379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427.526870328" calcext:value-type="float">
            <text:p>427.526870328</text:p>
          </table:table-cell>
          <table:table-cell office:value-type="float" office:value="62.0005617926" calcext:value-type="float">
            <text:p>62.0005617926</text:p>
          </table:table-cell>
          <table:table-cell office:value-type="float" office:value="365.526308536" calcext:value-type="float">
            <text:p>365.526308536</text:p>
          </table:table-cell>
          <table:table-cell office:value-type="float" office:value="513.224047429" calcext:value-type="float">
            <text:p>513.224047429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427.401441037" calcext:value-type="float">
            <text:p>427.401441037</text:p>
          </table:table-cell>
          <table:table-cell office:value-type="float" office:value="61.9131080927" calcext:value-type="float">
            <text:p>61.9131080927</text:p>
          </table:table-cell>
          <table:table-cell office:value-type="float" office:value="365.488332944" calcext:value-type="float">
            <text:p>365.488332944</text:p>
          </table:table-cell>
          <table:table-cell office:value-type="float" office:value="525.768670591" calcext:value-type="float">
            <text:p>525.768670591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27.297160519" calcext:value-type="float">
            <text:p>427.297160519</text:p>
          </table:table-cell>
          <table:table-cell office:value-type="float" office:value="61.9012481891" calcext:value-type="float">
            <text:p>61.9012481891</text:p>
          </table:table-cell>
          <table:table-cell office:value-type="float" office:value="365.39591233" calcext:value-type="float">
            <text:p>365.39591233</text:p>
          </table:table-cell>
          <table:table-cell office:value-type="float" office:value="538.619919234" calcext:value-type="float">
            <text:p>538.619919234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427.131955487" calcext:value-type="float">
            <text:p>427.131955487</text:p>
          </table:table-cell>
          <table:table-cell office:value-type="float" office:value="61.5645419932" calcext:value-type="float">
            <text:p>61.5645419932</text:p>
          </table:table-cell>
          <table:table-cell office:value-type="float" office:value="365.567413494" calcext:value-type="float">
            <text:p>365.567413494</text:p>
          </table:table-cell>
          <table:table-cell office:value-type="float" office:value="551.785288137" calcext:value-type="float">
            <text:p>551.785288137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427.026281578" calcext:value-type="float">
            <text:p>427.026281578</text:p>
          </table:table-cell>
          <table:table-cell office:value-type="float" office:value="61.6186114704" calcext:value-type="float">
            <text:p>61.6186114704</text:p>
          </table:table-cell>
          <table:table-cell office:value-type="float" office:value="365.407670107" calcext:value-type="float">
            <text:p>365.407670107</text:p>
          </table:table-cell>
          <table:table-cell office:value-type="float" office:value="565.272455273" calcext:value-type="float">
            <text:p>565.272455273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429.561007895" calcext:value-type="float">
            <text:p>429.561007895</text:p>
          </table:table-cell>
          <table:table-cell office:value-type="float" office:value="64.0176867043" calcext:value-type="float">
            <text:p>64.0176867043</text:p>
          </table:table-cell>
          <table:table-cell office:value-type="float" office:value="365.543321191" calcext:value-type="float">
            <text:p>365.543321191</text:p>
          </table:table-cell>
          <table:table-cell office:value-type="float" office:value="579.089286287" calcext:value-type="float">
            <text:p>579.089286287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425.520769682" calcext:value-type="float">
            <text:p>425.520769682</text:p>
          </table:table-cell>
          <table:table-cell office:value-type="float" office:value="71.6607596926" calcext:value-type="float">
            <text:p>71.6607596926</text:p>
          </table:table-cell>
          <table:table-cell office:value-type="float" office:value="353.860009989" calcext:value-type="float">
            <text:p>353.860009989</text:p>
          </table:table-cell>
          <table:table-cell office:value-type="float" office:value="593.243839079" calcext:value-type="float">
            <text:p>593.243839079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424.578252715" calcext:value-type="float">
            <text:p>424.578252715</text:p>
          </table:table-cell>
          <table:table-cell office:value-type="float" office:value="71.6034050759" calcext:value-type="float">
            <text:p>71.6034050759</text:p>
          </table:table-cell>
          <table:table-cell office:value-type="float" office:value="352.97484764" calcext:value-type="float">
            <text:p>352.97484764</text:p>
          </table:table-cell>
          <table:table-cell office:value-type="float" office:value="607.74436851" calcext:value-type="float">
            <text:p>607.74436851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423.872000149" calcext:value-type="float">
            <text:p>423.872000149</text:p>
          </table:table-cell>
          <table:table-cell office:value-type="float" office:value="71.5362324237" calcext:value-type="float">
            <text:p>71.5362324237</text:p>
          </table:table-cell>
          <table:table-cell office:value-type="float" office:value="352.335767725" calcext:value-type="float">
            <text:p>352.335767725</text:p>
          </table:table-cell>
          <table:table-cell office:value-type="float" office:value="622.599331211" calcext:value-type="float">
            <text:p>622.599331211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423.285490876" calcext:value-type="float">
            <text:p>423.285490876</text:p>
          </table:table-cell>
          <table:table-cell office:value-type="float" office:value="71.4581726" calcext:value-type="float">
            <text:p>71.4581726</text:p>
          </table:table-cell>
          <table:table-cell office:value-type="float" office:value="351.827318276" calcext:value-type="float">
            <text:p>351.827318276</text:p>
          </table:table-cell>
          <table:table-cell office:value-type="float" office:value="637.817390517" calcext:value-type="float">
            <text:p>637.817390517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422.781981015" calcext:value-type="float">
            <text:p>422.781981015</text:p>
          </table:table-cell>
          <table:table-cell office:value-type="float" office:value="71.4209837169" calcext:value-type="float">
            <text:p>71.4209837169</text:p>
          </table:table-cell>
          <table:table-cell office:value-type="float" office:value="351.360997298" calcext:value-type="float">
            <text:p>351.360997298</text:p>
          </table:table-cell>
          <table:table-cell office:value-type="float" office:value="653.407421519" calcext:value-type="float">
            <text:p>653.407421519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422.329579408" calcext:value-type="float">
            <text:p>422.329579408</text:p>
          </table:table-cell>
          <table:table-cell office:value-type="float" office:value="71.388372075" calcext:value-type="float">
            <text:p>71.388372075</text:p>
          </table:table-cell>
          <table:table-cell office:value-type="float" office:value="350.941207333" calcext:value-type="float">
            <text:p>350.941207333</text:p>
          </table:table-cell>
          <table:table-cell office:value-type="float" office:value="669.37851624" calcext:value-type="float">
            <text:p>669.37851624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421.922381609" calcext:value-type="float">
            <text:p>421.922381609</text:p>
          </table:table-cell>
          <table:table-cell office:value-type="float" office:value="71.3543303324" calcext:value-type="float">
            <text:p>71.3543303324</text:p>
          </table:table-cell>
          <table:table-cell office:value-type="float" office:value="350.568051277" calcext:value-type="float">
            <text:p>350.568051277</text:p>
          </table:table-cell>
          <table:table-cell office:value-type="float" office:value="685.739988936" calcext:value-type="float">
            <text:p>685.739988936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421.547661188" calcext:value-type="float">
            <text:p>421.547661188</text:p>
          </table:table-cell>
          <table:table-cell office:value-type="float" office:value="71.3185051571" calcext:value-type="float">
            <text:p>71.3185051571</text:p>
          </table:table-cell>
          <table:table-cell office:value-type="float" office:value="350.22915603" calcext:value-type="float">
            <text:p>350.22915603</text:p>
          </table:table-cell>
          <table:table-cell office:value-type="float" office:value="702.501381531" calcext:value-type="float">
            <text:p>702.501381531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421.200399426" calcext:value-type="float">
            <text:p>421.200399426</text:p>
          </table:table-cell>
          <table:table-cell office:value-type="float" office:value="71.2854126492" calcext:value-type="float">
            <text:p>71.2854126492</text:p>
          </table:table-cell>
          <table:table-cell office:value-type="float" office:value="349.914986777" calcext:value-type="float">
            <text:p>349.914986777</text:p>
          </table:table-cell>
          <table:table-cell office:value-type="float" office:value="719.672469181" calcext:value-type="float">
            <text:p>719.672469181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420.874000243" calcext:value-type="float">
            <text:p>420.874000243</text:p>
          </table:table-cell>
          <table:table-cell office:value-type="float" office:value="71.250327993" calcext:value-type="float">
            <text:p>71.250327993</text:p>
          </table:table-cell>
          <table:table-cell office:value-type="float" office:value="349.62367225" calcext:value-type="float">
            <text:p>349.62367225</text:p>
          </table:table-cell>
          <table:table-cell office:value-type="float" office:value="737.263265971" calcext:value-type="float">
            <text:p>737.263265971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420.568950516" calcext:value-type="float">
            <text:p>420.568950516</text:p>
          </table:table-cell>
          <table:table-cell office:value-type="float" office:value="71.2189595996" calcext:value-type="float">
            <text:p>71.2189595996</text:p>
          </table:table-cell>
          <table:table-cell office:value-type="float" office:value="349.349990916" calcext:value-type="float">
            <text:p>349.349990916</text:p>
          </table:table-cell>
          <table:table-cell office:value-type="float" office:value="755.28403076" calcext:value-type="float">
            <text:p>755.28403076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420.274988791" calcext:value-type="float">
            <text:p>420.274988791</text:p>
          </table:table-cell>
          <table:table-cell office:value-type="float" office:value="71.1636991698" calcext:value-type="float">
            <text:p>71.1636991698</text:p>
          </table:table-cell>
          <table:table-cell office:value-type="float" office:value="349.111289621" calcext:value-type="float">
            <text:p>349.111289621</text:p>
          </table:table-cell>
          <table:table-cell office:value-type="float" office:value="773.745273162" calcext:value-type="float">
            <text:p>773.745273162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797.267066294" calcext:value-type="float">
            <text:p>797.267066294</text:p>
          </table:table-cell>
          <table:table-cell office:value-type="float" office:value="136.780840031" calcext:value-type="float">
            <text:p>136.780840031</text:p>
          </table:table-cell>
          <table:table-cell office:value-type="float" office:value="660.486226264" calcext:value-type="float">
            <text:p>660.486226264</text:p>
          </table:table-cell>
          <table:table-cell office:value-type="float" office:value="792.657759675" calcext:value-type="float">
            <text:p>792.657759675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797.065241002" calcext:value-type="float">
            <text:p>797.065241002</text:p>
          </table:table-cell>
          <table:table-cell office:value-type="float" office:value="136.729885766" calcext:value-type="float">
            <text:p>136.729885766</text:p>
          </table:table-cell>
          <table:table-cell office:value-type="float" office:value="660.335355236" calcext:value-type="float">
            <text:p>660.335355236</text:p>
          </table:table-cell>
          <table:table-cell office:value-type="float" office:value="812.032519961" calcext:value-type="float">
            <text:p>812.032519961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796.883689668" calcext:value-type="float">
            <text:p>796.883689668</text:p>
          </table:table-cell>
          <table:table-cell office:value-type="float" office:value="136.663235943" calcext:value-type="float">
            <text:p>136.663235943</text:p>
          </table:table-cell>
          <table:table-cell office:value-type="float" office:value="660.220453725" calcext:value-type="float">
            <text:p>660.220453725</text:p>
          </table:table-cell>
          <table:table-cell office:value-type="float" office:value="831.880853275" calcext:value-type="float">
            <text:p>831.880853275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796.70873513" calcext:value-type="float">
            <text:p>796.70873513</text:p>
          </table:table-cell>
          <table:table-cell office:value-type="float" office:value="136.591264525" calcext:value-type="float">
            <text:p>136.591264525</text:p>
          </table:table-cell>
          <table:table-cell office:value-type="float" office:value="660.117470605" calcext:value-type="float">
            <text:p>660.117470605</text:p>
          </table:table-cell>
          <table:table-cell office:value-type="float" office:value="852.21433506" calcext:value-type="float">
            <text:p>852.21433506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796.517225515" calcext:value-type="float">
            <text:p>796.517225515</text:p>
          </table:table-cell>
          <table:table-cell office:value-type="float" office:value="136.546878771" calcext:value-type="float">
            <text:p>136.546878771</text:p>
          </table:table-cell>
          <table:table-cell office:value-type="float" office:value="659.970346744" calcext:value-type="float">
            <text:p>659.970346744</text:p>
          </table:table-cell>
          <table:table-cell office:value-type="float" office:value="873.044823694" calcext:value-type="float">
            <text:p>873.044823694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796.347990911" calcext:value-type="float">
            <text:p>796.347990911</text:p>
          </table:table-cell>
          <table:table-cell office:value-type="float" office:value="136.506492816" calcext:value-type="float">
            <text:p>136.506492816</text:p>
          </table:table-cell>
          <table:table-cell office:value-type="float" office:value="659.841498095" calcext:value-type="float">
            <text:p>659.841498095</text:p>
          </table:table-cell>
          <table:table-cell office:value-type="float" office:value="894.384467407" calcext:value-type="float">
            <text:p>894.384467407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796.109347524" calcext:value-type="float">
            <text:p>796.109347524</text:p>
          </table:table-cell>
          <table:table-cell office:value-type="float" office:value="135.968857318" calcext:value-type="float">
            <text:p>135.968857318</text:p>
          </table:table-cell>
          <table:table-cell office:value-type="float" office:value="660.140490207" calcext:value-type="float">
            <text:p>660.140490207</text:p>
          </table:table-cell>
          <table:table-cell office:value-type="float" office:value="916.245711364" calcext:value-type="float">
            <text:p>916.245711364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795.86728342" calcext:value-type="float">
            <text:p>795.86728342</text:p>
          </table:table-cell>
          <table:table-cell office:value-type="float" office:value="135.870977097" calcext:value-type="float">
            <text:p>135.870977097</text:p>
          </table:table-cell>
          <table:table-cell office:value-type="float" office:value="659.996306324" calcext:value-type="float">
            <text:p>659.996306324</text:p>
          </table:table-cell>
          <table:table-cell office:value-type="float" office:value="938.641304927" calcext:value-type="float">
            <text:p>938.641304927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795.631033575" calcext:value-type="float">
            <text:p>795.631033575</text:p>
          </table:table-cell>
          <table:table-cell office:value-type="float" office:value="135.788314706" calcext:value-type="float">
            <text:p>135.788314706</text:p>
          </table:table-cell>
          <table:table-cell office:value-type="float" office:value="659.842718868" calcext:value-type="float">
            <text:p>659.842718868</text:p>
          </table:table-cell>
          <table:table-cell office:value-type="float" office:value="961.584309086" calcext:value-type="float">
            <text:p>961.584309086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795.414305999" calcext:value-type="float">
            <text:p>795.414305999</text:p>
          </table:table-cell>
          <table:table-cell office:value-type="float" office:value="135.705671923" calcext:value-type="float">
            <text:p>135.705671923</text:p>
          </table:table-cell>
          <table:table-cell office:value-type="float" office:value="659.708634076" calcext:value-type="float">
            <text:p>659.708634076</text:p>
          </table:table-cell>
          <table:table-cell office:value-type="float" office:value="985.088104079" calcext:value-type="float">
            <text:p>985.088104079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795.206970319" calcext:value-type="float">
            <text:p>795.206970319</text:p>
          </table:table-cell>
          <table:table-cell office:value-type="float" office:value="135.641773243" calcext:value-type="float">
            <text:p>135.641773243</text:p>
          </table:table-cell>
          <table:table-cell office:value-type="float" office:value="659.565197075" calcext:value-type="float">
            <text:p>659.565197075</text:p>
          </table:table-cell>
          <table:table-cell office:value-type="float" office:value="1009.16639719" calcext:value-type="float">
            <text:p>1009.16639719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795.008427722" calcext:value-type="float">
            <text:p>795.008427722</text:p>
          </table:table-cell>
          <table:table-cell office:value-type="float" office:value="135.589750921" calcext:value-type="float">
            <text:p>135.589750921</text:p>
          </table:table-cell>
          <table:table-cell office:value-type="float" office:value="659.418676801" calcext:value-type="float">
            <text:p>659.418676801</text:p>
          </table:table-cell>
          <table:table-cell office:value-type="float" office:value="1033.83323076" calcext:value-type="float">
            <text:p>1033.83323076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794.812625848" calcext:value-type="float">
            <text:p>794.812625848</text:p>
          </table:table-cell>
          <table:table-cell office:value-type="float" office:value="135.529696433" calcext:value-type="float">
            <text:p>135.529696433</text:p>
          </table:table-cell>
          <table:table-cell office:value-type="float" office:value="659.282929415" calcext:value-type="float">
            <text:p>659.282929415</text:p>
          </table:table-cell>
          <table:table-cell office:value-type="float" office:value="1059.10299035" calcext:value-type="float">
            <text:p>1059.10299035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794.619519147" calcext:value-type="float">
            <text:p>794.619519147</text:p>
          </table:table-cell>
          <table:table-cell office:value-type="float" office:value="135.498419773" calcext:value-type="float">
            <text:p>135.498419773</text:p>
          </table:table-cell>
          <table:table-cell office:value-type="float" office:value="659.121099374" calcext:value-type="float">
            <text:p>659.121099374</text:p>
          </table:table-cell>
          <table:table-cell office:value-type="float" office:value="1084.99041314" calcext:value-type="float">
            <text:p>1084.99041314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794.429365102" calcext:value-type="float">
            <text:p>794.429365102</text:p>
          </table:table-cell>
          <table:table-cell office:value-type="float" office:value="135.449303597" calcext:value-type="float">
            <text:p>135.449303597</text:p>
          </table:table-cell>
          <table:table-cell office:value-type="float" office:value="658.980061505" calcext:value-type="float">
            <text:p>658.980061505</text:p>
          </table:table-cell>
          <table:table-cell office:value-type="float" office:value="1111.51059655" calcext:value-type="float">
            <text:p>1111.51059655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794.242178152" calcext:value-type="float">
            <text:p>794.242178152</text:p>
          </table:table-cell>
          <table:table-cell office:value-type="float" office:value="135.396171699" calcext:value-type="float">
            <text:p>135.396171699</text:p>
          </table:table-cell>
          <table:table-cell office:value-type="float" office:value="658.846006453" calcext:value-type="float">
            <text:p>658.846006453</text:p>
          </table:table-cell>
          <table:table-cell office:value-type="float" office:value="1138.679007" calcext:value-type="float">
            <text:p>1138.679007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794.054665441" calcext:value-type="float">
            <text:p>794.054665441</text:p>
          </table:table-cell>
          <table:table-cell office:value-type="float" office:value="135.294261087" calcext:value-type="float">
            <text:p>135.294261087</text:p>
          </table:table-cell>
          <table:table-cell office:value-type="float" office:value="658.760404354" calcext:value-type="float">
            <text:p>658.760404354</text:p>
          </table:table-cell>
          <table:table-cell office:value-type="float" office:value="1166.51148897" calcext:value-type="float">
            <text:p>1166.51148897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793.870928603" calcext:value-type="float">
            <text:p>793.870928603</text:p>
          </table:table-cell>
          <table:table-cell office:value-type="float" office:value="135.158466061" calcext:value-type="float">
            <text:p>135.158466061</text:p>
          </table:table-cell>
          <table:table-cell office:value-type="float" office:value="658.712462542" calcext:value-type="float">
            <text:p>658.712462542</text:p>
          </table:table-cell>
          <table:table-cell office:value-type="float" office:value="1195.02427421" calcext:value-type="float">
            <text:p>1195.02427421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793.541737359" calcext:value-type="float">
            <text:p>793.541737359</text:p>
          </table:table-cell>
          <table:table-cell office:value-type="float" office:value="134.339726823" calcext:value-type="float">
            <text:p>134.339726823</text:p>
          </table:table-cell>
          <table:table-cell office:value-type="float" office:value="659.202010536" calcext:value-type="float">
            <text:p>659.202010536</text:p>
          </table:table-cell>
          <table:table-cell office:value-type="float" office:value="1224.23399122" calcext:value-type="float">
            <text:p>1224.23399122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793.232799777" calcext:value-type="float">
            <text:p>793.232799777</text:p>
          </table:table-cell>
          <table:table-cell office:value-type="float" office:value="134.196860985" calcext:value-type="float">
            <text:p>134.196860985</text:p>
          </table:table-cell>
          <table:table-cell office:value-type="float" office:value="659.035938792" calcext:value-type="float">
            <text:p>659.035938792</text:p>
          </table:table-cell>
          <table:table-cell office:value-type="float" office:value="1254.15767496" calcext:value-type="float">
            <text:p>1254.15767496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792.871941594" calcext:value-type="float">
            <text:p>792.871941594</text:p>
          </table:table-cell>
          <table:table-cell office:value-type="float" office:value="133.459901377" calcext:value-type="float">
            <text:p>133.459901377</text:p>
          </table:table-cell>
          <table:table-cell office:value-type="float" office:value="659.412040217" calcext:value-type="float">
            <text:p>659.412040217</text:p>
          </table:table-cell>
          <table:table-cell office:value-type="float" office:value="1284.81277675" calcext:value-type="float">
            <text:p>1284.81277675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792.535478975" calcext:value-type="float">
            <text:p>792.535478975</text:p>
          </table:table-cell>
          <table:table-cell office:value-type="float" office:value="133.179273403" calcext:value-type="float">
            <text:p>133.179273403</text:p>
          </table:table-cell>
          <table:table-cell office:value-type="float" office:value="659.356205572" calcext:value-type="float">
            <text:p>659.356205572</text:p>
          </table:table-cell>
          <table:table-cell office:value-type="float" office:value="1316.2171745" calcext:value-type="float">
            <text:p>1316.2171745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792.190336029" calcext:value-type="float">
            <text:p>792.190336029</text:p>
          </table:table-cell>
          <table:table-cell office:value-type="float" office:value="132.903245747" calcext:value-type="float">
            <text:p>132.903245747</text:p>
          </table:table-cell>
          <table:table-cell office:value-type="float" office:value="659.287090282" calcext:value-type="float">
            <text:p>659.287090282</text:p>
          </table:table-cell>
          <table:table-cell office:value-type="float" office:value="1348.38918307" calcext:value-type="float">
            <text:p>1348.38918307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791.845694581" calcext:value-type="float">
            <text:p>791.845694581</text:p>
          </table:table-cell>
          <table:table-cell office:value-type="float" office:value="132.565731816" calcext:value-type="float">
            <text:p>132.565731816</text:p>
          </table:table-cell>
          <table:table-cell office:value-type="float" office:value="659.279962765" calcext:value-type="float">
            <text:p>659.279962765</text:p>
          </table:table-cell>
          <table:table-cell office:value-type="float" office:value="1381.34756501" calcext:value-type="float">
            <text:p>1381.347565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0.734446985" calcext:value-type="float">
            <text:p>630.734446985</text:p>
          </table:table-cell>
          <table:table-cell office:value-type="float" office:value="227.135269942" calcext:value-type="float">
            <text:p>227.135269942</text:p>
          </table:table-cell>
          <table:table-cell office:value-type="float" office:value="403.599177043" calcext:value-type="float">
            <text:p>403.599177043</text:p>
          </table:table-cell>
          <table:table-cell office:value-type="float" office:value="1415.11154148" calcext:value-type="float">
            <text:p>1415.11154148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629.21093566" calcext:value-type="float">
            <text:p>629.21093566</text:p>
          </table:table-cell>
          <table:table-cell office:value-type="float" office:value="234.687166881" calcext:value-type="float">
            <text:p>234.687166881</text:p>
          </table:table-cell>
          <table:table-cell office:value-type="float" office:value="394.523768779" calcext:value-type="float">
            <text:p>394.523768779</text:p>
          </table:table-cell>
          <table:table-cell office:value-type="float" office:value="1449.70080344" calcext:value-type="float">
            <text:p>1449.70080344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629.610825499" calcext:value-type="float">
            <text:p>629.610825499</text:p>
          </table:table-cell>
          <table:table-cell office:value-type="float" office:value="237.290246241" calcext:value-type="float">
            <text:p>237.290246241</text:p>
          </table:table-cell>
          <table:table-cell office:value-type="float" office:value="392.320579258" calcext:value-type="float">
            <text:p>392.320579258</text:p>
          </table:table-cell>
          <table:table-cell office:value-type="float" office:value="1485.13552316" calcext:value-type="float">
            <text:p>1485.13552316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629.383526182" calcext:value-type="float">
            <text:p>629.383526182</text:p>
          </table:table-cell>
          <table:table-cell office:value-type="float" office:value="237.186270206" calcext:value-type="float">
            <text:p>237.186270206</text:p>
          </table:table-cell>
          <table:table-cell office:value-type="float" office:value="392.197255976" calcext:value-type="float">
            <text:p>392.197255976</text:p>
          </table:table-cell>
          <table:table-cell office:value-type="float" office:value="1521.436366" calcext:value-type="float">
            <text:p>1521.436366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628.865025735" calcext:value-type="float">
            <text:p>628.865025735</text:p>
          </table:table-cell>
          <table:table-cell office:value-type="float" office:value="236.027107192" calcext:value-type="float">
            <text:p>236.027107192</text:p>
          </table:table-cell>
          <table:table-cell office:value-type="float" office:value="392.837918543" calcext:value-type="float">
            <text:p>392.837918543</text:p>
          </table:table-cell>
          <table:table-cell office:value-type="float" office:value="1558.62450239" calcext:value-type="float">
            <text:p>1558.62450239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628.135069327" calcext:value-type="float">
            <text:p>628.135069327</text:p>
          </table:table-cell>
          <table:table-cell office:value-type="float" office:value="235.393632054" calcext:value-type="float">
            <text:p>235.393632054</text:p>
          </table:table-cell>
          <table:table-cell office:value-type="float" office:value="392.741437274" calcext:value-type="float">
            <text:p>392.741437274</text:p>
          </table:table-cell>
          <table:table-cell office:value-type="float" office:value="1596.72162027" calcext:value-type="float">
            <text:p>1596.72162027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627.452671254" calcext:value-type="float">
            <text:p>627.452671254</text:p>
          </table:table-cell>
          <table:table-cell office:value-type="float" office:value="234.806087075" calcext:value-type="float">
            <text:p>234.806087075</text:p>
          </table:table-cell>
          <table:table-cell office:value-type="float" office:value="392.646584179" calcext:value-type="float">
            <text:p>392.646584179</text:p>
          </table:table-cell>
          <table:table-cell office:value-type="float" office:value="1635.74993767" calcext:value-type="float">
            <text:p>1635.74993767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626.797616335" calcext:value-type="float">
            <text:p>626.797616335</text:p>
          </table:table-cell>
          <table:table-cell office:value-type="float" office:value="234.316775474" calcext:value-type="float">
            <text:p>234.316775474</text:p>
          </table:table-cell>
          <table:table-cell office:value-type="float" office:value="392.480840861" calcext:value-type="float">
            <text:p>392.480840861</text:p>
          </table:table-cell>
          <table:table-cell office:value-type="float" office:value="1675.7322157" calcext:value-type="float">
            <text:p>1675.7322157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626.145124865" calcext:value-type="float">
            <text:p>626.145124865</text:p>
          </table:table-cell>
          <table:table-cell office:value-type="float" office:value="233.835751694" calcext:value-type="float">
            <text:p>233.835751694</text:p>
          </table:table-cell>
          <table:table-cell office:value-type="float" office:value="392.309373171" calcext:value-type="float">
            <text:p>392.309373171</text:p>
          </table:table-cell>
          <table:table-cell office:value-type="float" office:value="1716.69177181" calcext:value-type="float">
            <text:p>1716.69177181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625.531241498" calcext:value-type="float">
            <text:p>625.531241498</text:p>
          </table:table-cell>
          <table:table-cell office:value-type="float" office:value="233.37793324" calcext:value-type="float">
            <text:p>233.37793324</text:p>
          </table:table-cell>
          <table:table-cell office:value-type="float" office:value="392.153308258" calcext:value-type="float">
            <text:p>392.153308258</text:p>
          </table:table-cell>
          <table:table-cell office:value-type="float" office:value="1758.65249339" calcext:value-type="float">
            <text:p>1758.65249339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624.629643148" calcext:value-type="float">
            <text:p>624.629643148</text:p>
          </table:table-cell>
          <table:table-cell office:value-type="float" office:value="231.680126463" calcext:value-type="float">
            <text:p>231.680126463</text:p>
          </table:table-cell>
          <table:table-cell office:value-type="float" office:value="392.949516685" calcext:value-type="float">
            <text:p>392.949516685</text:p>
          </table:table-cell>
          <table:table-cell office:value-type="float" office:value="1801.63885171" calcext:value-type="float">
            <text:p>1801.63885171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623.090356921" calcext:value-type="float">
            <text:p>623.090356921</text:p>
          </table:table-cell>
          <table:table-cell office:value-type="float" office:value="230.011073913" calcext:value-type="float">
            <text:p>230.011073913</text:p>
          </table:table-cell>
          <table:table-cell office:value-type="float" office:value="393.079283008" calcext:value-type="float">
            <text:p>393.079283008</text:p>
          </table:table-cell>
          <table:table-cell office:value-type="float" office:value="1845.67591619" calcext:value-type="float">
            <text:p>1845.67591619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621.032239153" calcext:value-type="float">
            <text:p>621.032239153</text:p>
          </table:table-cell>
          <table:table-cell office:value-type="float" office:value="227.192738177" calcext:value-type="float">
            <text:p>227.192738177</text:p>
          </table:table-cell>
          <table:table-cell office:value-type="float" office:value="393.839500977" calcext:value-type="float">
            <text:p>393.839500977</text:p>
          </table:table-cell>
          <table:table-cell office:value-type="float" office:value="1890.78936901" calcext:value-type="float">
            <text:p>1890.78936901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618.86489739" calcext:value-type="float">
            <text:p>618.86489739</text:p>
          </table:table-cell>
          <table:table-cell office:value-type="float" office:value="225.079412425" calcext:value-type="float">
            <text:p>225.079412425</text:p>
          </table:table-cell>
          <table:table-cell office:value-type="float" office:value="393.785484964" calcext:value-type="float">
            <text:p>393.785484964</text:p>
          </table:table-cell>
          <table:table-cell office:value-type="float" office:value="1937.00552009" calcext:value-type="float">
            <text:p>1937.00552009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616.297653559" calcext:value-type="float">
            <text:p>616.297653559</text:p>
          </table:table-cell>
          <table:table-cell office:value-type="float" office:value="221.481878393" calcext:value-type="float">
            <text:p>221.481878393</text:p>
          </table:table-cell>
          <table:table-cell office:value-type="float" office:value="394.815775166" calcext:value-type="float">
            <text:p>394.815775166</text:p>
          </table:table-cell>
          <table:table-cell office:value-type="float" office:value="1984.35132244" calcext:value-type="float">
            <text:p>1984.35132244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612.414583172" calcext:value-type="float">
            <text:p>612.414583172</text:p>
          </table:table-cell>
          <table:table-cell office:value-type="float" office:value="228.044659283" calcext:value-type="float">
            <text:p>228.044659283</text:p>
          </table:table-cell>
          <table:table-cell office:value-type="float" office:value="384.369923889" calcext:value-type="float">
            <text:p>384.369923889</text:p>
          </table:table-cell>
          <table:table-cell office:value-type="float" office:value="2032.85438789" calcext:value-type="float">
            <text:p>2032.85438789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609.414825581" calcext:value-type="float">
            <text:p>609.414825581</text:p>
          </table:table-cell>
          <table:table-cell office:value-type="float" office:value="225.67084913" calcext:value-type="float">
            <text:p>225.67084913</text:p>
          </table:table-cell>
          <table:table-cell office:value-type="float" office:value="383.743976451" calcext:value-type="float">
            <text:p>383.743976451</text:p>
          </table:table-cell>
          <table:table-cell office:value-type="float" office:value="2082.54300315" calcext:value-type="float">
            <text:p>2082.54300315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606.647361244" calcext:value-type="float">
            <text:p>606.647361244</text:p>
          </table:table-cell>
          <table:table-cell office:value-type="float" office:value="223.464980713" calcext:value-type="float">
            <text:p>223.464980713</text:p>
          </table:table-cell>
          <table:table-cell office:value-type="float" office:value="383.182380531" calcext:value-type="float">
            <text:p>383.182380531</text:p>
          </table:table-cell>
          <table:table-cell office:value-type="float" office:value="2133.44614638" calcext:value-type="float">
            <text:p>2133.44614638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604.0063353" calcext:value-type="float">
            <text:p>604.0063353</text:p>
          </table:table-cell>
          <table:table-cell office:value-type="float" office:value="221.417513992" calcext:value-type="float">
            <text:p>221.417513992</text:p>
          </table:table-cell>
          <table:table-cell office:value-type="float" office:value="382.588821308" calcext:value-type="float">
            <text:p>382.588821308</text:p>
          </table:table-cell>
          <table:table-cell office:value-type="float" office:value="2185.59350401" calcext:value-type="float">
            <text:p>2185.59350401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601.498676988" calcext:value-type="float">
            <text:p>601.498676988</text:p>
          </table:table-cell>
          <table:table-cell office:value-type="float" office:value="219.410748115" calcext:value-type="float">
            <text:p>219.410748115</text:p>
          </table:table-cell>
          <table:table-cell office:value-type="float" office:value="382.087928873" calcext:value-type="float">
            <text:p>382.087928873</text:p>
          </table:table-cell>
          <table:table-cell office:value-type="float" office:value="2239.01548809" calcext:value-type="float">
            <text:p>2239.01548809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99.113371449" calcext:value-type="float">
            <text:p>599.113371449</text:p>
          </table:table-cell>
          <table:table-cell office:value-type="float" office:value="217.493824493" calcext:value-type="float">
            <text:p>217.493824493</text:p>
          </table:table-cell>
          <table:table-cell office:value-type="float" office:value="381.619546956" calcext:value-type="float">
            <text:p>381.619546956</text:p>
          </table:table-cell>
          <table:table-cell office:value-type="float" office:value="2293.74325405" calcext:value-type="float">
            <text:p>2293.74325405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596.832289968" calcext:value-type="float">
            <text:p>596.832289968</text:p>
          </table:table-cell>
          <table:table-cell office:value-type="float" office:value="215.65666385" calcext:value-type="float">
            <text:p>215.65666385</text:p>
          </table:table-cell>
          <table:table-cell office:value-type="float" office:value="381.175626118" calcext:value-type="float">
            <text:p>381.175626118</text:p>
          </table:table-cell>
          <table:table-cell office:value-type="float" office:value="2349.80871882" calcext:value-type="float">
            <text:p>2349.80871882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594.656399236" calcext:value-type="float">
            <text:p>594.656399236</text:p>
          </table:table-cell>
          <table:table-cell office:value-type="float" office:value="213.895798808" calcext:value-type="float">
            <text:p>213.895798808</text:p>
          </table:table-cell>
          <table:table-cell office:value-type="float" office:value="380.760600428" calcext:value-type="float">
            <text:p>380.760600428</text:p>
          </table:table-cell>
          <table:table-cell office:value-type="float" office:value="2407.24457949" calcext:value-type="float">
            <text:p>2407.24457949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592.575125864" calcext:value-type="float">
            <text:p>592.575125864</text:p>
          </table:table-cell>
          <table:table-cell office:value-type="float" office:value="212.211872021" calcext:value-type="float">
            <text:p>212.211872021</text:p>
          </table:table-cell>
          <table:table-cell office:value-type="float" office:value="380.363253842" calcext:value-type="float">
            <text:p>380.363253842</text:p>
          </table:table-cell>
          <table:table-cell office:value-type="float" office:value="2466.08433235" calcext:value-type="float">
            <text:p>2466.08433235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590.55662936" calcext:value-type="float">
            <text:p>590.55662936</text:p>
          </table:table-cell>
          <table:table-cell office:value-type="float" office:value="210.646638297" calcext:value-type="float">
            <text:p>210.646638297</text:p>
          </table:table-cell>
          <table:table-cell office:value-type="float" office:value="379.909991062" calcext:value-type="float">
            <text:p>379.909991062</text:p>
          </table:table-cell>
          <table:table-cell office:value-type="float" office:value="2526.36229241" calcext:value-type="float">
            <text:p>2526.36229241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588.600669599" calcext:value-type="float">
            <text:p>588.600669599</text:p>
          </table:table-cell>
          <table:table-cell office:value-type="float" office:value="209.080584393" calcext:value-type="float">
            <text:p>209.080584393</text:p>
          </table:table-cell>
          <table:table-cell office:value-type="float" office:value="379.520085206" calcext:value-type="float">
            <text:p>379.520085206</text:p>
          </table:table-cell>
          <table:table-cell office:value-type="float" office:value="2588.11361347" calcext:value-type="float">
            <text:p>2588.11361347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115.89497911" calcext:value-type="float">
            <text:p>1115.89497911</text:p>
          </table:table-cell>
          <table:table-cell office:value-type="float" office:value="393.89942743" calcext:value-type="float">
            <text:p>393.89942743</text:p>
          </table:table-cell>
          <table:table-cell office:value-type="float" office:value="721.995551683" calcext:value-type="float">
            <text:p>721.995551683</text:p>
          </table:table-cell>
          <table:table-cell office:value-type="float" office:value="2651.37430857" calcext:value-type="float">
            <text:p>2651.37430857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114.85829253" calcext:value-type="float">
            <text:p>1114.85829253</text:p>
          </table:table-cell>
          <table:table-cell office:value-type="float" office:value="393.007939981" calcext:value-type="float">
            <text:p>393.007939981</text:p>
          </table:table-cell>
          <table:table-cell office:value-type="float" office:value="721.850352549" calcext:value-type="float">
            <text:p>721.850352549</text:p>
          </table:table-cell>
          <table:table-cell office:value-type="float" office:value="2716.18127101" calcext:value-type="float">
            <text:p>2716.18127101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1113.85041393" calcext:value-type="float">
            <text:p>1113.85041393</text:p>
          </table:table-cell>
          <table:table-cell office:value-type="float" office:value="392.17935" calcext:value-type="float">
            <text:p>392.17935</text:p>
          </table:table-cell>
          <table:table-cell office:value-type="float" office:value="721.671063927" calcext:value-type="float">
            <text:p>721.671063927</text:p>
          </table:table-cell>
          <table:table-cell office:value-type="float" office:value="2782.57229585" calcext:value-type="float">
            <text:p>2782.57229585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1112.81845088" calcext:value-type="float">
            <text:p>1112.81845088</text:p>
          </table:table-cell>
          <table:table-cell office:value-type="float" office:value="391.340429797" calcext:value-type="float">
            <text:p>391.340429797</text:p>
          </table:table-cell>
          <table:table-cell office:value-type="float" office:value="721.478021084" calcext:value-type="float">
            <text:p>721.478021084</text:p>
          </table:table-cell>
          <table:table-cell office:value-type="float" office:value="2850.586102" calcext:value-type="float">
            <text:p>2850.586102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111.74444033" calcext:value-type="float">
            <text:p>1111.74444033</text:p>
          </table:table-cell>
          <table:table-cell office:value-type="float" office:value="390.463201736" calcext:value-type="float">
            <text:p>390.463201736</text:p>
          </table:table-cell>
          <table:table-cell office:value-type="float" office:value="721.281238589" calcext:value-type="float">
            <text:p>721.281238589</text:p>
          </table:table-cell>
          <table:table-cell office:value-type="float" office:value="2920.26235474" calcext:value-type="float">
            <text:p>2920.26235474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1110.55298853" calcext:value-type="float">
            <text:p>1110.55298853</text:p>
          </table:table-cell>
          <table:table-cell office:value-type="float" office:value="389.098274047" calcext:value-type="float">
            <text:p>389.098274047</text:p>
          </table:table-cell>
          <table:table-cell office:value-type="float" office:value="721.454714486" calcext:value-type="float">
            <text:p>721.454714486</text:p>
          </table:table-cell>
          <table:table-cell office:value-type="float" office:value="2991.64168889" calcext:value-type="float">
            <text:p>2991.64168889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1109.0740519" calcext:value-type="float">
            <text:p>1109.0740519</text:p>
          </table:table-cell>
          <table:table-cell office:value-type="float" office:value="388.079756376" calcext:value-type="float">
            <text:p>388.079756376</text:p>
          </table:table-cell>
          <table:table-cell office:value-type="float" office:value="720.994295529" calcext:value-type="float">
            <text:p>720.994295529</text:p>
          </table:table-cell>
          <table:table-cell office:value-type="float" office:value="3064.7657325" calcext:value-type="float">
            <text:p>3064.7657325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1107.43748815" calcext:value-type="float">
            <text:p>1107.43748815</text:p>
          </table:table-cell>
          <table:table-cell office:value-type="float" office:value="386.998728817" calcext:value-type="float">
            <text:p>386.998728817</text:p>
          </table:table-cell>
          <table:table-cell office:value-type="float" office:value="720.438759335" calcext:value-type="float">
            <text:p>720.438759335</text:p>
          </table:table-cell>
          <table:table-cell office:value-type="float" office:value="3139.67713111" calcext:value-type="float">
            <text:p>3139.67713111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1105.58579443" calcext:value-type="float">
            <text:p>1105.58579443</text:p>
          </table:table-cell>
          <table:table-cell office:value-type="float" office:value="385.903423348" calcext:value-type="float">
            <text:p>385.903423348</text:p>
          </table:table-cell>
          <table:table-cell office:value-type="float" office:value="719.682371082" calcext:value-type="float">
            <text:p>719.682371082</text:p>
          </table:table-cell>
          <table:table-cell office:value-type="float" office:value="3216.41957266" calcext:value-type="float">
            <text:p>3216.41957266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1103.8382961" calcext:value-type="float">
            <text:p>1103.8382961</text:p>
          </table:table-cell>
          <table:table-cell office:value-type="float" office:value="384.763930103" calcext:value-type="float">
            <text:p>384.763930103</text:p>
          </table:table-cell>
          <table:table-cell office:value-type="float" office:value="719.074365995" calcext:value-type="float">
            <text:p>719.074365995</text:p>
          </table:table-cell>
          <table:table-cell office:value-type="float" office:value="3295.03781292" calcext:value-type="float">
            <text:p>3295.03781292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1102.15778132" calcext:value-type="float">
            <text:p>1102.15778132</text:p>
          </table:table-cell>
          <table:table-cell office:value-type="float" office:value="383.614621643" calcext:value-type="float">
            <text:p>383.614621643</text:p>
          </table:table-cell>
          <table:table-cell office:value-type="float" office:value="718.543159674" calcext:value-type="float">
            <text:p>718.543159674</text:p>
          </table:table-cell>
          <table:table-cell office:value-type="float" office:value="3375.57770164" calcext:value-type="float">
            <text:p>3375.57770164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1100.4770222" calcext:value-type="float">
            <text:p>1100.4770222</text:p>
          </table:table-cell>
          <table:table-cell office:value-type="float" office:value="382.481085245" calcext:value-type="float">
            <text:p>382.481085245</text:p>
          </table:table-cell>
          <table:table-cell office:value-type="float" office:value="717.995936951" calcext:value-type="float">
            <text:p>717.995936951</text:p>
          </table:table-cell>
          <table:table-cell office:value-type="float" office:value="3458.08620925" calcext:value-type="float">
            <text:p>3458.08620925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1098.77872269" calcext:value-type="float">
            <text:p>1098.77872269</text:p>
          </table:table-cell>
          <table:table-cell office:value-type="float" office:value="381.271139169" calcext:value-type="float">
            <text:p>381.271139169</text:p>
          </table:table-cell>
          <table:table-cell office:value-type="float" office:value="717.507583518" calcext:value-type="float">
            <text:p>717.507583518</text:p>
          </table:table-cell>
          <table:table-cell office:value-type="float" office:value="3542.61145426" calcext:value-type="float">
            <text:p>3542.61145426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1097.10653225" calcext:value-type="float">
            <text:p>1097.10653225</text:p>
          </table:table-cell>
          <table:table-cell office:value-type="float" office:value="380.157322374" calcext:value-type="float">
            <text:p>380.157322374</text:p>
          </table:table-cell>
          <table:table-cell office:value-type="float" office:value="716.94920988" calcext:value-type="float">
            <text:p>716.94920988</text:p>
          </table:table-cell>
          <table:table-cell office:value-type="float" office:value="3629.20273136" calcext:value-type="float">
            <text:p>3629.20273136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095.46905407" calcext:value-type="float">
            <text:p>1095.46905407</text:p>
          </table:table-cell>
          <table:table-cell office:value-type="float" office:value="378.977641118" calcext:value-type="float">
            <text:p>378.977641118</text:p>
          </table:table-cell>
          <table:table-cell office:value-type="float" office:value="716.491412952" calcext:value-type="float">
            <text:p>716.491412952</text:p>
          </table:table-cell>
          <table:table-cell office:value-type="float" office:value="3717.91054011" calcext:value-type="float">
            <text:p>3717.91054011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1093.86536177" calcext:value-type="float">
            <text:p>1093.86536177</text:p>
          </table:table-cell>
          <table:table-cell office:value-type="float" office:value="377.744694124" calcext:value-type="float">
            <text:p>377.744694124</text:p>
          </table:table-cell>
          <table:table-cell office:value-type="float" office:value="716.120667648" calcext:value-type="float">
            <text:p>716.120667648</text:p>
          </table:table-cell>
          <table:table-cell office:value-type="float" office:value="3808.78661442" calcext:value-type="float">
            <text:p>3808.78661442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1092.29194989" calcext:value-type="float">
            <text:p>1092.29194989</text:p>
          </table:table-cell>
          <table:table-cell office:value-type="float" office:value="376.551703637" calcext:value-type="float">
            <text:p>376.551703637</text:p>
          </table:table-cell>
          <table:table-cell office:value-type="float" office:value="715.740246257" calcext:value-type="float">
            <text:p>715.740246257</text:p>
          </table:table-cell>
          <table:table-cell office:value-type="float" office:value="3901.88395275" calcext:value-type="float">
            <text:p>3901.88395275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1090.68573691" calcext:value-type="float">
            <text:p>1090.68573691</text:p>
          </table:table-cell>
          <table:table-cell office:value-type="float" office:value="374.805201567" calcext:value-type="float">
            <text:p>374.805201567</text:p>
          </table:table-cell>
          <table:table-cell office:value-type="float" office:value="715.880535341" calcext:value-type="float">
            <text:p>715.880535341</text:p>
          </table:table-cell>
          <table:table-cell office:value-type="float" office:value="3997.25684897" calcext:value-type="float">
            <text:p>3997.25684897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1088.81040531" calcext:value-type="float">
            <text:p>1088.81040531</text:p>
          </table:table-cell>
          <table:table-cell office:value-type="float" office:value="372.989672288" calcext:value-type="float">
            <text:p>372.989672288</text:p>
          </table:table-cell>
          <table:table-cell office:value-type="float" office:value="715.820733021" calcext:value-type="float">
            <text:p>715.820733021</text:p>
          </table:table-cell>
          <table:table-cell office:value-type="float" office:value="4094.96092403" calcext:value-type="float">
            <text:p>4094.96092403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1086.86459865" calcext:value-type="float">
            <text:p>1086.86459865</text:p>
          </table:table-cell>
          <table:table-cell office:value-type="float" office:value="371.703113111" calcext:value-type="float">
            <text:p>371.703113111</text:p>
          </table:table-cell>
          <table:table-cell office:value-type="float" office:value="715.161485538" calcext:value-type="float">
            <text:p>715.161485538</text:p>
          </table:table-cell>
          <table:table-cell office:value-type="float" office:value="4195.05315843" calcext:value-type="float">
            <text:p>4195.05315843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1080.83455863" calcext:value-type="float">
            <text:p>1080.83455863</text:p>
          </table:table-cell>
          <table:table-cell office:value-type="float" office:value="365.550922998" calcext:value-type="float">
            <text:p>365.550922998</text:p>
          </table:table-cell>
          <table:table-cell office:value-type="float" office:value="715.283635632" calcext:value-type="float">
            <text:p>715.283635632</text:p>
          </table:table-cell>
          <table:table-cell office:value-type="float" office:value="4297.59192543" calcext:value-type="float">
            <text:p>4297.59192543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1076.50639261" calcext:value-type="float">
            <text:p>1076.50639261</text:p>
          </table:table-cell>
          <table:table-cell office:value-type="float" office:value="362.193627713" calcext:value-type="float">
            <text:p>362.193627713</text:p>
          </table:table-cell>
          <table:table-cell office:value-type="float" office:value="714.312764899" calcext:value-type="float">
            <text:p>714.312764899</text:p>
          </table:table-cell>
          <table:table-cell office:value-type="float" office:value="4402.63702508" calcext:value-type="float">
            <text:p>4402.63702508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1072.4775439" calcext:value-type="float">
            <text:p>1072.4775439</text:p>
          </table:table-cell>
          <table:table-cell office:value-type="float" office:value="359.276500038" calcext:value-type="float">
            <text:p>359.276500038</text:p>
          </table:table-cell>
          <table:table-cell office:value-type="float" office:value="713.201043859" calcext:value-type="float">
            <text:p>713.201043859</text:p>
          </table:table-cell>
          <table:table-cell office:value-type="float" office:value="4510.24971914" calcext:value-type="float">
            <text:p>4510.24971914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1064.92519679" calcext:value-type="float">
            <text:p>1064.92519679</text:p>
          </table:table-cell>
          <table:table-cell office:value-type="float" office:value="351.040529875" calcext:value-type="float">
            <text:p>351.040529875</text:p>
          </table:table-cell>
          <table:table-cell office:value-type="float" office:value="713.884666916" calcext:value-type="float">
            <text:p>713.884666916</text:p>
          </table:table-cell>
          <table:table-cell office:value-type="float" office:value="4620.49276675" calcext:value-type="float">
            <text:p>4620.4927667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918.631485895" calcext:value-type="float">
            <text:p>918.631485895</text:p>
          </table:table-cell>
          <table:table-cell office:value-type="float" office:value="461.032177471" calcext:value-type="float">
            <text:p>461.032177471</text:p>
          </table:table-cell>
          <table:table-cell office:value-type="float" office:value="457.599308424" calcext:value-type="float">
            <text:p>457.599308424</text:p>
          </table:table-cell>
          <table:table-cell office:value-type="float" office:value="4733.43046106" calcext:value-type="float">
            <text:p>4733.43046106</text:p>
          </table:table-cell>
        </table:table-row>
        <table:table-row table:style-name="ro1">
          <table:table-cell table:number-columns-repeated="4"/>
          <table:table-cell office:value-type="float" office:value="4849.12866674" calcext:value-type="float">
            <text:p>4849.128666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 style:data-style-name="N2" text:time-value="10:36:21.9424252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6T10:52:58.960313796</dc:date>
    <meta:editing-duration>PT18M29S</meta:editing-duration>
    <meta:editing-cycles>2</meta:editing-cycles>
    <meta:generator>LibreOffice/5.1.6.2$Linux_X86_64 LibreOffice_project/10m0$Build-2</meta:generator>
    <meta:document-statistic meta:table-count="1" meta:cell-count="12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387cm" svg:y="0.316cm" chart:style-name="ch2">
          <text:p>28.57% Impedance Mismatch m=0.7 n=0.5 tau=eps=0.5</text:p>
        </chart:title>
        <chart:subtitle svg:x="6.355cm" svg:y="1.275cm" chart:style-name="ch3">
          <text:p>Right-Going Wave</text:p>
        </chart:subtitle>
        <chart:legend chart:legend-position="end" svg:x="11.772cm" svg:y="3.454cm" style:legend-expansion="high" chart:style-name="ch4"/>
        <chart:plot-area chart:style-name="ch5" table:cell-range-address="EnergyVals.A1:EnergyVals.E252" chart:data-source-has-labels="both" svg:x="1.331cm" svg:y="2.138cm" svg:width="10.121cm" svg:height="5.701cm">
          <chartooo:coordinate-region svg:x="2.429cm" svg:y="2.337cm" svg:width="9.023cm" svg:height="5.208cm"/>
          <chart:axis chart:dimension="x" chart:name="primary-x" chart:style-name="ch6" chartooo:axis-type="auto">
            <chartooo:date-scale/>
            <chart:title svg:x="5.99cm" svg:y="8.019cm" chart:style-name="ch7">
              <text:p>Time</text:p>
            </chart:title>
            <chart:categories table:cell-range-address="EnergyVals.A1:EnergyVals.A252"/>
          </chart:axis>
          <chart:axis chart:dimension="y" chart:name="primary-y" chart:style-name="ch6">
            <chart:title svg:x="0.451cm" svg:y="5.561cm" chart:style-name="ch8">
              <text:p>Energy</text:p>
            </chart:title>
            <chart:grid chart:style-name="ch9" chart:class="major"/>
          </chart:axis>
          <chart:series chart:style-name="ch10" chart:values-cell-range-address="EnergyVals.B1:EnergyVals.B252" loext:label-string="energy" chart:class="chart:line">
            <chart:data-point chart:repeated="252"/>
          </chart:series>
          <chart:series chart:style-name="ch11" chart:values-cell-range-address="EnergyVals.C1:EnergyVals.C252" loext:label-string="left_energy" chart:class="chart:line">
            <chart:data-point chart:repeated="252"/>
          </chart:series>
          <chart:series chart:style-name="ch12" chart:values-cell-range-address="EnergyVals.D1:EnergyVals.D252" loext:label-string="right_energy" chart:class="chart:line">
            <chart:data-point chart:repeated="252"/>
          </chart:series>
          <chart:series chart:style-name="ch13" chart:values-cell-range-address="EnergyVals.E1:EnergyVals.E252" loext:label-string="approx_limit_curve" chart:class="chart:line">
            <chart:data-point chart:repeated="25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</text:p>
              </table:table-cell>
              <table:table-cell office:value-type="string">
                <text:p>left_energy</text:p>
              </table:table-cell>
              <table:table-cell office:value-type="string">
                <text:p>right_energy</text:p>
              </table:table-cell>
              <table:table-cell office:value-type="string">
                <text:p>approx_limit_curv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nergyVals.A1:EnergyVals.A252</svg:desc>
                </draw:g>
              </table:table-cell>
              <table:table-cell office:value-type="float" office:value="11.7028555055">
                <text:p>11.7028555055</text:p>
                <draw:g>
                  <svg:desc>EnergyVals.B1:EnergyVals.B252</svg:desc>
                </draw:g>
              </table:table-cell>
              <table:table-cell office:value-type="float" office:value="0.0000000000160849623811">
                <text:p>0.0000000000160849623811</text:p>
                <draw:g>
                  <svg:desc>EnergyVals.C1:EnergyVals.C252</svg:desc>
                </draw:g>
              </table:table-cell>
              <table:table-cell office:value-type="float" office:value="11.7028555055">
                <text:p>11.7028555055</text:p>
                <draw:g>
                  <svg:desc>EnergyVals.D1:EnergyVals.D252</svg:desc>
                </draw:g>
              </table:table-cell>
              <table:table-cell office:value-type="float" office:value="11.3044479905">
                <text:p>11.3044479905</text:p>
                <draw:g>
                  <svg:desc>EnergyVals.E1:EnergyVals.E252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1.7028555338">
                <text:p>11.7028555338</text:p>
              </table:table-cell>
              <table:table-cell office:value-type="float" office:value="-2.85168031591E-017">
                <text:p>-2.85168031591E-017</text:p>
              </table:table-cell>
              <table:table-cell office:value-type="float" office:value="11.7028555338">
                <text:p>11.7028555338</text:p>
              </table:table-cell>
              <table:table-cell office:value-type="float" office:value="11.5807601407">
                <text:p>11.5807601407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11.7028555474">
                <text:p>11.7028555474</text:p>
              </table:table-cell>
              <table:table-cell office:value-type="float" office:value="-4.17794350162E-017">
                <text:p>-4.17794350162E-017</text:p>
              </table:table-cell>
              <table:table-cell office:value-type="float" office:value="11.7028555474">
                <text:p>11.7028555474</text:p>
              </table:table-cell>
              <table:table-cell office:value-type="float" office:value="11.8638261284">
                <text:p>11.8638261284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11.702855558">
                <text:p>11.702855558</text:p>
              </table:table-cell>
              <table:table-cell office:value-type="float" office:value="-4.34945156286E-017">
                <text:p>-4.34945156286E-017</text:p>
              </table:table-cell>
              <table:table-cell office:value-type="float" office:value="11.702855558">
                <text:p>11.702855558</text:p>
              </table:table-cell>
              <table:table-cell office:value-type="float" office:value="12.1538110362">
                <text:p>12.1538110362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11.7028555664">
                <text:p>11.7028555664</text:p>
              </table:table-cell>
              <table:table-cell office:value-type="float" office:value="-3.76927235189E-017">
                <text:p>-3.76927235189E-017</text:p>
              </table:table-cell>
              <table:table-cell office:value-type="float" office:value="11.7028555664">
                <text:p>11.7028555664</text:p>
              </table:table-cell>
              <table:table-cell office:value-type="float" office:value="12.4508839816">
                <text:p>12.4508839816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11.7028555739">
                <text:p>11.7028555739</text:p>
              </table:table-cell>
              <table:table-cell office:value-type="float" office:value="-3.81716461459E-017">
                <text:p>-3.81716461459E-017</text:p>
              </table:table-cell>
              <table:table-cell office:value-type="float" office:value="11.7028555739">
                <text:p>11.7028555739</text:p>
              </table:table-cell>
              <table:table-cell office:value-type="float" office:value="12.7552182161">
                <text:p>12.7552182161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11.702855581">
                <text:p>11.702855581</text:p>
              </table:table-cell>
              <table:table-cell office:value-type="float" office:value="-3.57149436208E-017">
                <text:p>-3.57149436208E-017</text:p>
              </table:table-cell>
              <table:table-cell office:value-type="float" office:value="11.702855581">
                <text:p>11.702855581</text:p>
              </table:table-cell>
              <table:table-cell office:value-type="float" office:value="13.0669912257">
                <text:p>13.0669912257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11.702855587">
                <text:p>11.702855587</text:p>
              </table:table-cell>
              <table:table-cell office:value-type="float" office:value="-3.57170164525E-017">
                <text:p>-3.57170164525E-017</text:p>
              </table:table-cell>
              <table:table-cell office:value-type="float" office:value="11.702855587">
                <text:p>11.702855587</text:p>
              </table:table-cell>
              <table:table-cell office:value-type="float" office:value="13.3863848348">
                <text:p>13.3863848348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11.7028555928">
                <text:p>11.7028555928</text:p>
              </table:table-cell>
              <table:table-cell office:value-type="float" office:value="-2.07978973892E-017">
                <text:p>-2.07978973892E-017</text:p>
              </table:table-cell>
              <table:table-cell office:value-type="float" office:value="11.7028555928">
                <text:p>11.7028555928</text:p>
              </table:table-cell>
              <table:table-cell office:value-type="float" office:value="13.713585312">
                <text:p>13.713585312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11.7028555984">
                <text:p>11.7028555984</text:p>
              </table:table-cell>
              <table:table-cell office:value-type="float" office:value="-2.66085533669E-017">
                <text:p>-2.66085533669E-017</text:p>
              </table:table-cell>
              <table:table-cell office:value-type="float" office:value="11.7028555984">
                <text:p>11.7028555984</text:p>
              </table:table-cell>
              <table:table-cell office:value-type="float" office:value="14.048783479">
                <text:p>14.048783479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1.7028556033">
                <text:p>11.7028556033</text:p>
              </table:table-cell>
              <table:table-cell office:value-type="float" office:value="-1.95812904611E-017">
                <text:p>-1.95812904611E-017</text:p>
              </table:table-cell>
              <table:table-cell office:value-type="float" office:value="11.7028556033">
                <text:p>11.7028556033</text:p>
              </table:table-cell>
              <table:table-cell office:value-type="float" office:value="14.3921748215">
                <text:p>14.3921748215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11.7028556083">
                <text:p>11.7028556083</text:p>
              </table:table-cell>
              <table:table-cell office:value-type="float" office:value="-2.87560904415E-017">
                <text:p>-2.87560904415E-017</text:p>
              </table:table-cell>
              <table:table-cell office:value-type="float" office:value="11.7028556083">
                <text:p>11.7028556083</text:p>
              </table:table-cell>
              <table:table-cell office:value-type="float" office:value="14.7439596034">
                <text:p>14.7439596034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11.7028556128">
                <text:p>11.7028556128</text:p>
              </table:table-cell>
              <table:table-cell office:value-type="float" office:value="-3.97964869985E-017">
                <text:p>-3.97964869985E-017</text:p>
              </table:table-cell>
              <table:table-cell office:value-type="float" office:value="11.7028556128">
                <text:p>11.7028556128</text:p>
              </table:table-cell>
              <table:table-cell office:value-type="float" office:value="15.1043429839">
                <text:p>15.1043429839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11.702855617">
                <text:p>11.702855617</text:p>
              </table:table-cell>
              <table:table-cell office:value-type="float" office:value="-4.20846801702E-017">
                <text:p>-4.20846801702E-017</text:p>
              </table:table-cell>
              <table:table-cell office:value-type="float" office:value="11.702855617">
                <text:p>11.702855617</text:p>
              </table:table-cell>
              <table:table-cell office:value-type="float" office:value="15.4735351365">
                <text:p>15.4735351365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11.7028556212">
                <text:p>11.7028556212</text:p>
              </table:table-cell>
              <table:table-cell office:value-type="float" office:value="-2.41072429426E-017">
                <text:p>-2.41072429426E-017</text:p>
              </table:table-cell>
              <table:table-cell office:value-type="float" office:value="11.7028556212">
                <text:p>11.7028556212</text:p>
              </table:table-cell>
              <table:table-cell office:value-type="float" office:value="15.8517513721">
                <text:p>15.8517513721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1.7028556252">
                <text:p>11.7028556252</text:p>
              </table:table-cell>
              <table:table-cell office:value-type="float" office:value="-2.5188308141E-017">
                <text:p>-2.5188308141E-017</text:p>
              </table:table-cell>
              <table:table-cell office:value-type="float" office:value="11.7028556252">
                <text:p>11.7028556252</text:p>
              </table:table-cell>
              <table:table-cell office:value-type="float" office:value="16.2392122646">
                <text:p>16.2392122646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11.702855629">
                <text:p>11.702855629</text:p>
              </table:table-cell>
              <table:table-cell office:value-type="float" office:value="-3.63530880646E-017">
                <text:p>-3.63530880646E-017</text:p>
              </table:table-cell>
              <table:table-cell office:value-type="float" office:value="11.702855629">
                <text:p>11.702855629</text:p>
              </table:table-cell>
              <table:table-cell office:value-type="float" office:value="16.6361437788">
                <text:p>16.6361437788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11.7028522411">
                <text:p>11.7028522411</text:p>
              </table:table-cell>
              <table:table-cell office:value-type="float" office:value="0.0000110722158355">
                <text:p>0.0000110722158355</text:p>
              </table:table-cell>
              <table:table-cell office:value-type="float" office:value="11.7028411689">
                <text:p>11.7028411689</text:p>
              </table:table-cell>
              <table:table-cell office:value-type="float" office:value="17.0427774033">
                <text:p>17.0427774033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11.7028093844">
                <text:p>11.7028093844</text:p>
              </table:table-cell>
              <table:table-cell office:value-type="float" office:value="0.000641802724266">
                <text:p>0.000641802724266</text:p>
              </table:table-cell>
              <table:table-cell office:value-type="float" office:value="11.7021675816">
                <text:p>11.7021675816</text:p>
              </table:table-cell>
              <table:table-cell office:value-type="float" office:value="17.4593502846">
                <text:p>17.4593502846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11.7027346138">
                <text:p>11.7027346138</text:p>
              </table:table-cell>
              <table:table-cell office:value-type="float" office:value="0.00307679446253">
                <text:p>0.00307679446253</text:p>
              </table:table-cell>
              <table:table-cell office:value-type="float" office:value="11.6996578194">
                <text:p>11.6996578194</text:p>
              </table:table-cell>
              <table:table-cell office:value-type="float" office:value="17.8861053656">
                <text:p>17.8861053656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1.7026459715">
                <text:p>11.7026459715</text:p>
              </table:table-cell>
              <table:table-cell office:value-type="float" office:value="0.00799276907396">
                <text:p>0.00799276907396</text:p>
              </table:table-cell>
              <table:table-cell office:value-type="float" office:value="11.6946532024">
                <text:p>11.6946532024</text:p>
              </table:table-cell>
              <table:table-cell office:value-type="float" office:value="18.3232915279">
                <text:p>18.3232915279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11.7025571374">
                <text:p>11.7025571374</text:p>
              </table:table-cell>
              <table:table-cell office:value-type="float" office:value="0.0155945772424">
                <text:p>0.0155945772424</text:p>
              </table:table-cell>
              <table:table-cell office:value-type="float" office:value="11.6869625601">
                <text:p>11.6869625601</text:p>
              </table:table-cell>
              <table:table-cell office:value-type="float" office:value="18.7711637358">
                <text:p>18.7711637358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11.7024780082">
                <text:p>11.7024780082</text:p>
              </table:table-cell>
              <table:table-cell office:value-type="float" office:value="0.0257354026335">
                <text:p>0.0257354026335</text:p>
              </table:table-cell>
              <table:table-cell office:value-type="float" office:value="11.6767426056">
                <text:p>11.6767426056</text:p>
              </table:table-cell>
              <table:table-cell office:value-type="float" office:value="19.2299831862">
                <text:p>19.2299831862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11.7024152372">
                <text:p>11.7024152372</text:p>
              </table:table-cell>
              <table:table-cell office:value-type="float" office:value="0.0380211820148">
                <text:p>0.0380211820148</text:p>
              </table:table-cell>
              <table:table-cell office:value-type="float" office:value="11.6643940552">
                <text:p>11.6643940552</text:p>
              </table:table-cell>
              <table:table-cell office:value-type="float" office:value="19.7000174601">
                <text:p>19.7000174601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1.702372714">
                <text:p>11.702372714</text:p>
              </table:table-cell>
              <table:table-cell office:value-type="float" office:value="0.0519001578031">
                <text:p>0.0519001578031</text:p>
              </table:table-cell>
              <table:table-cell office:value-type="float" office:value="11.6504725562">
                <text:p>11.6504725562</text:p>
              </table:table-cell>
              <table:table-cell office:value-type="float" office:value="20.181540679">
                <text:p>20.181540679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1.7023520344">
                <text:p>11.7023520344</text:p>
              </table:table-cell>
              <table:table-cell office:value-type="float" office:value="0.0667384293628">
                <text:p>0.0667384293628</text:p>
              </table:table-cell>
              <table:table-cell office:value-type="float" office:value="11.635613605">
                <text:p>11.635613605</text:p>
              </table:table-cell>
              <table:table-cell office:value-type="float" office:value="20.6748336646">
                <text:p>20.6748336646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20.0680532218">
                <text:p>20.0680532218</text:p>
              </table:table-cell>
              <table:table-cell office:value-type="float" office:value="1.01826759218">
                <text:p>1.01826759218</text:p>
              </table:table-cell>
              <table:table-cell office:value-type="float" office:value="19.0497856296">
                <text:p>19.0497856296</text:p>
              </table:table-cell>
              <table:table-cell office:value-type="float" office:value="21.1801841028">
                <text:p>21.1801841028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20.0652768058">
                <text:p>20.0652768058</text:p>
              </table:table-cell>
              <table:table-cell office:value-type="float" office:value="1.09633716036">
                <text:p>1.09633716036</text:p>
              </table:table-cell>
              <table:table-cell office:value-type="float" office:value="18.9689396454">
                <text:p>18.9689396454</text:p>
              </table:table-cell>
              <table:table-cell office:value-type="float" office:value="21.6978867113">
                <text:p>21.6978867113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20.0623096265">
                <text:p>20.0623096265</text:p>
              </table:table-cell>
              <table:table-cell office:value-type="float" office:value="1.16028285242">
                <text:p>1.16028285242</text:p>
              </table:table-cell>
              <table:table-cell office:value-type="float" office:value="18.9020267741">
                <text:p>18.9020267741</text:p>
              </table:table-cell>
              <table:table-cell office:value-type="float" office:value="22.2282434114">
                <text:p>22.2282434114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20.0594022304">
                <text:p>20.0594022304</text:p>
              </table:table-cell>
              <table:table-cell office:value-type="float" office:value="1.20618680487">
                <text:p>1.20618680487</text:p>
              </table:table-cell>
              <table:table-cell office:value-type="float" office:value="18.8532154256">
                <text:p>18.8532154256</text:p>
              </table:table-cell>
              <table:table-cell office:value-type="float" office:value="22.7715635043">
                <text:p>22.7715635043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0.0569960864">
                <text:p>20.0569960864</text:p>
              </table:table-cell>
              <table:table-cell office:value-type="float" office:value="1.23371240886">
                <text:p>1.23371240886</text:p>
              </table:table-cell>
              <table:table-cell office:value-type="float" office:value="18.8232836776">
                <text:p>18.8232836776</text:p>
              </table:table-cell>
              <table:table-cell office:value-type="float" office:value="23.3281638515">
                <text:p>23.3281638515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20.0553920859">
                <text:p>20.0553920859</text:p>
              </table:table-cell>
              <table:table-cell office:value-type="float" office:value="1.24616271799">
                <text:p>1.24616271799</text:p>
              </table:table-cell>
              <table:table-cell office:value-type="float" office:value="18.8092293679">
                <text:p>18.8092293679</text:p>
              </table:table-cell>
              <table:table-cell office:value-type="float" office:value="23.8983690593">
                <text:p>23.8983690593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20.0547113149">
                <text:p>20.0547113149</text:p>
              </table:table-cell>
              <table:table-cell office:value-type="float" office:value="1.24834799906">
                <text:p>1.24834799906</text:p>
              </table:table-cell>
              <table:table-cell office:value-type="float" office:value="18.8063633158">
                <text:p>18.8063633158</text:p>
              </table:table-cell>
              <table:table-cell office:value-type="float" office:value="24.4825116682">
                <text:p>24.4825116682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20.0549785272">
                <text:p>20.0549785272</text:p>
              </table:table-cell>
              <table:table-cell office:value-type="float" office:value="1.24618346846">
                <text:p>1.24618346846</text:p>
              </table:table-cell>
              <table:table-cell office:value-type="float" office:value="18.8087950587">
                <text:p>18.8087950587</text:p>
              </table:table-cell>
              <table:table-cell office:value-type="float" office:value="25.0809323472">
                <text:p>25.0809323472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20.0560887752">
                <text:p>20.0560887752</text:p>
              </table:table-cell>
              <table:table-cell office:value-type="float" office:value="1.24584233769">
                <text:p>1.24584233769</text:p>
              </table:table-cell>
              <table:table-cell office:value-type="float" office:value="18.8102464375">
                <text:p>18.8102464375</text:p>
              </table:table-cell>
              <table:table-cell office:value-type="float" office:value="25.693980092">
                <text:p>25.693980092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20.0577507299">
                <text:p>20.0577507299</text:p>
              </table:table-cell>
              <table:table-cell office:value-type="float" office:value="1.25265903417">
                <text:p>1.25265903417</text:p>
              </table:table-cell>
              <table:table-cell office:value-type="float" office:value="18.8050916957">
                <text:p>18.8050916957</text:p>
              </table:table-cell>
              <table:table-cell office:value-type="float" office:value="26.3220124287">
                <text:p>26.3220124287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20.0595553197">
                <text:p>20.0595553197</text:p>
              </table:table-cell>
              <table:table-cell office:value-type="float" office:value="1.27026398082">
                <text:p>1.27026398082</text:p>
              </table:table-cell>
              <table:table-cell office:value-type="float" office:value="18.7892913389">
                <text:p>18.7892913389</text:p>
              </table:table-cell>
              <table:table-cell office:value-type="float" office:value="26.9653956226">
                <text:p>26.9653956226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20.0610291703">
                <text:p>20.0610291703</text:p>
              </table:table-cell>
              <table:table-cell office:value-type="float" office:value="1.29988792228">
                <text:p>1.29988792228</text:p>
              </table:table-cell>
              <table:table-cell office:value-type="float" office:value="18.761141248">
                <text:p>18.761141248</text:p>
              </table:table-cell>
              <table:table-cell office:value-type="float" office:value="27.6245048911">
                <text:p>27.6245048911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20.0617098054">
                <text:p>20.0617098054</text:p>
              </table:table-cell>
              <table:table-cell office:value-type="float" office:value="1.33991220357">
                <text:p>1.33991220357</text:p>
              </table:table-cell>
              <table:table-cell office:value-type="float" office:value="18.7217976019">
                <text:p>18.7217976019</text:p>
              </table:table-cell>
              <table:table-cell office:value-type="float" office:value="28.2997246234">
                <text:p>28.2997246234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20.0612369287">
                <text:p>20.0612369287</text:p>
              </table:table-cell>
              <table:table-cell office:value-type="float" office:value="1.38593800775">
                <text:p>1.38593800775</text:p>
              </table:table-cell>
              <table:table-cell office:value-type="float" office:value="18.675298921">
                <text:p>18.675298921</text:p>
              </table:table-cell>
              <table:table-cell office:value-type="float" office:value="28.9914486039">
                <text:p>28.9914486039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20.0594636023">
                <text:p>20.0594636023</text:p>
              </table:table-cell>
              <table:table-cell office:value-type="float" office:value="1.43129158896">
                <text:p>1.43129158896</text:p>
              </table:table-cell>
              <table:table-cell office:value-type="float" office:value="18.6281720133">
                <text:p>18.6281720133</text:p>
              </table:table-cell>
              <table:table-cell office:value-type="float" office:value="29.7000802424">
                <text:p>29.7000802424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20.0566433813">
                <text:p>20.0566433813</text:p>
              </table:table-cell>
              <table:table-cell office:value-type="float" office:value="1.46771677517">
                <text:p>1.46771677517</text:p>
              </table:table-cell>
              <table:table-cell office:value-type="float" office:value="18.5889266062">
                <text:p>18.5889266062</text:p>
              </table:table-cell>
              <table:table-cell office:value-type="float" office:value="30.4260328092">
                <text:p>30.4260328092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20.0534839833">
                <text:p>20.0534839833</text:p>
              </table:table-cell>
              <table:table-cell office:value-type="float" office:value="1.48804182312">
                <text:p>1.48804182312</text:p>
              </table:table-cell>
              <table:table-cell office:value-type="float" office:value="18.5654421602">
                <text:p>18.5654421602</text:p>
              </table:table-cell>
              <table:table-cell office:value-type="float" office:value="31.1697296757">
                <text:p>31.1697296757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20.0513877393">
                <text:p>20.0513877393</text:p>
              </table:table-cell>
              <table:table-cell office:value-type="float" office:value="1.49390092025">
                <text:p>1.49390092025</text:p>
              </table:table-cell>
              <table:table-cell office:value-type="float" office:value="18.5574868191">
                <text:p>18.5574868191</text:p>
              </table:table-cell>
              <table:table-cell office:value-type="float" office:value="31.9316045621">
                <text:p>31.9316045621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20.0511068179">
                <text:p>20.0511068179</text:p>
              </table:table-cell>
              <table:table-cell office:value-type="float" office:value="1.49541784129">
                <text:p>1.49541784129</text:p>
              </table:table-cell>
              <table:table-cell office:value-type="float" office:value="18.5556889766">
                <text:p>18.5556889766</text:p>
              </table:table-cell>
              <table:table-cell office:value-type="float" office:value="32.7121017898">
                <text:p>32.7121017898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20.0509038691">
                <text:p>20.0509038691</text:p>
              </table:table-cell>
              <table:table-cell office:value-type="float" office:value="1.49739519602">
                <text:p>1.49739519602</text:p>
              </table:table-cell>
              <table:table-cell office:value-type="float" office:value="18.5535086731">
                <text:p>18.5535086731</text:p>
              </table:table-cell>
              <table:table-cell office:value-type="float" office:value="33.5116765405">
                <text:p>33.5116765405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20.0507138869">
                <text:p>20.0507138869</text:p>
              </table:table-cell>
              <table:table-cell office:value-type="float" office:value="1.49995577096">
                <text:p>1.49995577096</text:p>
              </table:table-cell>
              <table:table-cell office:value-type="float" office:value="18.550758116">
                <text:p>18.550758116</text:p>
              </table:table-cell>
              <table:table-cell office:value-type="float" office:value="34.3307951221">
                <text:p>34.3307951221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20.0505339212">
                <text:p>20.0505339212</text:p>
              </table:table-cell>
              <table:table-cell office:value-type="float" office:value="1.50312481978">
                <text:p>1.50312481978</text:p>
              </table:table-cell>
              <table:table-cell office:value-type="float" office:value="18.5474091015">
                <text:p>18.5474091015</text:p>
              </table:table-cell>
              <table:table-cell office:value-type="float" office:value="35.1699352399">
                <text:p>35.1699352399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20.0503608885">
                <text:p>20.0503608885</text:p>
              </table:table-cell>
              <table:table-cell office:value-type="float" office:value="1.50684697403">
                <text:p>1.50684697403</text:p>
              </table:table-cell>
              <table:table-cell office:value-type="float" office:value="18.5435139144">
                <text:p>18.5435139144</text:p>
              </table:table-cell>
              <table:table-cell office:value-type="float" office:value="36.0295862762">
                <text:p>36.0295862762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20.0501919209">
                <text:p>20.0501919209</text:p>
              </table:table-cell>
              <table:table-cell office:value-type="float" office:value="1.51099603313">
                <text:p>1.51099603313</text:p>
              </table:table-cell>
              <table:table-cell office:value-type="float" office:value="18.5391958877">
                <text:p>18.5391958877</text:p>
              </table:table-cell>
              <table:table-cell office:value-type="float" office:value="36.9102495748">
                <text:p>36.9102495748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35.7119712932">
                <text:p>35.7119712932</text:p>
              </table:table-cell>
              <table:table-cell office:value-type="float" office:value="2.3273810612">
                <text:p>2.3273810612</text:p>
              </table:table-cell>
              <table:table-cell office:value-type="float" office:value="33.384590232">
                <text:p>33.384590232</text:p>
              </table:table-cell>
              <table:table-cell office:value-type="float" office:value="37.8124387338">
                <text:p>37.8124387338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35.7234250307">
                <text:p>35.7234250307</text:p>
              </table:table-cell>
              <table:table-cell office:value-type="float" office:value="2.53272706155">
                <text:p>2.53272706155</text:p>
              </table:table-cell>
              <table:table-cell office:value-type="float" office:value="33.1906979691">
                <text:p>33.1906979691</text:p>
              </table:table-cell>
              <table:table-cell office:value-type="float" office:value="38.7366799052">
                <text:p>38.7366799052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35.7060691769">
                <text:p>35.7060691769</text:p>
              </table:table-cell>
              <table:table-cell office:value-type="float" office:value="2.67726677831">
                <text:p>2.67726677831</text:p>
              </table:table-cell>
              <table:table-cell office:value-type="float" office:value="33.0288023986">
                <text:p>33.0288023986</text:p>
              </table:table-cell>
              <table:table-cell office:value-type="float" office:value="39.6835121013">
                <text:p>39.6835121013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35.6919374303">
                <text:p>35.6919374303</text:p>
              </table:table-cell>
              <table:table-cell office:value-type="float" office:value="2.73671877637">
                <text:p>2.73671877637</text:p>
              </table:table-cell>
              <table:table-cell office:value-type="float" office:value="32.9552186539">
                <text:p>32.9552186539</text:p>
              </table:table-cell>
              <table:table-cell office:value-type="float" office:value="40.6534875099">
                <text:p>40.6534875099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35.6872690163">
                <text:p>35.6872690163</text:p>
              </table:table-cell>
              <table:table-cell office:value-type="float" office:value="2.74437303649">
                <text:p>2.74437303649</text:p>
              </table:table-cell>
              <table:table-cell office:value-type="float" office:value="32.9428959798">
                <text:p>32.9428959798</text:p>
              </table:table-cell>
              <table:table-cell office:value-type="float" office:value="41.6471718152">
                <text:p>41.6471718152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35.6927643102">
                <text:p>35.6927643102</text:p>
              </table:table-cell>
              <table:table-cell office:value-type="float" office:value="2.75528892126">
                <text:p>2.75528892126</text:p>
              </table:table-cell>
              <table:table-cell office:value-type="float" office:value="32.9374753889">
                <text:p>32.9374753889</text:p>
              </table:table-cell>
              <table:table-cell office:value-type="float" office:value="42.6651445287">
                <text:p>42.6651445287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35.7037281946">
                <text:p>35.7037281946</text:p>
              </table:table-cell>
              <table:table-cell office:value-type="float" office:value="2.81577821771">
                <text:p>2.81577821771</text:p>
              </table:table-cell>
              <table:table-cell office:value-type="float" office:value="32.8879499769">
                <text:p>32.8879499769</text:p>
              </table:table-cell>
              <table:table-cell office:value-type="float" office:value="43.7079993266">
                <text:p>43.7079993266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35.7112318662">
                <text:p>35.7112318662</text:p>
              </table:table-cell>
              <table:table-cell office:value-type="float" office:value="2.93571912158">
                <text:p>2.93571912158</text:p>
              </table:table-cell>
              <table:table-cell office:value-type="float" office:value="32.7755127446">
                <text:p>32.7755127446</text:p>
              </table:table-cell>
              <table:table-cell office:value-type="float" office:value="44.7763443963">
                <text:p>44.7763443963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35.7067755148">
                <text:p>35.7067755148</text:p>
              </table:table-cell>
              <table:table-cell office:value-type="float" office:value="3.07542582516">
                <text:p>3.07542582516</text:p>
              </table:table-cell>
              <table:table-cell office:value-type="float" office:value="32.6313496896">
                <text:p>32.6313496896</text:p>
              </table:table-cell>
              <table:table-cell office:value-type="float" office:value="45.8708027909">
                <text:p>45.8708027909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35.6896482127">
                <text:p>35.6896482127</text:p>
              </table:table-cell>
              <table:table-cell office:value-type="float" office:value="3.16290390955">
                <text:p>3.16290390955</text:p>
              </table:table-cell>
              <table:table-cell office:value-type="float" office:value="32.5267443032">
                <text:p>32.5267443032</text:p>
              </table:table-cell>
              <table:table-cell office:value-type="float" office:value="46.9920127927">
                <text:p>46.9920127927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35.676841714">
                <text:p>35.676841714</text:p>
              </table:table-cell>
              <table:table-cell office:value-type="float" office:value="3.17087343897">
                <text:p>3.17087343897</text:p>
              </table:table-cell>
              <table:table-cell office:value-type="float" office:value="32.505968275">
                <text:p>32.505968275</text:p>
              </table:table-cell>
              <table:table-cell office:value-type="float" office:value="48.1406282854">
                <text:p>48.1406282854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35.6755888308">
                <text:p>35.6755888308</text:p>
              </table:table-cell>
              <table:table-cell office:value-type="float" office:value="3.16325233784">
                <text:p>3.16325233784</text:p>
              </table:table-cell>
              <table:table-cell office:value-type="float" office:value="32.512336493">
                <text:p>32.512336493</text:p>
              </table:table-cell>
              <table:table-cell office:value-type="float" office:value="49.3173191355">
                <text:p>49.3173191355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35.6744059238">
                <text:p>35.6744059238</text:p>
              </table:table-cell>
              <table:table-cell office:value-type="float" office:value="3.15439077751">
                <text:p>3.15439077751</text:p>
              </table:table-cell>
              <table:table-cell office:value-type="float" office:value="32.5200151463">
                <text:p>32.5200151463</text:p>
              </table:table-cell>
              <table:table-cell office:value-type="float" office:value="50.5227715826">
                <text:p>50.5227715826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35.6731999201">
                <text:p>35.6731999201</text:p>
              </table:table-cell>
              <table:table-cell office:value-type="float" office:value="3.14476982409">
                <text:p>3.14476982409</text:p>
              </table:table-cell>
              <table:table-cell office:value-type="float" office:value="32.528430096">
                <text:p>32.528430096</text:p>
              </table:table-cell>
              <table:table-cell office:value-type="float" office:value="51.7576886404">
                <text:p>51.7576886404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35.6714030563">
                <text:p>35.6714030563</text:p>
              </table:table-cell>
              <table:table-cell office:value-type="float" office:value="3.13551648632">
                <text:p>3.13551648632</text:p>
              </table:table-cell>
              <table:table-cell office:value-type="float" office:value="32.53588657">
                <text:p>32.53588657</text:p>
              </table:table-cell>
              <table:table-cell office:value-type="float" office:value="53.0227905057">
                <text:p>53.0227905057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35.6693975009">
                <text:p>35.6693975009</text:p>
              </table:table-cell>
              <table:table-cell office:value-type="float" office:value="3.12952795576">
                <text:p>3.12952795576</text:p>
              </table:table-cell>
              <table:table-cell office:value-type="float" office:value="32.5398695452">
                <text:p>32.5398695452</text:p>
              </table:table-cell>
              <table:table-cell office:value-type="float" office:value="54.3188149793">
                <text:p>54.3188149793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35.6678181757">
                <text:p>35.6678181757</text:p>
              </table:table-cell>
              <table:table-cell office:value-type="float" office:value="3.12620834913">
                <text:p>3.12620834913</text:p>
              </table:table-cell>
              <table:table-cell office:value-type="float" office:value="32.5416098266">
                <text:p>32.5416098266</text:p>
              </table:table-cell>
              <table:table-cell office:value-type="float" office:value="55.6465178957">
                <text:p>55.6465178957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35.6664265032">
                <text:p>35.6664265032</text:p>
              </table:table-cell>
              <table:table-cell office:value-type="float" office:value="3.12479871039">
                <text:p>3.12479871039</text:p>
              </table:table-cell>
              <table:table-cell office:value-type="float" office:value="32.5416277928">
                <text:p>32.5416277928</text:p>
              </table:table-cell>
              <table:table-cell office:value-type="float" office:value="57.0066735641">
                <text:p>57.0066735641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35.665124368">
                <text:p>35.665124368</text:p>
              </table:table-cell>
              <table:table-cell office:value-type="float" office:value="3.12361548934">
                <text:p>3.12361548934</text:p>
              </table:table-cell>
              <table:table-cell office:value-type="float" office:value="32.5415088786">
                <text:p>32.5415088786</text:p>
              </table:table-cell>
              <table:table-cell office:value-type="float" office:value="58.4000752201">
                <text:p>58.4000752201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35.6638795074">
                <text:p>35.6638795074</text:p>
              </table:table-cell>
              <table:table-cell office:value-type="float" office:value="3.12099449347">
                <text:p>3.12099449347</text:p>
              </table:table-cell>
              <table:table-cell office:value-type="float" office:value="32.542885014">
                <text:p>32.542885014</text:p>
              </table:table-cell>
              <table:table-cell office:value-type="float" office:value="59.8275354881">
                <text:p>59.8275354881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35.6626897229">
                <text:p>35.6626897229</text:p>
              </table:table-cell>
              <table:table-cell office:value-type="float" office:value="3.11580906532">
                <text:p>3.11580906532</text:p>
              </table:table-cell>
              <table:table-cell office:value-type="float" office:value="32.5468806576">
                <text:p>32.5468806576</text:p>
              </table:table-cell>
              <table:table-cell office:value-type="float" office:value="61.2898868552">
                <text:p>61.2898868552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35.6615881281">
                <text:p>35.6615881281</text:p>
              </table:table-cell>
              <table:table-cell office:value-type="float" office:value="3.10851930116">
                <text:p>3.10851930116</text:p>
              </table:table-cell>
              <table:table-cell office:value-type="float" office:value="32.5530688269">
                <text:p>32.5530688269</text:p>
              </table:table-cell>
              <table:table-cell office:value-type="float" office:value="62.7879821571">
                <text:p>62.7879821571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35.6606023498">
                <text:p>35.6606023498</text:p>
              </table:table-cell>
              <table:table-cell office:value-type="float" office:value="3.10182025459">
                <text:p>3.10182025459</text:p>
              </table:table-cell>
              <table:table-cell office:value-type="float" office:value="32.5587820952">
                <text:p>32.5587820952</text:p>
              </table:table-cell>
              <table:table-cell office:value-type="float" office:value="64.3226950748">
                <text:p>64.3226950748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35.6597216032">
                <text:p>35.6597216032</text:p>
              </table:table-cell>
              <table:table-cell office:value-type="float" office:value="3.09843348807">
                <text:p>3.09843348807</text:p>
              </table:table-cell>
              <table:table-cell office:value-type="float" office:value="32.5612881151">
                <text:p>32.5612881151</text:p>
              </table:table-cell>
              <table:table-cell office:value-type="float" office:value="65.8949206447">
                <text:p>65.8949206447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35.6588253731">
                <text:p>35.6588253731</text:p>
              </table:table-cell>
              <table:table-cell office:value-type="float" office:value="3.09775508566">
                <text:p>3.09775508566</text:p>
              </table:table-cell>
              <table:table-cell office:value-type="float" office:value="32.5610702875">
                <text:p>32.5610702875</text:p>
              </table:table-cell>
              <table:table-cell office:value-type="float" office:value="67.5055757805">
                <text:p>67.505575780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35.6579581276">
                <text:p>35.6579581276</text:p>
              </table:table-cell>
              <table:table-cell office:value-type="float" office:value="3.09686099217">
                <text:p>3.09686099217</text:p>
              </table:table-cell>
              <table:table-cell office:value-type="float" office:value="32.5610971354">
                <text:p>32.5610971354</text:p>
              </table:table-cell>
              <table:table-cell office:value-type="float" office:value="69.1555998075">
                <text:p>69.1555998075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68.3441542495">
                <text:p>68.3441542495</text:p>
              </table:table-cell>
              <table:table-cell office:value-type="float" office:value="7.02300932106">
                <text:p>7.02300932106</text:p>
              </table:table-cell>
              <table:table-cell office:value-type="float" office:value="61.3211449284">
                <text:p>61.3211449284</text:p>
              </table:table-cell>
              <table:table-cell office:value-type="float" office:value="70.845955011">
                <text:p>70.845955011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68.343507406">
                <text:p>68.343507406</text:p>
              </table:table-cell>
              <table:table-cell office:value-type="float" office:value="7.02027997236">
                <text:p>7.02027997236</text:p>
              </table:table-cell>
              <table:table-cell office:value-type="float" office:value="61.3232274336">
                <text:p>61.3232274336</text:p>
              </table:table-cell>
              <table:table-cell office:value-type="float" office:value="72.5776271971">
                <text:p>72.5776271971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68.3427829074">
                <text:p>68.3427829074</text:p>
              </table:table-cell>
              <table:table-cell office:value-type="float" office:value="7.0219157312">
                <text:p>7.0219157312</text:p>
              </table:table-cell>
              <table:table-cell office:value-type="float" office:value="61.3208671762">
                <text:p>61.3208671762</text:p>
              </table:table-cell>
              <table:table-cell office:value-type="float" office:value="74.3516262678">
                <text:p>74.3516262678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68.3421305667">
                <text:p>68.3421305667</text:p>
              </table:table-cell>
              <table:table-cell office:value-type="float" office:value="7.02370501914">
                <text:p>7.02370501914</text:p>
              </table:table-cell>
              <table:table-cell office:value-type="float" office:value="61.3184255476">
                <text:p>61.3184255476</text:p>
              </table:table-cell>
              <table:table-cell office:value-type="float" office:value="76.1689868098">
                <text:p>76.168986809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68.341555129">
                <text:p>68.341555129</text:p>
              </table:table-cell>
              <table:table-cell office:value-type="float" office:value="7.02615283395">
                <text:p>7.02615283395</text:p>
              </table:table-cell>
              <table:table-cell office:value-type="float" office:value="61.315402295">
                <text:p>61.315402295</text:p>
              </table:table-cell>
              <table:table-cell office:value-type="float" office:value="78.0307686982">
                <text:p>78.0307686982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68.3410044783">
                <text:p>68.3410044783</text:p>
              </table:table-cell>
              <table:table-cell office:value-type="float" office:value="7.02971734515">
                <text:p>7.02971734515</text:p>
              </table:table-cell>
              <table:table-cell office:value-type="float" office:value="61.3112871331">
                <text:p>61.3112871331</text:p>
              </table:table-cell>
              <table:table-cell office:value-type="float" office:value="79.9380577141">
                <text:p>79.9380577141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68.340329304">
                <text:p>68.340329304</text:p>
              </table:table-cell>
              <table:table-cell office:value-type="float" office:value="7.0342669563">
                <text:p>7.0342669563</text:p>
              </table:table-cell>
              <table:table-cell office:value-type="float" office:value="61.3060623476">
                <text:p>61.3060623476</text:p>
              </table:table-cell>
              <table:table-cell office:value-type="float" office:value="81.8919661784">
                <text:p>81.8919661784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68.3395516987">
                <text:p>68.3395516987</text:p>
              </table:table-cell>
              <table:table-cell office:value-type="float" office:value="7.03701343027">
                <text:p>7.03701343027</text:p>
              </table:table-cell>
              <table:table-cell office:value-type="float" office:value="61.3025382684">
                <text:p>61.3025382684</text:p>
              </table:table-cell>
              <table:table-cell office:value-type="float" office:value="83.8936336">
                <text:p>83.8936336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68.3385627472">
                <text:p>68.3385627472</text:p>
              </table:table-cell>
              <table:table-cell office:value-type="float" office:value="7.03471487162">
                <text:p>7.03471487162</text:p>
              </table:table-cell>
              <table:table-cell office:value-type="float" office:value="61.3038478755">
                <text:p>61.3038478755</text:p>
              </table:table-cell>
              <table:table-cell office:value-type="float" office:value="85.9442273406">
                <text:p>85.9442273406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68.3380011097">
                <text:p>68.3380011097</text:p>
              </table:table-cell>
              <table:table-cell office:value-type="float" office:value="7.02457273685">
                <text:p>7.02457273685</text:p>
              </table:table-cell>
              <table:table-cell office:value-type="float" office:value="61.3134283729">
                <text:p>61.3134283729</text:p>
              </table:table-cell>
              <table:table-cell office:value-type="float" office:value="88.0449432957">
                <text:p>88.0449432957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68.3378345584">
                <text:p>68.3378345584</text:p>
              </table:table-cell>
              <table:table-cell office:value-type="float" office:value="7.02515227195">
                <text:p>7.02515227195</text:p>
              </table:table-cell>
              <table:table-cell office:value-type="float" office:value="61.3126822864">
                <text:p>61.3126822864</text:p>
              </table:table-cell>
              <table:table-cell office:value-type="float" office:value="90.1970065914">
                <text:p>90.1970065914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68.3373392361">
                <text:p>68.3373392361</text:p>
              </table:table-cell>
              <table:table-cell office:value-type="float" office:value="7.03511893317">
                <text:p>7.03511893317</text:p>
              </table:table-cell>
              <table:table-cell office:value-type="float" office:value="61.3022203029">
                <text:p>61.3022203029</text:p>
              </table:table-cell>
              <table:table-cell office:value-type="float" office:value="92.4016722997">
                <text:p>92.4016722997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68.3363642788">
                <text:p>68.3363642788</text:p>
              </table:table-cell>
              <table:table-cell office:value-type="float" office:value="7.03603206346">
                <text:p>7.03603206346</text:p>
              </table:table-cell>
              <table:table-cell office:value-type="float" office:value="61.3003322153">
                <text:p>61.3003322153</text:p>
              </table:table-cell>
              <table:table-cell office:value-type="float" office:value="94.6602261698">
                <text:p>94.6602261698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68.3360920125">
                <text:p>68.3360920125</text:p>
              </table:table-cell>
              <table:table-cell office:value-type="float" office:value="7.03349521004">
                <text:p>7.03349521004</text:p>
              </table:table-cell>
              <table:table-cell office:value-type="float" office:value="61.3025968025">
                <text:p>61.3025968025</text:p>
              </table:table-cell>
              <table:table-cell office:value-type="float" office:value="96.9739853783">
                <text:p>96.9739853783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68.335285071">
                <text:p>68.335285071</text:p>
              </table:table-cell>
              <table:table-cell office:value-type="float" office:value="7.04414745164">
                <text:p>7.04414745164</text:p>
              </table:table-cell>
              <table:table-cell office:value-type="float" office:value="61.2911376194">
                <text:p>61.2911376194</text:p>
              </table:table-cell>
              <table:table-cell office:value-type="float" office:value="99.3442992971">
                <text:p>99.3442992971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68.3345158827">
                <text:p>68.3345158827</text:p>
              </table:table-cell>
              <table:table-cell office:value-type="float" office:value="7.05474881755">
                <text:p>7.05474881755</text:p>
              </table:table-cell>
              <table:table-cell office:value-type="float" office:value="61.2797670652">
                <text:p>61.2797670652</text:p>
              </table:table-cell>
              <table:table-cell office:value-type="float" office:value="101.772550281">
                <text:p>101.772550281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68.3337725199">
                <text:p>68.3337725199</text:p>
              </table:table-cell>
              <table:table-cell office:value-type="float" office:value="7.06514139963">
                <text:p>7.06514139963</text:p>
              </table:table-cell>
              <table:table-cell office:value-type="float" office:value="61.2686311203">
                <text:p>61.2686311203</text:p>
              </table:table-cell>
              <table:table-cell office:value-type="float" office:value="104.260154472">
                <text:p>104.260154472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68.3330617943">
                <text:p>68.3330617943</text:p>
              </table:table-cell>
              <table:table-cell office:value-type="float" office:value="7.07520760851">
                <text:p>7.07520760851</text:p>
              </table:table-cell>
              <table:table-cell office:value-type="float" office:value="61.2578541857">
                <text:p>61.2578541857</text:p>
              </table:table-cell>
              <table:table-cell office:value-type="float" office:value="106.808562629">
                <text:p>106.808562629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68.3928272632">
                <text:p>68.3928272632</text:p>
              </table:table-cell>
              <table:table-cell office:value-type="float" office:value="7.58059964287">
                <text:p>7.58059964287</text:p>
              </table:table-cell>
              <table:table-cell office:value-type="float" office:value="60.8122276204">
                <text:p>60.8122276204</text:p>
              </table:table-cell>
              <table:table-cell office:value-type="float" office:value="109.419260969">
                <text:p>109.419260969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68.3177547364">
                <text:p>68.3177547364</text:p>
              </table:table-cell>
              <table:table-cell office:value-type="float" office:value="7.79357083459">
                <text:p>7.79357083459</text:p>
              </table:table-cell>
              <table:table-cell office:value-type="float" office:value="60.5241839018">
                <text:p>60.5241839018</text:p>
              </table:table-cell>
              <table:table-cell office:value-type="float" office:value="112.093772037">
                <text:p>112.093772037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68.3415780859">
                <text:p>68.3415780859</text:p>
              </table:table-cell>
              <table:table-cell office:value-type="float" office:value="7.83119960915">
                <text:p>7.83119960915</text:p>
              </table:table-cell>
              <table:table-cell office:value-type="float" office:value="60.5103784767">
                <text:p>60.5103784767</text:p>
              </table:table-cell>
              <table:table-cell office:value-type="float" office:value="114.833655595">
                <text:p>114.833655595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68.4026095911">
                <text:p>68.4026095911</text:p>
              </table:table-cell>
              <table:table-cell office:value-type="float" office:value="8.18400106391">
                <text:p>8.18400106391</text:p>
              </table:table-cell>
              <table:table-cell office:value-type="float" office:value="60.2186085272">
                <text:p>60.2186085272</text:p>
              </table:table-cell>
              <table:table-cell office:value-type="float" office:value="117.640509528">
                <text:p>117.640509528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68.3448449328">
                <text:p>68.3448449328</text:p>
              </table:table-cell>
              <table:table-cell office:value-type="float" office:value="8.62644996754">
                <text:p>8.62644996754</text:p>
              </table:table-cell>
              <table:table-cell office:value-type="float" office:value="59.7183949653">
                <text:p>59.7183949653</text:p>
              </table:table-cell>
              <table:table-cell office:value-type="float" office:value="120.515970777">
                <text:p>120.515970777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68.2899514661">
                <text:p>68.2899514661</text:p>
              </table:table-cell>
              <table:table-cell office:value-type="float" office:value="8.66183719477">
                <text:p>8.66183719477</text:p>
              </table:table-cell>
              <table:table-cell office:value-type="float" office:value="59.6281142713">
                <text:p>59.6281142713</text:p>
              </table:table-cell>
              <table:table-cell office:value-type="float" office:value="123.461716297">
                <text:p>123.46171629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26.289767765">
                <text:p>126.289767765</text:p>
              </table:table-cell>
              <table:table-cell office:value-type="float" office:value="13.5755342662">
                <text:p>13.5755342662</text:p>
              </table:table-cell>
              <table:table-cell office:value-type="float" office:value="112.714233499">
                <text:p>112.714233499</text:p>
              </table:table-cell>
              <table:table-cell office:value-type="float" office:value="126.47946403">
                <text:p>126.47946403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126.279162837">
                <text:p>126.279162837</text:p>
              </table:table-cell>
              <table:table-cell office:value-type="float" office:value="13.5010200839">
                <text:p>13.5010200839</text:p>
              </table:table-cell>
              <table:table-cell office:value-type="float" office:value="112.778142753">
                <text:p>112.778142753</text:p>
              </table:table-cell>
              <table:table-cell office:value-type="float" office:value="129.570973912">
                <text:p>129.570973912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126.273081763">
                <text:p>126.273081763</text:p>
              </table:table-cell>
              <table:table-cell office:value-type="float" office:value="13.4460111994">
                <text:p>13.4460111994</text:p>
              </table:table-cell>
              <table:table-cell office:value-type="float" office:value="112.827070563">
                <text:p>112.827070563</text:p>
              </table:table-cell>
              <table:table-cell office:value-type="float" office:value="132.738048893">
                <text:p>132.738048893</text:p>
              </table:table-cell>
            </table:table-row>
            <table:table-row>
              <table:table-cell office:value-type="float" office:value="1.03">
                <text:p>1.03</text:p>
              </table:table-cell>
              <table:table-cell office:value-type="float" office:value="126.267753135">
                <text:p>126.267753135</text:p>
              </table:table-cell>
              <table:table-cell office:value-type="float" office:value="13.4397017325">
                <text:p>13.4397017325</text:p>
              </table:table-cell>
              <table:table-cell office:value-type="float" office:value="112.828051403">
                <text:p>112.828051403</text:p>
              </table:table-cell>
              <table:table-cell office:value-type="float" office:value="135.982535996">
                <text:p>135.982535996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126.263895338">
                <text:p>126.263895338</text:p>
              </table:table-cell>
              <table:table-cell office:value-type="float" office:value="13.3877888394">
                <text:p>13.3877888394</text:p>
              </table:table-cell>
              <table:table-cell office:value-type="float" office:value="112.876106499">
                <text:p>112.876106499</text:p>
              </table:table-cell>
              <table:table-cell office:value-type="float" office:value="139.306327387">
                <text:p>139.306327387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126.256910095">
                <text:p>126.256910095</text:p>
              </table:table-cell>
              <table:table-cell office:value-type="float" office:value="13.3614096175">
                <text:p>13.3614096175</text:p>
              </table:table-cell>
              <table:table-cell office:value-type="float" office:value="112.895500477">
                <text:p>112.895500477</text:p>
              </table:table-cell>
              <table:table-cell office:value-type="float" office:value="142.711361485">
                <text:p>142.711361485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126.25474093">
                <text:p>126.25474093</text:p>
              </table:table-cell>
              <table:table-cell office:value-type="float" office:value="13.3115384594">
                <text:p>13.3115384594</text:p>
              </table:table-cell>
              <table:table-cell office:value-type="float" office:value="112.94320247">
                <text:p>112.94320247</text:p>
              </table:table-cell>
              <table:table-cell office:value-type="float" office:value="146.199624086">
                <text:p>146.199624086</text:p>
              </table:table-cell>
            </table:table-row>
            <table:table-row>
              <table:table-cell office:value-type="float" office:value="1.07">
                <text:p>1.07</text:p>
              </table:table-cell>
              <table:table-cell office:value-type="float" office:value="126.2504601">
                <text:p>126.2504601</text:p>
              </table:table-cell>
              <table:table-cell office:value-type="float" office:value="13.2591727688">
                <text:p>13.2591727688</text:p>
              </table:table-cell>
              <table:table-cell office:value-type="float" office:value="112.991287331">
                <text:p>112.991287331</text:p>
              </table:table-cell>
              <table:table-cell office:value-type="float" office:value="149.773149528">
                <text:p>149.773149528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126.247832205">
                <text:p>126.247832205</text:p>
              </table:table-cell>
              <table:table-cell office:value-type="float" office:value="13.176949002">
                <text:p>13.176949002</text:p>
              </table:table-cell>
              <table:table-cell office:value-type="float" office:value="113.070883203">
                <text:p>113.070883203</text:p>
              </table:table-cell>
              <table:table-cell office:value-type="float" office:value="153.43402187">
                <text:p>153.43402187</text:p>
              </table:table-cell>
            </table:table-row>
            <table:table-row>
              <table:table-cell office:value-type="float" office:value="1.09">
                <text:p>1.09</text:p>
              </table:table-cell>
              <table:table-cell office:value-type="float" office:value="126.243238371">
                <text:p>126.243238371</text:p>
              </table:table-cell>
              <table:table-cell office:value-type="float" office:value="13.1064150084">
                <text:p>13.1064150084</text:p>
              </table:table-cell>
              <table:table-cell office:value-type="float" office:value="113.136823363">
                <text:p>113.136823363</text:p>
              </table:table-cell>
              <table:table-cell office:value-type="float" office:value="157.184376114">
                <text:p>157.184376114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26.601045899">
                <text:p>126.601045899</text:p>
              </table:table-cell>
              <table:table-cell office:value-type="float" office:value="13.1552545244">
                <text:p>13.1552545244</text:p>
              </table:table-cell>
              <table:table-cell office:value-type="float" office:value="113.445791374">
                <text:p>113.445791374</text:p>
              </table:table-cell>
              <table:table-cell office:value-type="float" office:value="161.026399447">
                <text:p>161.026399447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126.167252643">
                <text:p>126.167252643</text:p>
              </table:table-cell>
              <table:table-cell office:value-type="float" office:value="13.8548195758">
                <text:p>13.8548195758</text:p>
              </table:table-cell>
              <table:table-cell office:value-type="float" office:value="112.312433067">
                <text:p>112.312433067</text:p>
              </table:table-cell>
              <table:table-cell office:value-type="float" office:value="164.962332517">
                <text:p>164.962332517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126.461348135">
                <text:p>126.461348135</text:p>
              </table:table-cell>
              <table:table-cell office:value-type="float" office:value="14.6172458752">
                <text:p>14.6172458752</text:p>
              </table:table-cell>
              <table:table-cell office:value-type="float" office:value="111.84410226">
                <text:p>111.84410226</text:p>
              </table:table-cell>
              <table:table-cell office:value-type="float" office:value="168.994470737">
                <text:p>168.994470737</text:p>
              </table:table-cell>
            </table:table-row>
            <table:table-row>
              <table:table-cell office:value-type="float" office:value="1.13">
                <text:p>1.13</text:p>
              </table:table-cell>
              <table:table-cell office:value-type="float" office:value="126.088464827">
                <text:p>126.088464827</text:p>
              </table:table-cell>
              <table:table-cell office:value-type="float" office:value="15.5388874579">
                <text:p>15.5388874579</text:p>
              </table:table-cell>
              <table:table-cell office:value-type="float" office:value="110.549577369">
                <text:p>110.549577369</text:p>
              </table:table-cell>
              <table:table-cell office:value-type="float" office:value="173.125165631">
                <text:p>173.125165631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126.059800156">
                <text:p>126.059800156</text:p>
              </table:table-cell>
              <table:table-cell office:value-type="float" office:value="15.4776593937">
                <text:p>15.4776593937</text:p>
              </table:table-cell>
              <table:table-cell office:value-type="float" office:value="110.582140762">
                <text:p>110.582140762</text:p>
              </table:table-cell>
              <table:table-cell office:value-type="float" office:value="177.356826196">
                <text:p>177.356826196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126.032530728">
                <text:p>126.032530728</text:p>
              </table:table-cell>
              <table:table-cell office:value-type="float" office:value="15.4669832517">
                <text:p>15.4669832517</text:p>
              </table:table-cell>
              <table:table-cell office:value-type="float" office:value="110.565547476">
                <text:p>110.565547476</text:p>
              </table:table-cell>
              <table:table-cell office:value-type="float" office:value="181.691920315">
                <text:p>181.691920315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126.008191634">
                <text:p>126.008191634</text:p>
              </table:table-cell>
              <table:table-cell office:value-type="float" office:value="15.4628274118">
                <text:p>15.4628274118</text:p>
              </table:table-cell>
              <table:table-cell office:value-type="float" office:value="110.545364223">
                <text:p>110.545364223</text:p>
              </table:table-cell>
              <table:table-cell office:value-type="float" office:value="186.132976192">
                <text:p>186.132976192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125.987101324">
                <text:p>125.987101324</text:p>
              </table:table-cell>
              <table:table-cell office:value-type="float" office:value="15.458615868">
                <text:p>15.458615868</text:p>
              </table:table-cell>
              <table:table-cell office:value-type="float" office:value="110.528485456">
                <text:p>110.528485456</text:p>
              </table:table-cell>
              <table:table-cell office:value-type="float" office:value="190.682583826">
                <text:p>190.682583826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125.967063093">
                <text:p>125.967063093</text:p>
              </table:table-cell>
              <table:table-cell office:value-type="float" office:value="15.4565779275">
                <text:p>15.4565779275</text:p>
              </table:table-cell>
              <table:table-cell office:value-type="float" office:value="110.510485165">
                <text:p>110.510485165</text:p>
              </table:table-cell>
              <table:table-cell office:value-type="float" office:value="195.343396525">
                <text:p>195.343396525</text:p>
              </table:table-cell>
            </table:table-row>
            <table:table-row>
              <table:table-cell office:value-type="float" office:value="1.19">
                <text:p>1.19</text:p>
              </table:table-cell>
              <table:table-cell office:value-type="float" office:value="125.948979643">
                <text:p>125.948979643</text:p>
              </table:table-cell>
              <table:table-cell office:value-type="float" office:value="15.4579092444">
                <text:p>15.4579092444</text:p>
              </table:table-cell>
              <table:table-cell office:value-type="float" office:value="110.491070398">
                <text:p>110.491070398</text:p>
              </table:table-cell>
              <table:table-cell office:value-type="float" office:value="200.11813245">
                <text:p>200.11813245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25.931760851">
                <text:p>125.931760851</text:p>
              </table:table-cell>
              <table:table-cell office:value-type="float" office:value="15.4582419522">
                <text:p>15.4582419522</text:p>
              </table:table-cell>
              <table:table-cell office:value-type="float" office:value="110.473518899">
                <text:p>110.473518899</text:p>
              </table:table-cell>
              <table:table-cell office:value-type="float" office:value="205.009576201">
                <text:p>205.009576201</text:p>
              </table:table-cell>
            </table:table-row>
            <table:table-row>
              <table:table-cell office:value-type="float" office:value="1.21">
                <text:p>1.21</text:p>
              </table:table-cell>
              <table:table-cell office:value-type="float" office:value="125.916132087">
                <text:p>125.916132087</text:p>
              </table:table-cell>
              <table:table-cell office:value-type="float" office:value="15.4549426666">
                <text:p>15.4549426666</text:p>
              </table:table-cell>
              <table:table-cell office:value-type="float" office:value="110.46118942">
                <text:p>110.46118942</text:p>
              </table:table-cell>
              <table:table-cell office:value-type="float" office:value="210.020580441">
                <text:p>210.020580441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125.900767269">
                <text:p>125.900767269</text:p>
              </table:table-cell>
              <table:table-cell office:value-type="float" office:value="15.4522749515">
                <text:p>15.4522749515</text:p>
              </table:table-cell>
              <table:table-cell office:value-type="float" office:value="110.448492318">
                <text:p>110.448492318</text:p>
              </table:table-cell>
              <table:table-cell office:value-type="float" office:value="215.154067563">
                <text:p>215.154067563</text:p>
              </table:table-cell>
            </table:table-row>
            <table:table-row>
              <table:table-cell office:value-type="float" office:value="1.23">
                <text:p>1.23</text:p>
              </table:table-cell>
              <table:table-cell office:value-type="float" office:value="125.886594716">
                <text:p>125.886594716</text:p>
              </table:table-cell>
              <table:table-cell office:value-type="float" office:value="15.4496064762">
                <text:p>15.4496064762</text:p>
              </table:table-cell>
              <table:table-cell office:value-type="float" office:value="110.43698824">
                <text:p>110.43698824</text:p>
              </table:table-cell>
              <table:table-cell office:value-type="float" office:value="220.413031387">
                <text:p>220.413031387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125.871868902">
                <text:p>125.871868902</text:p>
              </table:table-cell>
              <table:table-cell office:value-type="float" office:value="15.4242112574">
                <text:p>15.4242112574</text:p>
              </table:table-cell>
              <table:table-cell office:value-type="float" office:value="110.447657644">
                <text:p>110.447657644</text:p>
              </table:table-cell>
              <table:table-cell office:value-type="float" office:value="225.800538915">
                <text:p>225.800538915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125.859250609">
                <text:p>125.859250609</text:p>
              </table:table-cell>
              <table:table-cell office:value-type="float" office:value="15.4107469355">
                <text:p>15.4107469355</text:p>
              </table:table-cell>
              <table:table-cell office:value-type="float" office:value="110.448503674">
                <text:p>110.448503674</text:p>
              </table:table-cell>
              <table:table-cell office:value-type="float" office:value="231.319732111">
                <text:p>231.319732111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240.773955875">
                <text:p>240.773955875</text:p>
              </table:table-cell>
              <table:table-cell office:value-type="float" office:value="32.2185421921">
                <text:p>32.2185421921</text:p>
              </table:table-cell>
              <table:table-cell office:value-type="float" office:value="208.555413683">
                <text:p>208.555413683</text:p>
              </table:table-cell>
              <table:table-cell office:value-type="float" office:value="236.973829739">
                <text:p>236.973829739</text:p>
              </table:table-cell>
            </table:table-row>
            <table:table-row>
              <table:table-cell office:value-type="float" office:value="1.27">
                <text:p>1.27</text:p>
              </table:table-cell>
              <table:table-cell office:value-type="float" office:value="240.762699549">
                <text:p>240.762699549</text:p>
              </table:table-cell>
              <table:table-cell office:value-type="float" office:value="32.1640128073">
                <text:p>32.1640128073</text:p>
              </table:table-cell>
              <table:table-cell office:value-type="float" office:value="208.598686742">
                <text:p>208.598686742</text:p>
              </table:table-cell>
              <table:table-cell office:value-type="float" office:value="242.766129239">
                <text:p>242.766129239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240.750846517">
                <text:p>240.750846517</text:p>
              </table:table-cell>
              <table:table-cell office:value-type="float" office:value="32.1339446584">
                <text:p>32.1339446584</text:p>
              </table:table-cell>
              <table:table-cell office:value-type="float" office:value="208.616901858">
                <text:p>208.616901858</text:p>
              </table:table-cell>
              <table:table-cell office:value-type="float" office:value="248.700008649">
                <text:p>248.700008649</text:p>
              </table:table-cell>
            </table:table-row>
            <table:table-row>
              <table:table-cell office:value-type="float" office:value="1.29">
                <text:p>1.29</text:p>
              </table:table-cell>
              <table:table-cell office:value-type="float" office:value="240.740905586">
                <text:p>240.740905586</text:p>
              </table:table-cell>
              <table:table-cell office:value-type="float" office:value="32.1301695943">
                <text:p>32.1301695943</text:p>
              </table:table-cell>
              <table:table-cell office:value-type="float" office:value="208.610735992">
                <text:p>208.610735992</text:p>
              </table:table-cell>
              <table:table-cell office:value-type="float" office:value="254.778928576">
                <text:p>254.778928576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240.731623048">
                <text:p>240.731623048</text:p>
              </table:table-cell>
              <table:table-cell office:value-type="float" office:value="32.1271234339">
                <text:p>32.1271234339</text:p>
              </table:table-cell>
              <table:table-cell office:value-type="float" office:value="208.604499614">
                <text:p>208.604499614</text:p>
              </table:table-cell>
              <table:table-cell office:value-type="float" office:value="261.006434213">
                <text:p>261.006434213</text:p>
              </table:table-cell>
            </table:table-row>
            <table:table-row>
              <table:table-cell office:value-type="float" office:value="1.31">
                <text:p>1.31</text:p>
              </table:table-cell>
              <table:table-cell office:value-type="float" office:value="240.722419902">
                <text:p>240.722419902</text:p>
              </table:table-cell>
              <table:table-cell office:value-type="float" office:value="32.1238942005">
                <text:p>32.1238942005</text:p>
              </table:table-cell>
              <table:table-cell office:value-type="float" office:value="208.598525701">
                <text:p>208.598525701</text:p>
              </table:table-cell>
              <table:table-cell office:value-type="float" office:value="267.386157409">
                <text:p>267.386157409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240.707618849">
                <text:p>240.707618849</text:p>
              </table:table-cell>
              <table:table-cell office:value-type="float" office:value="32.0796401886">
                <text:p>32.0796401886</text:p>
              </table:table-cell>
              <table:table-cell office:value-type="float" office:value="208.62797866">
                <text:p>208.62797866</text:p>
              </table:table-cell>
              <table:table-cell office:value-type="float" office:value="273.921818784">
                <text:p>273.921818784</text:p>
              </table:table-cell>
            </table:table-row>
            <table:table-row>
              <table:table-cell office:value-type="float" office:value="1.33">
                <text:p>1.33</text:p>
              </table:table-cell>
              <table:table-cell office:value-type="float" office:value="240.69962866">
                <text:p>240.69962866</text:p>
              </table:table-cell>
              <table:table-cell office:value-type="float" office:value="31.9910819397">
                <text:p>31.9910819397</text:p>
              </table:table-cell>
              <table:table-cell office:value-type="float" office:value="208.70854672">
                <text:p>208.70854672</text:p>
              </table:table-cell>
              <table:table-cell office:value-type="float" office:value="280.617229901">
                <text:p>280.617229901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240.691903413">
                <text:p>240.691903413</text:p>
              </table:table-cell>
              <table:table-cell office:value-type="float" office:value="31.9554842333">
                <text:p>31.9554842333</text:p>
              </table:table-cell>
              <table:table-cell office:value-type="float" office:value="208.73641918">
                <text:p>208.73641918</text:p>
              </table:table-cell>
              <table:table-cell office:value-type="float" office:value="287.476295488">
                <text:p>287.476295488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240.68025677">
                <text:p>240.68025677</text:p>
              </table:table-cell>
              <table:table-cell office:value-type="float" office:value="31.9534296538">
                <text:p>31.9534296538</text:p>
              </table:table-cell>
              <table:table-cell office:value-type="float" office:value="208.726827116">
                <text:p>208.726827116</text:p>
              </table:table-cell>
              <table:table-cell office:value-type="float" office:value="294.503015714">
                <text:p>294.503015714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240.669607751">
                <text:p>240.669607751</text:p>
              </table:table-cell>
              <table:table-cell office:value-type="float" office:value="31.949704129">
                <text:p>31.949704129</text:p>
              </table:table-cell>
              <table:table-cell office:value-type="float" office:value="208.719903622">
                <text:p>208.719903622</text:p>
              </table:table-cell>
              <table:table-cell office:value-type="float" office:value="301.701488527">
                <text:p>301.701488527</text:p>
              </table:table-cell>
            </table:table-row>
            <table:table-row>
              <table:table-cell office:value-type="float" office:value="1.37">
                <text:p>1.37</text:p>
              </table:table-cell>
              <table:table-cell office:value-type="float" office:value="240.658103418">
                <text:p>240.658103418</text:p>
              </table:table-cell>
              <table:table-cell office:value-type="float" office:value="31.9346233132">
                <text:p>31.9346233132</text:p>
              </table:table-cell>
              <table:table-cell office:value-type="float" office:value="208.723480105">
                <text:p>208.723480105</text:p>
              </table:table-cell>
              <table:table-cell office:value-type="float" office:value="309.075912037">
                <text:p>309.075912037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240.649173841">
                <text:p>240.649173841</text:p>
              </table:table-cell>
              <table:table-cell office:value-type="float" office:value="31.925396833">
                <text:p>31.925396833</text:p>
              </table:table-cell>
              <table:table-cell office:value-type="float" office:value="208.723777008">
                <text:p>208.723777008</text:p>
              </table:table-cell>
              <table:table-cell office:value-type="float" office:value="316.630586967">
                <text:p>316.630586967</text:p>
              </table:table-cell>
            </table:table-row>
            <table:table-row>
              <table:table-cell office:value-type="float" office:value="1.39">
                <text:p>1.39</text:p>
              </table:table-cell>
              <table:table-cell office:value-type="float" office:value="240.638558293">
                <text:p>240.638558293</text:p>
              </table:table-cell>
              <table:table-cell office:value-type="float" office:value="31.9202574164">
                <text:p>31.9202574164</text:p>
              </table:table-cell>
              <table:table-cell office:value-type="float" office:value="208.718300877">
                <text:p>208.718300877</text:p>
              </table:table-cell>
              <table:table-cell office:value-type="float" office:value="324.369919165">
                <text:p>324.369919165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240.628750575">
                <text:p>240.628750575</text:p>
              </table:table-cell>
              <table:table-cell office:value-type="float" office:value="31.9070650934">
                <text:p>31.9070650934</text:p>
              </table:table-cell>
              <table:table-cell office:value-type="float" office:value="208.721685482">
                <text:p>208.721685482</text:p>
              </table:table-cell>
              <table:table-cell office:value-type="float" office:value="332.298422168">
                <text:p>332.298422168</text:p>
              </table:table-cell>
            </table:table-row>
            <table:table-row>
              <table:table-cell office:value-type="float" office:value="1.41">
                <text:p>1.41</text:p>
              </table:table-cell>
              <table:table-cell office:value-type="float" office:value="240.619951931">
                <text:p>240.619951931</text:p>
              </table:table-cell>
              <table:table-cell office:value-type="float" office:value="31.8883362245">
                <text:p>31.8883362245</text:p>
              </table:table-cell>
              <table:table-cell office:value-type="float" office:value="208.731615707">
                <text:p>208.731615707</text:p>
              </table:table-cell>
              <table:table-cell office:value-type="float" office:value="340.420719836">
                <text:p>340.420719836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240.611545525">
                <text:p>240.611545525</text:p>
              </table:table-cell>
              <table:table-cell office:value-type="float" office:value="31.8831741208">
                <text:p>31.8831741208</text:p>
              </table:table-cell>
              <table:table-cell office:value-type="float" office:value="208.728371404">
                <text:p>208.728371404</text:p>
              </table:table-cell>
              <table:table-cell office:value-type="float" office:value="348.741549049">
                <text:p>348.741549049</text:p>
              </table:table-cell>
            </table:table-row>
            <table:table-row>
              <table:table-cell office:value-type="float" office:value="1.43">
                <text:p>1.43</text:p>
              </table:table-cell>
              <table:table-cell office:value-type="float" office:value="240.603490608">
                <text:p>240.603490608</text:p>
              </table:table-cell>
              <table:table-cell office:value-type="float" office:value="31.882985876">
                <text:p>31.882985876</text:p>
              </table:table-cell>
              <table:table-cell office:value-type="float" office:value="208.720504732">
                <text:p>208.720504732</text:p>
              </table:table-cell>
              <table:table-cell office:value-type="float" office:value="357.265762472">
                <text:p>357.265762472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240.589048773">
                <text:p>240.589048773</text:p>
              </table:table-cell>
              <table:table-cell office:value-type="float" office:value="31.8643193553">
                <text:p>31.8643193553</text:p>
              </table:table-cell>
              <table:table-cell office:value-type="float" office:value="208.724729418">
                <text:p>208.724729418</text:p>
              </table:table-cell>
              <table:table-cell office:value-type="float" office:value="365.998331379">
                <text:p>365.998331379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240.577963058">
                <text:p>240.577963058</text:p>
              </table:table-cell>
              <table:table-cell office:value-type="float" office:value="31.7833285504">
                <text:p>31.7833285504</text:p>
              </table:table-cell>
              <table:table-cell office:value-type="float" office:value="208.794634508">
                <text:p>208.794634508</text:p>
              </table:table-cell>
              <table:table-cell office:value-type="float" office:value="374.944348558">
                <text:p>374.944348558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240.567949437">
                <text:p>240.567949437</text:p>
              </table:table-cell>
              <table:table-cell office:value-type="float" office:value="31.6654292946">
                <text:p>31.6654292946</text:p>
              </table:table-cell>
              <table:table-cell office:value-type="float" office:value="208.902520142">
                <text:p>208.902520142</text:p>
              </table:table-cell>
              <table:table-cell office:value-type="float" office:value="384.109031279">
                <text:p>384.109031279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240.562743646">
                <text:p>240.562743646</text:p>
              </table:table-cell>
              <table:table-cell office:value-type="float" office:value="31.6255138991">
                <text:p>31.6255138991</text:p>
              </table:table-cell>
              <table:table-cell office:value-type="float" office:value="208.937229747">
                <text:p>208.937229747</text:p>
              </table:table-cell>
              <table:table-cell office:value-type="float" office:value="393.497724335">
                <text:p>393.497724335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240.558037201">
                <text:p>240.558037201</text:p>
              </table:table-cell>
              <table:table-cell office:value-type="float" office:value="31.6649792984">
                <text:p>31.6649792984</text:p>
              </table:table-cell>
              <table:table-cell office:value-type="float" office:value="208.893057902">
                <text:p>208.893057902</text:p>
              </table:table-cell>
              <table:table-cell office:value-type="float" office:value="403.115903163">
                <text:p>403.115903163</text:p>
              </table:table-cell>
            </table:table-row>
            <table:table-row>
              <table:table-cell office:value-type="float" office:value="1.49">
                <text:p>1.49</text:p>
              </table:table-cell>
              <table:table-cell office:value-type="float" office:value="240.752145139">
                <text:p>240.752145139</text:p>
              </table:table-cell>
              <table:table-cell office:value-type="float" office:value="33.7946683423">
                <text:p>33.7946683423</text:p>
              </table:table-cell>
              <table:table-cell office:value-type="float" office:value="206.957476796">
                <text:p>206.957476796</text:p>
              </table:table-cell>
              <table:table-cell office:value-type="float" office:value="412.969177033">
                <text:p>412.969177033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429.237808353">
                <text:p>429.237808353</text:p>
              </table:table-cell>
              <table:table-cell office:value-type="float" office:value="60.9535220624">
                <text:p>60.9535220624</text:p>
              </table:table-cell>
              <table:table-cell office:value-type="float" office:value="368.28428629">
                <text:p>368.28428629</text:p>
              </table:table-cell>
              <table:table-cell office:value-type="float" office:value="423.063292321">
                <text:p>423.063292321</text:p>
              </table:table-cell>
            </table:table-row>
            <table:table-row>
              <table:table-cell office:value-type="float" office:value="1.51">
                <text:p>1.51</text:p>
              </table:table-cell>
              <table:table-cell office:value-type="float" office:value="428.910474558">
                <text:p>428.910474558</text:p>
              </table:table-cell>
              <table:table-cell office:value-type="float" office:value="62.6269017241">
                <text:p>62.6269017241</text:p>
              </table:table-cell>
              <table:table-cell office:value-type="float" office:value="366.283572833">
                <text:p>366.283572833</text:p>
              </table:table-cell>
              <table:table-cell office:value-type="float" office:value="433.404135862">
                <text:p>433.404135862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428.592476348">
                <text:p>428.592476348</text:p>
              </table:table-cell>
              <table:table-cell office:value-type="float" office:value="62.5381632295">
                <text:p>62.5381632295</text:p>
              </table:table-cell>
              <table:table-cell office:value-type="float" office:value="366.054313118">
                <text:p>366.054313118</text:p>
              </table:table-cell>
              <table:table-cell office:value-type="float" office:value="443.99773838">
                <text:p>443.99773838</text:p>
              </table:table-cell>
            </table:table-row>
            <table:table-row>
              <table:table-cell office:value-type="float" office:value="1.53">
                <text:p>1.53</text:p>
              </table:table-cell>
              <table:table-cell office:value-type="float" office:value="428.360684276">
                <text:p>428.360684276</text:p>
              </table:table-cell>
              <table:table-cell office:value-type="float" office:value="62.515892678">
                <text:p>62.515892678</text:p>
              </table:table-cell>
              <table:table-cell office:value-type="float" office:value="365.844791598">
                <text:p>365.844791598</text:p>
              </table:table-cell>
              <table:table-cell office:value-type="float" office:value="454.850278009">
                <text:p>454.850278009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428.157506735">
                <text:p>428.157506735</text:p>
              </table:table-cell>
              <table:table-cell office:value-type="float" office:value="62.2505908007">
                <text:p>62.2505908007</text:p>
              </table:table-cell>
              <table:table-cell office:value-type="float" office:value="365.906915934">
                <text:p>365.906915934</text:p>
              </table:table-cell>
              <table:table-cell office:value-type="float" office:value="465.96808389">
                <text:p>465.96808389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427.98434346">
                <text:p>427.98434346</text:p>
              </table:table-cell>
              <table:table-cell office:value-type="float" office:value="62.1003535079">
                <text:p>62.1003535079</text:p>
              </table:table-cell>
              <table:table-cell office:value-type="float" office:value="365.883989952">
                <text:p>365.883989952</text:p>
              </table:table-cell>
              <table:table-cell office:value-type="float" office:value="477.357639869">
                <text:p>477.357639869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427.819818394">
                <text:p>427.819818394</text:p>
              </table:table-cell>
              <table:table-cell office:value-type="float" office:value="62.0767892051">
                <text:p>62.0767892051</text:p>
              </table:table-cell>
              <table:table-cell office:value-type="float" office:value="365.743029188">
                <text:p>365.743029188</text:p>
              </table:table-cell>
              <table:table-cell office:value-type="float" office:value="489.025588274">
                <text:p>489.025588274</text:p>
              </table:table-cell>
            </table:table-row>
            <table:table-row>
              <table:table-cell office:value-type="float" office:value="1.57">
                <text:p>1.57</text:p>
              </table:table-cell>
              <table:table-cell office:value-type="float" office:value="427.670649664">
                <text:p>427.670649664</text:p>
              </table:table-cell>
              <table:table-cell office:value-type="float" office:value="62.0293785999">
                <text:p>62.0293785999</text:p>
              </table:table-cell>
              <table:table-cell office:value-type="float" office:value="365.641271064">
                <text:p>365.641271064</text:p>
              </table:table-cell>
              <table:table-cell office:value-type="float" office:value="500.97873379">
                <text:p>500.97873379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427.526870328">
                <text:p>427.526870328</text:p>
              </table:table-cell>
              <table:table-cell office:value-type="float" office:value="62.0005617926">
                <text:p>62.0005617926</text:p>
              </table:table-cell>
              <table:table-cell office:value-type="float" office:value="365.526308536">
                <text:p>365.526308536</text:p>
              </table:table-cell>
              <table:table-cell office:value-type="float" office:value="513.224047429">
                <text:p>513.224047429</text:p>
              </table:table-cell>
            </table:table-row>
            <table:table-row>
              <table:table-cell office:value-type="float" office:value="1.59">
                <text:p>1.59</text:p>
              </table:table-cell>
              <table:table-cell office:value-type="float" office:value="427.401441037">
                <text:p>427.401441037</text:p>
              </table:table-cell>
              <table:table-cell office:value-type="float" office:value="61.9131080927">
                <text:p>61.9131080927</text:p>
              </table:table-cell>
              <table:table-cell office:value-type="float" office:value="365.488332944">
                <text:p>365.488332944</text:p>
              </table:table-cell>
              <table:table-cell office:value-type="float" office:value="525.768670591">
                <text:p>525.768670591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427.297160519">
                <text:p>427.297160519</text:p>
              </table:table-cell>
              <table:table-cell office:value-type="float" office:value="61.9012481891">
                <text:p>61.9012481891</text:p>
              </table:table-cell>
              <table:table-cell office:value-type="float" office:value="365.39591233">
                <text:p>365.39591233</text:p>
              </table:table-cell>
              <table:table-cell office:value-type="float" office:value="538.619919234">
                <text:p>538.619919234</text:p>
              </table:table-cell>
            </table:table-row>
            <table:table-row>
              <table:table-cell office:value-type="float" office:value="1.61">
                <text:p>1.61</text:p>
              </table:table-cell>
              <table:table-cell office:value-type="float" office:value="427.131955487">
                <text:p>427.131955487</text:p>
              </table:table-cell>
              <table:table-cell office:value-type="float" office:value="61.5645419932">
                <text:p>61.5645419932</text:p>
              </table:table-cell>
              <table:table-cell office:value-type="float" office:value="365.567413494">
                <text:p>365.567413494</text:p>
              </table:table-cell>
              <table:table-cell office:value-type="float" office:value="551.785288137">
                <text:p>551.785288137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427.026281578">
                <text:p>427.026281578</text:p>
              </table:table-cell>
              <table:table-cell office:value-type="float" office:value="61.6186114704">
                <text:p>61.6186114704</text:p>
              </table:table-cell>
              <table:table-cell office:value-type="float" office:value="365.407670107">
                <text:p>365.407670107</text:p>
              </table:table-cell>
              <table:table-cell office:value-type="float" office:value="565.272455273">
                <text:p>565.272455273</text:p>
              </table:table-cell>
            </table:table-row>
            <table:table-row>
              <table:table-cell office:value-type="float" office:value="1.63">
                <text:p>1.63</text:p>
              </table:table-cell>
              <table:table-cell office:value-type="float" office:value="429.561007895">
                <text:p>429.561007895</text:p>
              </table:table-cell>
              <table:table-cell office:value-type="float" office:value="64.0176867043">
                <text:p>64.0176867043</text:p>
              </table:table-cell>
              <table:table-cell office:value-type="float" office:value="365.543321191">
                <text:p>365.543321191</text:p>
              </table:table-cell>
              <table:table-cell office:value-type="float" office:value="579.089286287">
                <text:p>579.089286287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425.520769682">
                <text:p>425.520769682</text:p>
              </table:table-cell>
              <table:table-cell office:value-type="float" office:value="71.6607596926">
                <text:p>71.6607596926</text:p>
              </table:table-cell>
              <table:table-cell office:value-type="float" office:value="353.860009989">
                <text:p>353.860009989</text:p>
              </table:table-cell>
              <table:table-cell office:value-type="float" office:value="593.243839079">
                <text:p>593.243839079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424.578252715">
                <text:p>424.578252715</text:p>
              </table:table-cell>
              <table:table-cell office:value-type="float" office:value="71.6034050759">
                <text:p>71.6034050759</text:p>
              </table:table-cell>
              <table:table-cell office:value-type="float" office:value="352.97484764">
                <text:p>352.97484764</text:p>
              </table:table-cell>
              <table:table-cell office:value-type="float" office:value="607.74436851">
                <text:p>607.74436851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423.872000149">
                <text:p>423.872000149</text:p>
              </table:table-cell>
              <table:table-cell office:value-type="float" office:value="71.5362324237">
                <text:p>71.5362324237</text:p>
              </table:table-cell>
              <table:table-cell office:value-type="float" office:value="352.335767725">
                <text:p>352.335767725</text:p>
              </table:table-cell>
              <table:table-cell office:value-type="float" office:value="622.599331211">
                <text:p>622.599331211</text:p>
              </table:table-cell>
            </table:table-row>
            <table:table-row>
              <table:table-cell office:value-type="float" office:value="1.67">
                <text:p>1.67</text:p>
              </table:table-cell>
              <table:table-cell office:value-type="float" office:value="423.285490876">
                <text:p>423.285490876</text:p>
              </table:table-cell>
              <table:table-cell office:value-type="float" office:value="71.4581726">
                <text:p>71.4581726</text:p>
              </table:table-cell>
              <table:table-cell office:value-type="float" office:value="351.827318276">
                <text:p>351.827318276</text:p>
              </table:table-cell>
              <table:table-cell office:value-type="float" office:value="637.817390517">
                <text:p>637.817390517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422.781981015">
                <text:p>422.781981015</text:p>
              </table:table-cell>
              <table:table-cell office:value-type="float" office:value="71.4209837169">
                <text:p>71.4209837169</text:p>
              </table:table-cell>
              <table:table-cell office:value-type="float" office:value="351.360997298">
                <text:p>351.360997298</text:p>
              </table:table-cell>
              <table:table-cell office:value-type="float" office:value="653.407421519">
                <text:p>653.407421519</text:p>
              </table:table-cell>
            </table:table-row>
            <table:table-row>
              <table:table-cell office:value-type="float" office:value="1.69">
                <text:p>1.69</text:p>
              </table:table-cell>
              <table:table-cell office:value-type="float" office:value="422.329579408">
                <text:p>422.329579408</text:p>
              </table:table-cell>
              <table:table-cell office:value-type="float" office:value="71.388372075">
                <text:p>71.388372075</text:p>
              </table:table-cell>
              <table:table-cell office:value-type="float" office:value="350.941207333">
                <text:p>350.941207333</text:p>
              </table:table-cell>
              <table:table-cell office:value-type="float" office:value="669.37851624">
                <text:p>669.37851624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421.922381609">
                <text:p>421.922381609</text:p>
              </table:table-cell>
              <table:table-cell office:value-type="float" office:value="71.3543303324">
                <text:p>71.3543303324</text:p>
              </table:table-cell>
              <table:table-cell office:value-type="float" office:value="350.568051277">
                <text:p>350.568051277</text:p>
              </table:table-cell>
              <table:table-cell office:value-type="float" office:value="685.739988936">
                <text:p>685.739988936</text:p>
              </table:table-cell>
            </table:table-row>
            <table:table-row>
              <table:table-cell office:value-type="float" office:value="1.71">
                <text:p>1.71</text:p>
              </table:table-cell>
              <table:table-cell office:value-type="float" office:value="421.547661188">
                <text:p>421.547661188</text:p>
              </table:table-cell>
              <table:table-cell office:value-type="float" office:value="71.3185051571">
                <text:p>71.3185051571</text:p>
              </table:table-cell>
              <table:table-cell office:value-type="float" office:value="350.22915603">
                <text:p>350.22915603</text:p>
              </table:table-cell>
              <table:table-cell office:value-type="float" office:value="702.501381531">
                <text:p>702.501381531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421.200399426">
                <text:p>421.200399426</text:p>
              </table:table-cell>
              <table:table-cell office:value-type="float" office:value="71.2854126492">
                <text:p>71.2854126492</text:p>
              </table:table-cell>
              <table:table-cell office:value-type="float" office:value="349.914986777">
                <text:p>349.914986777</text:p>
              </table:table-cell>
              <table:table-cell office:value-type="float" office:value="719.672469181">
                <text:p>719.672469181</text:p>
              </table:table-cell>
            </table:table-row>
            <table:table-row>
              <table:table-cell office:value-type="float" office:value="1.73">
                <text:p>1.73</text:p>
              </table:table-cell>
              <table:table-cell office:value-type="float" office:value="420.874000243">
                <text:p>420.874000243</text:p>
              </table:table-cell>
              <table:table-cell office:value-type="float" office:value="71.250327993">
                <text:p>71.250327993</text:p>
              </table:table-cell>
              <table:table-cell office:value-type="float" office:value="349.62367225">
                <text:p>349.62367225</text:p>
              </table:table-cell>
              <table:table-cell office:value-type="float" office:value="737.263265971">
                <text:p>737.263265971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420.568950516">
                <text:p>420.568950516</text:p>
              </table:table-cell>
              <table:table-cell office:value-type="float" office:value="71.2189595996">
                <text:p>71.2189595996</text:p>
              </table:table-cell>
              <table:table-cell office:value-type="float" office:value="349.349990916">
                <text:p>349.349990916</text:p>
              </table:table-cell>
              <table:table-cell office:value-type="float" office:value="755.28403076">
                <text:p>755.28403076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420.274988791">
                <text:p>420.274988791</text:p>
              </table:table-cell>
              <table:table-cell office:value-type="float" office:value="71.1636991698">
                <text:p>71.1636991698</text:p>
              </table:table-cell>
              <table:table-cell office:value-type="float" office:value="349.111289621">
                <text:p>349.111289621</text:p>
              </table:table-cell>
              <table:table-cell office:value-type="float" office:value="773.745273162">
                <text:p>773.745273162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797.267066294">
                <text:p>797.267066294</text:p>
              </table:table-cell>
              <table:table-cell office:value-type="float" office:value="136.780840031">
                <text:p>136.780840031</text:p>
              </table:table-cell>
              <table:table-cell office:value-type="float" office:value="660.486226264">
                <text:p>660.486226264</text:p>
              </table:table-cell>
              <table:table-cell office:value-type="float" office:value="792.657759675">
                <text:p>792.657759675</text:p>
              </table:table-cell>
            </table:table-row>
            <table:table-row>
              <table:table-cell office:value-type="float" office:value="1.77">
                <text:p>1.77</text:p>
              </table:table-cell>
              <table:table-cell office:value-type="float" office:value="797.065241002">
                <text:p>797.065241002</text:p>
              </table:table-cell>
              <table:table-cell office:value-type="float" office:value="136.729885766">
                <text:p>136.729885766</text:p>
              </table:table-cell>
              <table:table-cell office:value-type="float" office:value="660.335355236">
                <text:p>660.335355236</text:p>
              </table:table-cell>
              <table:table-cell office:value-type="float" office:value="812.032519961">
                <text:p>812.032519961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796.883689668">
                <text:p>796.883689668</text:p>
              </table:table-cell>
              <table:table-cell office:value-type="float" office:value="136.663235943">
                <text:p>136.663235943</text:p>
              </table:table-cell>
              <table:table-cell office:value-type="float" office:value="660.220453725">
                <text:p>660.220453725</text:p>
              </table:table-cell>
              <table:table-cell office:value-type="float" office:value="831.880853275">
                <text:p>831.880853275</text:p>
              </table:table-cell>
            </table:table-row>
            <table:table-row>
              <table:table-cell office:value-type="float" office:value="1.79">
                <text:p>1.79</text:p>
              </table:table-cell>
              <table:table-cell office:value-type="float" office:value="796.70873513">
                <text:p>796.70873513</text:p>
              </table:table-cell>
              <table:table-cell office:value-type="float" office:value="136.591264525">
                <text:p>136.591264525</text:p>
              </table:table-cell>
              <table:table-cell office:value-type="float" office:value="660.117470605">
                <text:p>660.117470605</text:p>
              </table:table-cell>
              <table:table-cell office:value-type="float" office:value="852.21433506">
                <text:p>852.21433506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796.517225515">
                <text:p>796.517225515</text:p>
              </table:table-cell>
              <table:table-cell office:value-type="float" office:value="136.546878771">
                <text:p>136.546878771</text:p>
              </table:table-cell>
              <table:table-cell office:value-type="float" office:value="659.970346744">
                <text:p>659.970346744</text:p>
              </table:table-cell>
              <table:table-cell office:value-type="float" office:value="873.044823694">
                <text:p>873.044823694</text:p>
              </table:table-cell>
            </table:table-row>
            <table:table-row>
              <table:table-cell office:value-type="float" office:value="1.81">
                <text:p>1.81</text:p>
              </table:table-cell>
              <table:table-cell office:value-type="float" office:value="796.347990911">
                <text:p>796.347990911</text:p>
              </table:table-cell>
              <table:table-cell office:value-type="float" office:value="136.506492816">
                <text:p>136.506492816</text:p>
              </table:table-cell>
              <table:table-cell office:value-type="float" office:value="659.841498095">
                <text:p>659.841498095</text:p>
              </table:table-cell>
              <table:table-cell office:value-type="float" office:value="894.384467407">
                <text:p>894.384467407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796.109347524">
                <text:p>796.109347524</text:p>
              </table:table-cell>
              <table:table-cell office:value-type="float" office:value="135.968857318">
                <text:p>135.968857318</text:p>
              </table:table-cell>
              <table:table-cell office:value-type="float" office:value="660.140490207">
                <text:p>660.140490207</text:p>
              </table:table-cell>
              <table:table-cell office:value-type="float" office:value="916.245711364">
                <text:p>916.245711364</text:p>
              </table:table-cell>
            </table:table-row>
            <table:table-row>
              <table:table-cell office:value-type="float" office:value="1.83">
                <text:p>1.83</text:p>
              </table:table-cell>
              <table:table-cell office:value-type="float" office:value="795.86728342">
                <text:p>795.86728342</text:p>
              </table:table-cell>
              <table:table-cell office:value-type="float" office:value="135.870977097">
                <text:p>135.870977097</text:p>
              </table:table-cell>
              <table:table-cell office:value-type="float" office:value="659.996306324">
                <text:p>659.996306324</text:p>
              </table:table-cell>
              <table:table-cell office:value-type="float" office:value="938.641304927">
                <text:p>938.641304927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795.631033575">
                <text:p>795.631033575</text:p>
              </table:table-cell>
              <table:table-cell office:value-type="float" office:value="135.788314706">
                <text:p>135.788314706</text:p>
              </table:table-cell>
              <table:table-cell office:value-type="float" office:value="659.842718868">
                <text:p>659.842718868</text:p>
              </table:table-cell>
              <table:table-cell office:value-type="float" office:value="961.584309086">
                <text:p>961.584309086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795.414305999">
                <text:p>795.414305999</text:p>
              </table:table-cell>
              <table:table-cell office:value-type="float" office:value="135.705671923">
                <text:p>135.705671923</text:p>
              </table:table-cell>
              <table:table-cell office:value-type="float" office:value="659.708634076">
                <text:p>659.708634076</text:p>
              </table:table-cell>
              <table:table-cell office:value-type="float" office:value="985.088104079">
                <text:p>985.088104079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795.206970319">
                <text:p>795.206970319</text:p>
              </table:table-cell>
              <table:table-cell office:value-type="float" office:value="135.641773243">
                <text:p>135.641773243</text:p>
              </table:table-cell>
              <table:table-cell office:value-type="float" office:value="659.565197075">
                <text:p>659.565197075</text:p>
              </table:table-cell>
              <table:table-cell office:value-type="float" office:value="1009.16639719">
                <text:p>1009.16639719</text:p>
              </table:table-cell>
            </table:table-row>
            <table:table-row>
              <table:table-cell office:value-type="float" office:value="1.87">
                <text:p>1.87</text:p>
              </table:table-cell>
              <table:table-cell office:value-type="float" office:value="795.008427722">
                <text:p>795.008427722</text:p>
              </table:table-cell>
              <table:table-cell office:value-type="float" office:value="135.589750921">
                <text:p>135.589750921</text:p>
              </table:table-cell>
              <table:table-cell office:value-type="float" office:value="659.418676801">
                <text:p>659.418676801</text:p>
              </table:table-cell>
              <table:table-cell office:value-type="float" office:value="1033.83323076">
                <text:p>1033.83323076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794.812625848">
                <text:p>794.812625848</text:p>
              </table:table-cell>
              <table:table-cell office:value-type="float" office:value="135.529696433">
                <text:p>135.529696433</text:p>
              </table:table-cell>
              <table:table-cell office:value-type="float" office:value="659.282929415">
                <text:p>659.282929415</text:p>
              </table:table-cell>
              <table:table-cell office:value-type="float" office:value="1059.10299035">
                <text:p>1059.10299035</text:p>
              </table:table-cell>
            </table:table-row>
            <table:table-row>
              <table:table-cell office:value-type="float" office:value="1.89">
                <text:p>1.89</text:p>
              </table:table-cell>
              <table:table-cell office:value-type="float" office:value="794.619519147">
                <text:p>794.619519147</text:p>
              </table:table-cell>
              <table:table-cell office:value-type="float" office:value="135.498419773">
                <text:p>135.498419773</text:p>
              </table:table-cell>
              <table:table-cell office:value-type="float" office:value="659.121099374">
                <text:p>659.121099374</text:p>
              </table:table-cell>
              <table:table-cell office:value-type="float" office:value="1084.99041314">
                <text:p>1084.99041314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794.429365102">
                <text:p>794.429365102</text:p>
              </table:table-cell>
              <table:table-cell office:value-type="float" office:value="135.449303597">
                <text:p>135.449303597</text:p>
              </table:table-cell>
              <table:table-cell office:value-type="float" office:value="658.980061505">
                <text:p>658.980061505</text:p>
              </table:table-cell>
              <table:table-cell office:value-type="float" office:value="1111.51059655">
                <text:p>1111.51059655</text:p>
              </table:table-cell>
            </table:table-row>
            <table:table-row>
              <table:table-cell office:value-type="float" office:value="1.91">
                <text:p>1.91</text:p>
              </table:table-cell>
              <table:table-cell office:value-type="float" office:value="794.242178152">
                <text:p>794.242178152</text:p>
              </table:table-cell>
              <table:table-cell office:value-type="float" office:value="135.396171699">
                <text:p>135.396171699</text:p>
              </table:table-cell>
              <table:table-cell office:value-type="float" office:value="658.846006453">
                <text:p>658.846006453</text:p>
              </table:table-cell>
              <table:table-cell office:value-type="float" office:value="1138.679007">
                <text:p>1138.679007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794.054665441">
                <text:p>794.054665441</text:p>
              </table:table-cell>
              <table:table-cell office:value-type="float" office:value="135.294261087">
                <text:p>135.294261087</text:p>
              </table:table-cell>
              <table:table-cell office:value-type="float" office:value="658.760404354">
                <text:p>658.760404354</text:p>
              </table:table-cell>
              <table:table-cell office:value-type="float" office:value="1166.51148897">
                <text:p>1166.51148897</text:p>
              </table:table-cell>
            </table:table-row>
            <table:table-row>
              <table:table-cell office:value-type="float" office:value="1.93">
                <text:p>1.93</text:p>
              </table:table-cell>
              <table:table-cell office:value-type="float" office:value="793.870928603">
                <text:p>793.870928603</text:p>
              </table:table-cell>
              <table:table-cell office:value-type="float" office:value="135.158466061">
                <text:p>135.158466061</text:p>
              </table:table-cell>
              <table:table-cell office:value-type="float" office:value="658.712462542">
                <text:p>658.712462542</text:p>
              </table:table-cell>
              <table:table-cell office:value-type="float" office:value="1195.02427421">
                <text:p>1195.02427421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793.541737359">
                <text:p>793.541737359</text:p>
              </table:table-cell>
              <table:table-cell office:value-type="float" office:value="134.339726823">
                <text:p>134.339726823</text:p>
              </table:table-cell>
              <table:table-cell office:value-type="float" office:value="659.202010536">
                <text:p>659.202010536</text:p>
              </table:table-cell>
              <table:table-cell office:value-type="float" office:value="1224.23399122">
                <text:p>1224.23399122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793.232799777">
                <text:p>793.232799777</text:p>
              </table:table-cell>
              <table:table-cell office:value-type="float" office:value="134.196860985">
                <text:p>134.196860985</text:p>
              </table:table-cell>
              <table:table-cell office:value-type="float" office:value="659.035938792">
                <text:p>659.035938792</text:p>
              </table:table-cell>
              <table:table-cell office:value-type="float" office:value="1254.15767496">
                <text:p>1254.15767496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792.871941594">
                <text:p>792.871941594</text:p>
              </table:table-cell>
              <table:table-cell office:value-type="float" office:value="133.459901377">
                <text:p>133.459901377</text:p>
              </table:table-cell>
              <table:table-cell office:value-type="float" office:value="659.412040217">
                <text:p>659.412040217</text:p>
              </table:table-cell>
              <table:table-cell office:value-type="float" office:value="1284.81277675">
                <text:p>1284.81277675</text:p>
              </table:table-cell>
            </table:table-row>
            <table:table-row>
              <table:table-cell office:value-type="float" office:value="1.97">
                <text:p>1.97</text:p>
              </table:table-cell>
              <table:table-cell office:value-type="float" office:value="792.535478975">
                <text:p>792.535478975</text:p>
              </table:table-cell>
              <table:table-cell office:value-type="float" office:value="133.179273403">
                <text:p>133.179273403</text:p>
              </table:table-cell>
              <table:table-cell office:value-type="float" office:value="659.356205572">
                <text:p>659.356205572</text:p>
              </table:table-cell>
              <table:table-cell office:value-type="float" office:value="1316.2171745">
                <text:p>1316.2171745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792.190336029">
                <text:p>792.190336029</text:p>
              </table:table-cell>
              <table:table-cell office:value-type="float" office:value="132.903245747">
                <text:p>132.903245747</text:p>
              </table:table-cell>
              <table:table-cell office:value-type="float" office:value="659.287090282">
                <text:p>659.287090282</text:p>
              </table:table-cell>
              <table:table-cell office:value-type="float" office:value="1348.38918307">
                <text:p>1348.38918307</text:p>
              </table:table-cell>
            </table:table-row>
            <table:table-row>
              <table:table-cell office:value-type="float" office:value="1.99">
                <text:p>1.99</text:p>
              </table:table-cell>
              <table:table-cell office:value-type="float" office:value="791.845694581">
                <text:p>791.845694581</text:p>
              </table:table-cell>
              <table:table-cell office:value-type="float" office:value="132.565731816">
                <text:p>132.565731816</text:p>
              </table:table-cell>
              <table:table-cell office:value-type="float" office:value="659.279962765">
                <text:p>659.279962765</text:p>
              </table:table-cell>
              <table:table-cell office:value-type="float" office:value="1381.34756501">
                <text:p>1381.3475650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30.734446985">
                <text:p>630.734446985</text:p>
              </table:table-cell>
              <table:table-cell office:value-type="float" office:value="227.135269942">
                <text:p>227.135269942</text:p>
              </table:table-cell>
              <table:table-cell office:value-type="float" office:value="403.599177043">
                <text:p>403.599177043</text:p>
              </table:table-cell>
              <table:table-cell office:value-type="float" office:value="1415.11154148">
                <text:p>1415.11154148</text:p>
              </table:table-cell>
            </table:table-row>
            <table:table-row>
              <table:table-cell office:value-type="float" office:value="2.01">
                <text:p>2.01</text:p>
              </table:table-cell>
              <table:table-cell office:value-type="float" office:value="629.21093566">
                <text:p>629.21093566</text:p>
              </table:table-cell>
              <table:table-cell office:value-type="float" office:value="234.687166881">
                <text:p>234.687166881</text:p>
              </table:table-cell>
              <table:table-cell office:value-type="float" office:value="394.523768779">
                <text:p>394.523768779</text:p>
              </table:table-cell>
              <table:table-cell office:value-type="float" office:value="1449.70080344">
                <text:p>1449.70080344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629.610825499">
                <text:p>629.610825499</text:p>
              </table:table-cell>
              <table:table-cell office:value-type="float" office:value="237.290246241">
                <text:p>237.290246241</text:p>
              </table:table-cell>
              <table:table-cell office:value-type="float" office:value="392.320579258">
                <text:p>392.320579258</text:p>
              </table:table-cell>
              <table:table-cell office:value-type="float" office:value="1485.13552316">
                <text:p>1485.13552316</text:p>
              </table:table-cell>
            </table:table-row>
            <table:table-row>
              <table:table-cell office:value-type="float" office:value="2.03">
                <text:p>2.03</text:p>
              </table:table-cell>
              <table:table-cell office:value-type="float" office:value="629.383526182">
                <text:p>629.383526182</text:p>
              </table:table-cell>
              <table:table-cell office:value-type="float" office:value="237.186270206">
                <text:p>237.186270206</text:p>
              </table:table-cell>
              <table:table-cell office:value-type="float" office:value="392.197255976">
                <text:p>392.197255976</text:p>
              </table:table-cell>
              <table:table-cell office:value-type="float" office:value="1521.436366">
                <text:p>1521.436366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628.865025735">
                <text:p>628.865025735</text:p>
              </table:table-cell>
              <table:table-cell office:value-type="float" office:value="236.027107192">
                <text:p>236.027107192</text:p>
              </table:table-cell>
              <table:table-cell office:value-type="float" office:value="392.837918543">
                <text:p>392.837918543</text:p>
              </table:table-cell>
              <table:table-cell office:value-type="float" office:value="1558.62450239">
                <text:p>1558.62450239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628.135069327">
                <text:p>628.135069327</text:p>
              </table:table-cell>
              <table:table-cell office:value-type="float" office:value="235.393632054">
                <text:p>235.393632054</text:p>
              </table:table-cell>
              <table:table-cell office:value-type="float" office:value="392.741437274">
                <text:p>392.741437274</text:p>
              </table:table-cell>
              <table:table-cell office:value-type="float" office:value="1596.72162027">
                <text:p>1596.72162027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627.452671254">
                <text:p>627.452671254</text:p>
              </table:table-cell>
              <table:table-cell office:value-type="float" office:value="234.806087075">
                <text:p>234.806087075</text:p>
              </table:table-cell>
              <table:table-cell office:value-type="float" office:value="392.646584179">
                <text:p>392.646584179</text:p>
              </table:table-cell>
              <table:table-cell office:value-type="float" office:value="1635.74993767">
                <text:p>1635.74993767</text:p>
              </table:table-cell>
            </table:table-row>
            <table:table-row>
              <table:table-cell office:value-type="float" office:value="2.07">
                <text:p>2.07</text:p>
              </table:table-cell>
              <table:table-cell office:value-type="float" office:value="626.797616335">
                <text:p>626.797616335</text:p>
              </table:table-cell>
              <table:table-cell office:value-type="float" office:value="234.316775474">
                <text:p>234.316775474</text:p>
              </table:table-cell>
              <table:table-cell office:value-type="float" office:value="392.480840861">
                <text:p>392.480840861</text:p>
              </table:table-cell>
              <table:table-cell office:value-type="float" office:value="1675.7322157">
                <text:p>1675.7322157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626.145124865">
                <text:p>626.145124865</text:p>
              </table:table-cell>
              <table:table-cell office:value-type="float" office:value="233.835751694">
                <text:p>233.835751694</text:p>
              </table:table-cell>
              <table:table-cell office:value-type="float" office:value="392.309373171">
                <text:p>392.309373171</text:p>
              </table:table-cell>
              <table:table-cell office:value-type="float" office:value="1716.69177181">
                <text:p>1716.69177181</text:p>
              </table:table-cell>
            </table:table-row>
            <table:table-row>
              <table:table-cell office:value-type="float" office:value="2.09">
                <text:p>2.09</text:p>
              </table:table-cell>
              <table:table-cell office:value-type="float" office:value="625.531241498">
                <text:p>625.531241498</text:p>
              </table:table-cell>
              <table:table-cell office:value-type="float" office:value="233.37793324">
                <text:p>233.37793324</text:p>
              </table:table-cell>
              <table:table-cell office:value-type="float" office:value="392.153308258">
                <text:p>392.153308258</text:p>
              </table:table-cell>
              <table:table-cell office:value-type="float" office:value="1758.65249339">
                <text:p>1758.65249339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624.629643148">
                <text:p>624.629643148</text:p>
              </table:table-cell>
              <table:table-cell office:value-type="float" office:value="231.680126463">
                <text:p>231.680126463</text:p>
              </table:table-cell>
              <table:table-cell office:value-type="float" office:value="392.949516685">
                <text:p>392.949516685</text:p>
              </table:table-cell>
              <table:table-cell office:value-type="float" office:value="1801.63885171">
                <text:p>1801.63885171</text:p>
              </table:table-cell>
            </table:table-row>
            <table:table-row>
              <table:table-cell office:value-type="float" office:value="2.11">
                <text:p>2.11</text:p>
              </table:table-cell>
              <table:table-cell office:value-type="float" office:value="623.090356921">
                <text:p>623.090356921</text:p>
              </table:table-cell>
              <table:table-cell office:value-type="float" office:value="230.011073913">
                <text:p>230.011073913</text:p>
              </table:table-cell>
              <table:table-cell office:value-type="float" office:value="393.079283008">
                <text:p>393.079283008</text:p>
              </table:table-cell>
              <table:table-cell office:value-type="float" office:value="1845.67591619">
                <text:p>1845.67591619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621.032239153">
                <text:p>621.032239153</text:p>
              </table:table-cell>
              <table:table-cell office:value-type="float" office:value="227.192738177">
                <text:p>227.192738177</text:p>
              </table:table-cell>
              <table:table-cell office:value-type="float" office:value="393.839500977">
                <text:p>393.839500977</text:p>
              </table:table-cell>
              <table:table-cell office:value-type="float" office:value="1890.78936901">
                <text:p>1890.78936901</text:p>
              </table:table-cell>
            </table:table-row>
            <table:table-row>
              <table:table-cell office:value-type="float" office:value="2.13">
                <text:p>2.13</text:p>
              </table:table-cell>
              <table:table-cell office:value-type="float" office:value="618.86489739">
                <text:p>618.86489739</text:p>
              </table:table-cell>
              <table:table-cell office:value-type="float" office:value="225.079412425">
                <text:p>225.079412425</text:p>
              </table:table-cell>
              <table:table-cell office:value-type="float" office:value="393.785484964">
                <text:p>393.785484964</text:p>
              </table:table-cell>
              <table:table-cell office:value-type="float" office:value="1937.00552009">
                <text:p>1937.00552009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616.297653559">
                <text:p>616.297653559</text:p>
              </table:table-cell>
              <table:table-cell office:value-type="float" office:value="221.481878393">
                <text:p>221.481878393</text:p>
              </table:table-cell>
              <table:table-cell office:value-type="float" office:value="394.815775166">
                <text:p>394.815775166</text:p>
              </table:table-cell>
              <table:table-cell office:value-type="float" office:value="1984.35132244">
                <text:p>1984.35132244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612.414583172">
                <text:p>612.414583172</text:p>
              </table:table-cell>
              <table:table-cell office:value-type="float" office:value="228.044659283">
                <text:p>228.044659283</text:p>
              </table:table-cell>
              <table:table-cell office:value-type="float" office:value="384.369923889">
                <text:p>384.369923889</text:p>
              </table:table-cell>
              <table:table-cell office:value-type="float" office:value="2032.85438789">
                <text:p>2032.85438789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609.414825581">
                <text:p>609.414825581</text:p>
              </table:table-cell>
              <table:table-cell office:value-type="float" office:value="225.67084913">
                <text:p>225.67084913</text:p>
              </table:table-cell>
              <table:table-cell office:value-type="float" office:value="383.743976451">
                <text:p>383.743976451</text:p>
              </table:table-cell>
              <table:table-cell office:value-type="float" office:value="2082.54300315">
                <text:p>2082.54300315</text:p>
              </table:table-cell>
            </table:table-row>
            <table:table-row>
              <table:table-cell office:value-type="float" office:value="2.17">
                <text:p>2.17</text:p>
              </table:table-cell>
              <table:table-cell office:value-type="float" office:value="606.647361244">
                <text:p>606.647361244</text:p>
              </table:table-cell>
              <table:table-cell office:value-type="float" office:value="223.464980713">
                <text:p>223.464980713</text:p>
              </table:table-cell>
              <table:table-cell office:value-type="float" office:value="383.182380531">
                <text:p>383.182380531</text:p>
              </table:table-cell>
              <table:table-cell office:value-type="float" office:value="2133.44614638">
                <text:p>2133.44614638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604.0063353">
                <text:p>604.0063353</text:p>
              </table:table-cell>
              <table:table-cell office:value-type="float" office:value="221.417513992">
                <text:p>221.417513992</text:p>
              </table:table-cell>
              <table:table-cell office:value-type="float" office:value="382.588821308">
                <text:p>382.588821308</text:p>
              </table:table-cell>
              <table:table-cell office:value-type="float" office:value="2185.59350401">
                <text:p>2185.59350401</text:p>
              </table:table-cell>
            </table:table-row>
            <table:table-row>
              <table:table-cell office:value-type="float" office:value="2.19">
                <text:p>2.19</text:p>
              </table:table-cell>
              <table:table-cell office:value-type="float" office:value="601.498676988">
                <text:p>601.498676988</text:p>
              </table:table-cell>
              <table:table-cell office:value-type="float" office:value="219.410748115">
                <text:p>219.410748115</text:p>
              </table:table-cell>
              <table:table-cell office:value-type="float" office:value="382.087928873">
                <text:p>382.087928873</text:p>
              </table:table-cell>
              <table:table-cell office:value-type="float" office:value="2239.01548809">
                <text:p>2239.01548809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599.113371449">
                <text:p>599.113371449</text:p>
              </table:table-cell>
              <table:table-cell office:value-type="float" office:value="217.493824493">
                <text:p>217.493824493</text:p>
              </table:table-cell>
              <table:table-cell office:value-type="float" office:value="381.619546956">
                <text:p>381.619546956</text:p>
              </table:table-cell>
              <table:table-cell office:value-type="float" office:value="2293.74325405">
                <text:p>2293.74325405</text:p>
              </table:table-cell>
            </table:table-row>
            <table:table-row>
              <table:table-cell office:value-type="float" office:value="2.21">
                <text:p>2.21</text:p>
              </table:table-cell>
              <table:table-cell office:value-type="float" office:value="596.832289968">
                <text:p>596.832289968</text:p>
              </table:table-cell>
              <table:table-cell office:value-type="float" office:value="215.65666385">
                <text:p>215.65666385</text:p>
              </table:table-cell>
              <table:table-cell office:value-type="float" office:value="381.175626118">
                <text:p>381.175626118</text:p>
              </table:table-cell>
              <table:table-cell office:value-type="float" office:value="2349.80871882">
                <text:p>2349.80871882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594.656399236">
                <text:p>594.656399236</text:p>
              </table:table-cell>
              <table:table-cell office:value-type="float" office:value="213.895798808">
                <text:p>213.895798808</text:p>
              </table:table-cell>
              <table:table-cell office:value-type="float" office:value="380.760600428">
                <text:p>380.760600428</text:p>
              </table:table-cell>
              <table:table-cell office:value-type="float" office:value="2407.24457949">
                <text:p>2407.24457949</text:p>
              </table:table-cell>
            </table:table-row>
            <table:table-row>
              <table:table-cell office:value-type="float" office:value="2.23">
                <text:p>2.23</text:p>
              </table:table-cell>
              <table:table-cell office:value-type="float" office:value="592.575125864">
                <text:p>592.575125864</text:p>
              </table:table-cell>
              <table:table-cell office:value-type="float" office:value="212.211872021">
                <text:p>212.211872021</text:p>
              </table:table-cell>
              <table:table-cell office:value-type="float" office:value="380.363253842">
                <text:p>380.363253842</text:p>
              </table:table-cell>
              <table:table-cell office:value-type="float" office:value="2466.08433235">
                <text:p>2466.08433235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590.55662936">
                <text:p>590.55662936</text:p>
              </table:table-cell>
              <table:table-cell office:value-type="float" office:value="210.646638297">
                <text:p>210.646638297</text:p>
              </table:table-cell>
              <table:table-cell office:value-type="float" office:value="379.909991062">
                <text:p>379.909991062</text:p>
              </table:table-cell>
              <table:table-cell office:value-type="float" office:value="2526.36229241">
                <text:p>2526.36229241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588.600669599">
                <text:p>588.600669599</text:p>
              </table:table-cell>
              <table:table-cell office:value-type="float" office:value="209.080584393">
                <text:p>209.080584393</text:p>
              </table:table-cell>
              <table:table-cell office:value-type="float" office:value="379.520085206">
                <text:p>379.520085206</text:p>
              </table:table-cell>
              <table:table-cell office:value-type="float" office:value="2588.11361347">
                <text:p>2588.11361347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1115.89497911">
                <text:p>1115.89497911</text:p>
              </table:table-cell>
              <table:table-cell office:value-type="float" office:value="393.89942743">
                <text:p>393.89942743</text:p>
              </table:table-cell>
              <table:table-cell office:value-type="float" office:value="721.995551683">
                <text:p>721.995551683</text:p>
              </table:table-cell>
              <table:table-cell office:value-type="float" office:value="2651.37430857">
                <text:p>2651.37430857</text:p>
              </table:table-cell>
            </table:table-row>
            <table:table-row>
              <table:table-cell office:value-type="float" office:value="2.27">
                <text:p>2.27</text:p>
              </table:table-cell>
              <table:table-cell office:value-type="float" office:value="1114.85829253">
                <text:p>1114.85829253</text:p>
              </table:table-cell>
              <table:table-cell office:value-type="float" office:value="393.007939981">
                <text:p>393.007939981</text:p>
              </table:table-cell>
              <table:table-cell office:value-type="float" office:value="721.850352549">
                <text:p>721.850352549</text:p>
              </table:table-cell>
              <table:table-cell office:value-type="float" office:value="2716.18127101">
                <text:p>2716.18127101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1113.85041393">
                <text:p>1113.85041393</text:p>
              </table:table-cell>
              <table:table-cell office:value-type="float" office:value="392.17935">
                <text:p>392.17935</text:p>
              </table:table-cell>
              <table:table-cell office:value-type="float" office:value="721.671063927">
                <text:p>721.671063927</text:p>
              </table:table-cell>
              <table:table-cell office:value-type="float" office:value="2782.57229585">
                <text:p>2782.57229585</text:p>
              </table:table-cell>
            </table:table-row>
            <table:table-row>
              <table:table-cell office:value-type="float" office:value="2.29">
                <text:p>2.29</text:p>
              </table:table-cell>
              <table:table-cell office:value-type="float" office:value="1112.81845088">
                <text:p>1112.81845088</text:p>
              </table:table-cell>
              <table:table-cell office:value-type="float" office:value="391.340429797">
                <text:p>391.340429797</text:p>
              </table:table-cell>
              <table:table-cell office:value-type="float" office:value="721.478021084">
                <text:p>721.478021084</text:p>
              </table:table-cell>
              <table:table-cell office:value-type="float" office:value="2850.586102">
                <text:p>2850.586102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1111.74444033">
                <text:p>1111.74444033</text:p>
              </table:table-cell>
              <table:table-cell office:value-type="float" office:value="390.463201736">
                <text:p>390.463201736</text:p>
              </table:table-cell>
              <table:table-cell office:value-type="float" office:value="721.281238589">
                <text:p>721.281238589</text:p>
              </table:table-cell>
              <table:table-cell office:value-type="float" office:value="2920.26235474">
                <text:p>2920.26235474</text:p>
              </table:table-cell>
            </table:table-row>
            <table:table-row>
              <table:table-cell office:value-type="float" office:value="2.31">
                <text:p>2.31</text:p>
              </table:table-cell>
              <table:table-cell office:value-type="float" office:value="1110.55298853">
                <text:p>1110.55298853</text:p>
              </table:table-cell>
              <table:table-cell office:value-type="float" office:value="389.098274047">
                <text:p>389.098274047</text:p>
              </table:table-cell>
              <table:table-cell office:value-type="float" office:value="721.454714486">
                <text:p>721.454714486</text:p>
              </table:table-cell>
              <table:table-cell office:value-type="float" office:value="2991.64168889">
                <text:p>2991.64168889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1109.0740519">
                <text:p>1109.0740519</text:p>
              </table:table-cell>
              <table:table-cell office:value-type="float" office:value="388.079756376">
                <text:p>388.079756376</text:p>
              </table:table-cell>
              <table:table-cell office:value-type="float" office:value="720.994295529">
                <text:p>720.994295529</text:p>
              </table:table-cell>
              <table:table-cell office:value-type="float" office:value="3064.7657325">
                <text:p>3064.7657325</text:p>
              </table:table-cell>
            </table:table-row>
            <table:table-row>
              <table:table-cell office:value-type="float" office:value="2.33">
                <text:p>2.33</text:p>
              </table:table-cell>
              <table:table-cell office:value-type="float" office:value="1107.43748815">
                <text:p>1107.43748815</text:p>
              </table:table-cell>
              <table:table-cell office:value-type="float" office:value="386.998728817">
                <text:p>386.998728817</text:p>
              </table:table-cell>
              <table:table-cell office:value-type="float" office:value="720.438759335">
                <text:p>720.438759335</text:p>
              </table:table-cell>
              <table:table-cell office:value-type="float" office:value="3139.67713111">
                <text:p>3139.67713111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1105.58579443">
                <text:p>1105.58579443</text:p>
              </table:table-cell>
              <table:table-cell office:value-type="float" office:value="385.903423348">
                <text:p>385.903423348</text:p>
              </table:table-cell>
              <table:table-cell office:value-type="float" office:value="719.682371082">
                <text:p>719.682371082</text:p>
              </table:table-cell>
              <table:table-cell office:value-type="float" office:value="3216.41957266">
                <text:p>3216.41957266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1103.8382961">
                <text:p>1103.8382961</text:p>
              </table:table-cell>
              <table:table-cell office:value-type="float" office:value="384.763930103">
                <text:p>384.763930103</text:p>
              </table:table-cell>
              <table:table-cell office:value-type="float" office:value="719.074365995">
                <text:p>719.074365995</text:p>
              </table:table-cell>
              <table:table-cell office:value-type="float" office:value="3295.03781292">
                <text:p>3295.03781292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1102.15778132">
                <text:p>1102.15778132</text:p>
              </table:table-cell>
              <table:table-cell office:value-type="float" office:value="383.614621643">
                <text:p>383.614621643</text:p>
              </table:table-cell>
              <table:table-cell office:value-type="float" office:value="718.543159674">
                <text:p>718.543159674</text:p>
              </table:table-cell>
              <table:table-cell office:value-type="float" office:value="3375.57770164">
                <text:p>3375.57770164</text:p>
              </table:table-cell>
            </table:table-row>
            <table:table-row>
              <table:table-cell office:value-type="float" office:value="2.37">
                <text:p>2.37</text:p>
              </table:table-cell>
              <table:table-cell office:value-type="float" office:value="1100.4770222">
                <text:p>1100.4770222</text:p>
              </table:table-cell>
              <table:table-cell office:value-type="float" office:value="382.481085245">
                <text:p>382.481085245</text:p>
              </table:table-cell>
              <table:table-cell office:value-type="float" office:value="717.995936951">
                <text:p>717.995936951</text:p>
              </table:table-cell>
              <table:table-cell office:value-type="float" office:value="3458.08620925">
                <text:p>3458.08620925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1098.77872269">
                <text:p>1098.77872269</text:p>
              </table:table-cell>
              <table:table-cell office:value-type="float" office:value="381.271139169">
                <text:p>381.271139169</text:p>
              </table:table-cell>
              <table:table-cell office:value-type="float" office:value="717.507583518">
                <text:p>717.507583518</text:p>
              </table:table-cell>
              <table:table-cell office:value-type="float" office:value="3542.61145426">
                <text:p>3542.61145426</text:p>
              </table:table-cell>
            </table:table-row>
            <table:table-row>
              <table:table-cell office:value-type="float" office:value="2.39">
                <text:p>2.39</text:p>
              </table:table-cell>
              <table:table-cell office:value-type="float" office:value="1097.10653225">
                <text:p>1097.10653225</text:p>
              </table:table-cell>
              <table:table-cell office:value-type="float" office:value="380.157322374">
                <text:p>380.157322374</text:p>
              </table:table-cell>
              <table:table-cell office:value-type="float" office:value="716.94920988">
                <text:p>716.94920988</text:p>
              </table:table-cell>
              <table:table-cell office:value-type="float" office:value="3629.20273136">
                <text:p>3629.20273136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1095.46905407">
                <text:p>1095.46905407</text:p>
              </table:table-cell>
              <table:table-cell office:value-type="float" office:value="378.977641118">
                <text:p>378.977641118</text:p>
              </table:table-cell>
              <table:table-cell office:value-type="float" office:value="716.491412952">
                <text:p>716.491412952</text:p>
              </table:table-cell>
              <table:table-cell office:value-type="float" office:value="3717.91054011">
                <text:p>3717.91054011</text:p>
              </table:table-cell>
            </table:table-row>
            <table:table-row>
              <table:table-cell office:value-type="float" office:value="2.41">
                <text:p>2.41</text:p>
              </table:table-cell>
              <table:table-cell office:value-type="float" office:value="1093.86536177">
                <text:p>1093.86536177</text:p>
              </table:table-cell>
              <table:table-cell office:value-type="float" office:value="377.744694124">
                <text:p>377.744694124</text:p>
              </table:table-cell>
              <table:table-cell office:value-type="float" office:value="716.120667648">
                <text:p>716.120667648</text:p>
              </table:table-cell>
              <table:table-cell office:value-type="float" office:value="3808.78661442">
                <text:p>3808.78661442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1092.29194989">
                <text:p>1092.29194989</text:p>
              </table:table-cell>
              <table:table-cell office:value-type="float" office:value="376.551703637">
                <text:p>376.551703637</text:p>
              </table:table-cell>
              <table:table-cell office:value-type="float" office:value="715.740246257">
                <text:p>715.740246257</text:p>
              </table:table-cell>
              <table:table-cell office:value-type="float" office:value="3901.88395275">
                <text:p>3901.88395275</text:p>
              </table:table-cell>
            </table:table-row>
            <table:table-row>
              <table:table-cell office:value-type="float" office:value="2.43">
                <text:p>2.43</text:p>
              </table:table-cell>
              <table:table-cell office:value-type="float" office:value="1090.68573691">
                <text:p>1090.68573691</text:p>
              </table:table-cell>
              <table:table-cell office:value-type="float" office:value="374.805201567">
                <text:p>374.805201567</text:p>
              </table:table-cell>
              <table:table-cell office:value-type="float" office:value="715.880535341">
                <text:p>715.880535341</text:p>
              </table:table-cell>
              <table:table-cell office:value-type="float" office:value="3997.25684897">
                <text:p>3997.25684897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1088.81040531">
                <text:p>1088.81040531</text:p>
              </table:table-cell>
              <table:table-cell office:value-type="float" office:value="372.989672288">
                <text:p>372.989672288</text:p>
              </table:table-cell>
              <table:table-cell office:value-type="float" office:value="715.820733021">
                <text:p>715.820733021</text:p>
              </table:table-cell>
              <table:table-cell office:value-type="float" office:value="4094.96092403">
                <text:p>4094.96092403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1086.86459865">
                <text:p>1086.86459865</text:p>
              </table:table-cell>
              <table:table-cell office:value-type="float" office:value="371.703113111">
                <text:p>371.703113111</text:p>
              </table:table-cell>
              <table:table-cell office:value-type="float" office:value="715.161485538">
                <text:p>715.161485538</text:p>
              </table:table-cell>
              <table:table-cell office:value-type="float" office:value="4195.05315843">
                <text:p>4195.05315843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1080.83455863">
                <text:p>1080.83455863</text:p>
              </table:table-cell>
              <table:table-cell office:value-type="float" office:value="365.550922998">
                <text:p>365.550922998</text:p>
              </table:table-cell>
              <table:table-cell office:value-type="float" office:value="715.283635632">
                <text:p>715.283635632</text:p>
              </table:table-cell>
              <table:table-cell office:value-type="float" office:value="4297.59192543">
                <text:p>4297.59192543</text:p>
              </table:table-cell>
            </table:table-row>
            <table:table-row>
              <table:table-cell office:value-type="float" office:value="2.47">
                <text:p>2.47</text:p>
              </table:table-cell>
              <table:table-cell office:value-type="float" office:value="1076.50639261">
                <text:p>1076.50639261</text:p>
              </table:table-cell>
              <table:table-cell office:value-type="float" office:value="362.193627713">
                <text:p>362.193627713</text:p>
              </table:table-cell>
              <table:table-cell office:value-type="float" office:value="714.312764899">
                <text:p>714.312764899</text:p>
              </table:table-cell>
              <table:table-cell office:value-type="float" office:value="4402.63702508">
                <text:p>4402.63702508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1072.4775439">
                <text:p>1072.4775439</text:p>
              </table:table-cell>
              <table:table-cell office:value-type="float" office:value="359.276500038">
                <text:p>359.276500038</text:p>
              </table:table-cell>
              <table:table-cell office:value-type="float" office:value="713.201043859">
                <text:p>713.201043859</text:p>
              </table:table-cell>
              <table:table-cell office:value-type="float" office:value="4510.24971914">
                <text:p>4510.24971914</text:p>
              </table:table-cell>
            </table:table-row>
            <table:table-row>
              <table:table-cell office:value-type="float" office:value="2.49">
                <text:p>2.49</text:p>
              </table:table-cell>
              <table:table-cell office:value-type="float" office:value="1064.92519679">
                <text:p>1064.92519679</text:p>
              </table:table-cell>
              <table:table-cell office:value-type="float" office:value="351.040529875">
                <text:p>351.040529875</text:p>
              </table:table-cell>
              <table:table-cell office:value-type="float" office:value="713.884666916">
                <text:p>713.884666916</text:p>
              </table:table-cell>
              <table:table-cell office:value-type="float" office:value="4620.49276675">
                <text:p>4620.4927667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918.631485895">
                <text:p>918.631485895</text:p>
              </table:table-cell>
              <table:table-cell office:value-type="float" office:value="461.032177471">
                <text:p>461.032177471</text:p>
              </table:table-cell>
              <table:table-cell office:value-type="float" office:value="457.599308424">
                <text:p>457.599308424</text:p>
              </table:table-cell>
              <table:table-cell office:value-type="float" office:value="4733.43046106">
                <text:p>4733.43046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49.12866674">
                <text:p>4849.128666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